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F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4.0965" calcext:value-type="float">
            <text:p>4.0965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9276" calcext:value-type="float">
            <text:p>0.9276</text:p>
          </table:table-cell>
          <table:table-cell office:value-type="float" office:value="8.7902" calcext:value-type="float">
            <text:p>8.7902</text:p>
          </table:table-cell>
          <table:table-cell office:value-type="float" office:value="0.003" calcext:value-type="float">
            <text:p>0.003</text:p>
          </table:table-cell>
          <table:table-cell office:value-type="float" office:value="11.732" calcext:value-type="float">
            <text:p>11.73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7.1435" calcext:value-type="float">
            <text:p>7.1435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7007" calcext:value-type="float">
            <text:p>0.7007</text:p>
          </table:table-cell>
          <table:table-cell office:value-type="float" office:value="0.4026" calcext:value-type="float">
            <text:p>0.4026</text:p>
          </table:table-cell>
          <table:table-cell office:value-type="float" office:value="9.1389" calcext:value-type="float">
            <text:p>9.1389</text:p>
          </table:table-cell>
          <table:table-cell office:value-type="float" office:value="0.0025" calcext:value-type="float">
            <text:p>0.0025</text:p>
          </table:table-cell>
          <table:table-cell office:value-type="float" office:value="13.5769" calcext:value-type="float">
            <text:p>13.5769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2.5861" calcext:value-type="float">
            <text:p>2.5861</text:p>
          </table:table-cell>
          <table:table-cell office:value-type="float" office:value="0.1078" calcext:value-type="float">
            <text:p>0.1078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9038" calcext:value-type="float">
            <text:p>0.9038</text:p>
          </table:table-cell>
          <table:table-cell office:value-type="float" office:value="2.2887" calcext:value-type="float">
            <text:p>2.2887</text:p>
          </table:table-cell>
          <table:table-cell office:value-type="float" office:value="0.1303" calcext:value-type="float">
            <text:p>0.1303</text:p>
          </table:table-cell>
          <table:table-cell office:value-type="float" office:value="4.8927" calcext:value-type="float">
            <text:p>4.8927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.3834" calcext:value-type="float">
            <text:p>0.3834</text:p>
          </table:table-cell>
          <table:table-cell office:value-type="float" office:value="0.5358" calcext:value-type="float">
            <text:p>0.5358</text:p>
          </table:table-cell>
          <table:table-cell office:value-type="float" office:value="2.4224" calcext:value-type="float">
            <text:p>2.4224</text:p>
          </table:table-cell>
          <table:table-cell office:value-type="float" office:value="0.1196" calcext:value-type="float">
            <text:p>0.1196</text:p>
          </table:table-cell>
          <table:table-cell office:value-type="float" office:value="9.3534" calcext:value-type="float">
            <text:p>9.3534</text:p>
          </table:table-cell>
          <table:table-cell office:value-type="float" office:value="0.0022" calcext:value-type="float">
            <text:p>0.0022</text:p>
          </table:table-cell>
          <table:table-cell office:value-type="float" office:value="12.7811" calcext:value-type="float">
            <text:p>12.781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1.7097" calcext:value-type="float">
            <text:p>1.7097</text:p>
          </table:table-cell>
          <table:table-cell office:value-type="float" office:value="0.191" calcext:value-type="float">
            <text:p>0.19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" calcext:value-type="float">
            <text:p>0.961</text:p>
          </table:table-cell>
          <table:table-cell office:value-type="float" office:value="1.6152" calcext:value-type="float">
            <text:p>1.6152</text:p>
          </table:table-cell>
          <table:table-cell office:value-type="float" office:value="0.2038" calcext:value-type="float">
            <text:p>0.2038</text:p>
          </table:table-cell>
          <table:table-cell office:value-type="float" office:value="3.8707" calcext:value-type="float">
            <text:p>3.8707</text:p>
          </table:table-cell>
          <table:table-cell office:value-type="float" office:value="0.0491" calcext:value-type="float">
            <text:p>0.049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.5088" calcext:value-type="float">
            <text:p>0.50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1.6723" calcext:value-type="float">
            <text:p>1.6723</text:p>
          </table:table-cell>
          <table:table-cell office:value-type="float" office:value="0.1959" calcext:value-type="float">
            <text:p>0.1959</text:p>
          </table:table-cell>
          <table:table-cell office:value-type="float" office:value="6.658" calcext:value-type="float">
            <text:p>6.658</text:p>
          </table:table-cell>
          <table:table-cell office:value-type="float" office:value="0.0099" calcext:value-type="float">
            <text:p>0.0099</text:p>
          </table:table-cell>
          <table:table-cell office:value-type="float" office:value="9.8088" calcext:value-type="float">
            <text:p>9.8088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.9186" calcext:value-type="float">
            <text:p>0.9186</text:p>
          </table:table-cell>
          <table:table-cell office:value-type="float" office:value="0.3378" calcext:value-type="float">
            <text:p>0.3378</text:p>
          </table:table-cell>
          <table:table-cell office:value-type="float" office:value="1.56" calcext:value-type="float">
            <text:p>1.56</text:p>
          </table:table-cell>
          <table:table-cell office:value-type="float" office:value="0.2117" calcext:value-type="float">
            <text:p>0.2117</text:p>
          </table:table-cell>
          <table:table-cell office:value-type="float" office:value="8.2053" calcext:value-type="float">
            <text:p>8.2053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9808" calcext:value-type="float">
            <text:p>11.9808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3.4996" calcext:value-type="float">
            <text:p>3.4996</text:p>
          </table:table-cell>
          <table:table-cell office:value-type="float" office:value="0.0614" calcext:value-type="float">
            <text:p>0.0614</text:p>
          </table:table-cell>
          <table:table-cell office:value-type="float" office:value="0.067" calcext:value-type="float">
            <text:p>0.067</text:p>
          </table:table-cell>
          <table:table-cell office:value-type="float" office:value="0.7957" calcext:value-type="float">
            <text:p>0.7957</text:p>
          </table:table-cell>
          <table:table-cell office:value-type="float" office:value="0.9885" calcext:value-type="float">
            <text:p>0.9885</text:p>
          </table:table-cell>
          <table:table-cell office:value-type="float" office:value="0.3201" calcext:value-type="float">
            <text:p>0.3201</text:p>
          </table:table-cell>
          <table:table-cell office:value-type="float" office:value="2.9507" calcext:value-type="float">
            <text:p>2.9507</text:p>
          </table:table-cell>
          <table:table-cell office:value-type="float" office:value="0.0858" calcext:value-type="float">
            <text:p>0.085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2.5587" calcext:value-type="float">
            <text:p>2.5587</text:p>
          </table:table-cell>
          <table:table-cell office:value-type="float" office:value="0.1097" calcext:value-type="float">
            <text:p>0.1097</text:p>
          </table:table-cell>
          <table:table-cell office:value-type="float" office:value="0.112" calcext:value-type="float">
            <text:p>0.112</text:p>
          </table:table-cell>
          <table:table-cell office:value-type="float" office:value="0.7378" calcext:value-type="float">
            <text:p>0.7378</text:p>
          </table:table-cell>
          <table:table-cell office:value-type="float" office:value="2.9541" calcext:value-type="float">
            <text:p>2.9541</text:p>
          </table:table-cell>
          <table:table-cell office:value-type="float" office:value="0.0857" calcext:value-type="float">
            <text:p>0.0857</text:p>
          </table:table-cell>
          <table:table-cell office:value-type="float" office:value="6.2858" calcext:value-type="float">
            <text:p>6.2858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1.0155" calcext:value-type="float">
            <text:p>1.0155</text:p>
          </table:table-cell>
          <table:table-cell office:value-type="float" office:value="0.3136" calcext:value-type="float">
            <text:p>0.3136</text:p>
          </table:table-cell>
          <table:table-cell office:value-type="float" office:value="0.6074" calcext:value-type="float">
            <text:p>0.6074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3569" calcext:value-type="float">
            <text:p>0.3569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073" calcext:value-type="float">
            <text:p>0.073</text:p>
          </table:table-cell>
          <table:table-cell office:value-type="float" office:value="0.7871" calcext:value-type="float">
            <text:p>0.7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8464" calcext:value-type="float">
            <text:p>0.8464</text:p>
          </table:table-cell>
          <table:table-cell office:value-type="float" office:value="3.1622" calcext:value-type="float">
            <text:p>3.1622</text:p>
          </table:table-cell>
          <table:table-cell office:value-type="float" office:value="0.0754" calcext:value-type="float">
            <text:p>0.0754</text:p>
          </table:table-cell>
          <table:table-cell office:value-type="float" office:value="2.6244" calcext:value-type="float">
            <text:p>2.6244</text:p>
          </table:table-cell>
          <table:table-cell office:value-type="float" office:value="0.1052" calcext:value-type="float">
            <text:p>0.105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3.0098" calcext:value-type="float">
            <text:p>3.0098</text:p>
          </table:table-cell>
          <table:table-cell office:value-type="float" office:value="0.0828" calcext:value-type="float">
            <text:p>0.0828</text:p>
          </table:table-cell>
          <table:table-cell office:value-type="float" office:value="3.8989" calcext:value-type="float">
            <text:p>3.8989</text:p>
          </table:table-cell>
          <table:table-cell office:value-type="float" office:value="0.0483" calcext:value-type="float">
            <text:p>0.0483</text:p>
          </table:table-cell>
          <table:table-cell office:value-type="float" office:value="0.3447" calcext:value-type="float">
            <text:p>0.3447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0551" calcext:value-type="float">
            <text:p>0.0551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007" calcext:value-type="float">
            <text:p>0.007</text:p>
          </table:table-cell>
          <table:table-cell office:value-type="float" office:value="0.9335" calcext:value-type="float">
            <text:p>0.9335</text:p>
          </table:table-cell>
          <table:table-cell office:value-type="float" office:value="3.5688" calcext:value-type="float">
            <text:p>3.5688</text:p>
          </table:table-cell>
          <table:table-cell office:value-type="float" office:value="0.0589" calcext:value-type="float">
            <text:p>0.0589</text:p>
          </table:table-cell>
          <table:table-cell office:value-type="float" office:value="2.8815" calcext:value-type="float">
            <text:p>2.8815</text:p>
          </table:table-cell>
          <table:table-cell office:value-type="float" office:value="0.0896" calcext:value-type="float">
            <text:p>0.089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2.3068" calcext:value-type="float">
            <text:p>2.3068</text:p>
          </table:table-cell>
          <table:table-cell office:value-type="float" office:value="0.1288" calcext:value-type="float">
            <text:p>0.1288</text:p>
          </table:table-cell>
          <table:table-cell office:value-type="float" office:value="2.7805" calcext:value-type="float">
            <text:p>2.780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.1062" calcext:value-type="float">
            <text:p>1.1062</text:p>
          </table:table-cell>
          <table:table-cell office:value-type="float" office:value="0.2929" calcext:value-type="float">
            <text:p>0.2929</text:p>
          </table:table-cell>
          <table:table-cell office:value-type="float" office:value="0.5431" calcext:value-type="float">
            <text:p>0.5431</text:p>
          </table:table-cell>
          <table:table-cell office:value-type="float" office:value="0.4612" calcext:value-type="float">
            <text:p>0.461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1.4558" calcext:value-type="float">
            <text:p>1.4558</text:p>
          </table:table-cell>
          <table:table-cell office:value-type="float" office:value="0.2276" calcext:value-type="float">
            <text:p>0.2276</text:p>
          </table:table-cell>
          <table:table-cell office:value-type="float" office:value="2.7041" calcext:value-type="float">
            <text:p>2.7041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5478" calcext:value-type="float">
            <text:p>0.5478</text:p>
          </table:table-cell>
          <table:table-cell office:value-type="float" office:value="0.0957" calcext:value-type="float">
            <text:p>0.0957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274" calcext:value-type="float">
            <text:p>0.0274</text:p>
          </table:table-cell>
          <table:table-cell office:value-type="float" office:value="0.8685" calcext:value-type="float">
            <text:p>0.8685</text:p>
          </table:table-cell>
          <table:table-cell office:value-type="float" office:value="0.009" calcext:value-type="float">
            <text:p>0.009</text:p>
          </table:table-cell>
          <table:table-cell office:value-type="float" office:value="0.9246" calcext:value-type="float">
            <text:p>0.9246</text:p>
          </table:table-cell>
          <table:table-cell office:value-type="float" office:value="5.3768" calcext:value-type="float">
            <text:p>5.3768</text:p>
          </table:table-cell>
          <table:table-cell office:value-type="float" office:value="0.0204" calcext:value-type="float">
            <text:p>0.0204</text:p>
          </table:table-cell>
          <table:table-cell office:value-type="float" office:value="4.779" calcext:value-type="float">
            <text:p>4.779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542" calcext:value-type="float">
            <text:p>0.6542</text:p>
          </table:table-cell>
          <table:table-cell office:value-type="float" office:value="0.5688" calcext:value-type="float">
            <text:p>0.5688</text:p>
          </table:table-cell>
          <table:table-cell office:value-type="float" office:value="0.4507" calcext:value-type="float">
            <text:p>0.4507</text:p>
          </table:table-cell>
          <table:table-cell office:value-type="float" office:value="2.7985" calcext:value-type="float">
            <text:p>2.7985</text:p>
          </table:table-cell>
          <table:table-cell office:value-type="float" office:value="0.0944" calcext:value-type="float">
            <text:p>0.0944</text:p>
          </table:table-cell>
          <table:table-cell office:value-type="float" office:value="1.8299" calcext:value-type="float">
            <text:p>1.8299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1.3374" calcext:value-type="float">
            <text:p>1.3374</text:p>
          </table:table-cell>
          <table:table-cell office:value-type="float" office:value="0.2475" calcext:value-type="float">
            <text:p>0.2475</text:p>
          </table:table-cell>
          <table:table-cell office:value-type="float" office:value="0.8137" calcext:value-type="float">
            <text:p>0.8137</text:p>
          </table:table-cell>
          <table:table-cell office:value-type="float" office:value="0.367" calcext:value-type="float">
            <text:p>0.367</text:p>
          </table:table-cell>
          <table:table-cell office:value-type="float" office:value="1.8783" calcext:value-type="float">
            <text:p>1.8783</text:p>
          </table:table-cell>
          <table:table-cell office:value-type="float" office:value="0.1705" calcext:value-type="float">
            <text:p>0.1705</text:p>
          </table:table-cell>
          <table:table-cell office:value-type="float" office:value="2.0638" calcext:value-type="float">
            <text:p>2.0638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7161" calcext:value-type="float">
            <text:p>6.7161</text:p>
          </table:table-cell>
          <table:table-cell office:value-type="float" office:value="0.0096" calcext:value-type="float">
            <text:p>0.0096</text:p>
          </table:table-cell>
          <table:table-cell office:value-type="float" office:value="6.0813" calcext:value-type="float">
            <text:p>6.0813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0334" calcext:value-type="float">
            <text:p>0.0334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2.2687" calcext:value-type="float">
            <text:p>2.2687</text:p>
          </table:table-cell>
          <table:table-cell office:value-type="float" office:value="0.132" calcext:value-type="float">
            <text:p>0.132</text:p>
          </table:table-cell>
          <table:table-cell office:value-type="float" office:value="0.5204" calcext:value-type="float">
            <text:p>0.5204</text:p>
          </table:table-cell>
          <table:table-cell office:value-type="float" office:value="0.4707" calcext:value-type="float">
            <text:p>0.4707</text:p>
          </table:table-cell>
          <table:table-cell office:value-type="float" office:value="2.9826" calcext:value-type="float">
            <text:p>2.9826</text:p>
          </table:table-cell>
          <table:table-cell office:value-type="float" office:value="0.0842" calcext:value-type="float">
            <text:p>0.0842</text:p>
          </table:table-cell>
          <table:table-cell office:value-type="float" office:value="2.6851" calcext:value-type="float">
            <text:p>2.6851</text:p>
          </table:table-cell>
          <table:table-cell office:value-type="float" office:value="0.1013" calcext:value-type="float">
            <text:p>0.10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5.2939" calcext:value-type="float">
            <text:p>5.2939</text:p>
          </table:table-cell>
          <table:table-cell office:value-type="float" office:value="0.0214" calcext:value-type="float">
            <text:p>0.0214</text:p>
          </table:table-cell>
          <table:table-cell office:value-type="float" office:value="4.3873" calcext:value-type="float">
            <text:p>4.3873</text:p>
          </table:table-cell>
          <table:table-cell office:value-type="float" office:value="0.0362" calcext:value-type="float">
            <text:p>0.0362</text:p>
          </table:table-cell>
          <table:table-cell office:value-type="float" office:value="0.4666" calcext:value-type="float">
            <text:p>0.4666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1939" calcext:value-type="float">
            <text:p>0.1939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4.767" calcext:value-type="float">
            <text:p>4.767</text:p>
          </table:table-cell>
          <table:table-cell office:value-type="float" office:value="0.029" calcext:value-type="float">
            <text:p>0.029</text:p>
          </table:table-cell>
          <table:table-cell office:value-type="float" office:value="4.6921" calcext:value-type="float">
            <text:p>4.692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0378" calcext:value-type="float">
            <text:p>0.0378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005" calcext:value-type="float">
            <text:p>0.005</text:p>
          </table:table-cell>
          <table:table-cell office:value-type="float" office:value="0.9436" calcext:value-type="float">
            <text:p>0.943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3613" calcext:value-type="float">
            <text:p>0.3613</text:p>
          </table:table-cell>
          <table:table-cell office:value-type="float" office:value="0.5478" calcext:value-type="float">
            <text:p>0.5478</text:p>
          </table:table-cell>
          <table:table-cell office:value-type="float" office:value="4.8835" calcext:value-type="float">
            <text:p>4.8835</text:p>
          </table:table-cell>
          <table:table-cell office:value-type="float" office:value="0.0271" calcext:value-type="float">
            <text:p>0.0271</text:p>
          </table:table-cell>
          <table:table-cell office:value-type="float" office:value="4.7377" calcext:value-type="float">
            <text:p>4.7377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2.0203" calcext:value-type="float">
            <text:p>2.0203</text:p>
          </table:table-cell>
          <table:table-cell office:value-type="float" office:value="0.1552" calcext:value-type="float">
            <text:p>0.1552</text:p>
          </table:table-cell>
          <table:table-cell office:value-type="float" office:value="1.8062" calcext:value-type="float">
            <text:p>1.8062</text:p>
          </table:table-cell>
          <table:table-cell office:value-type="float" office:value="0.179" calcext:value-type="float">
            <text:p>0.179</text:p>
          </table:table-cell>
          <table:table-cell office:value-type="float" office:value="2.0334" calcext:value-type="float">
            <text:p>2.0334</text:p>
          </table:table-cell>
          <table:table-cell office:value-type="float" office:value="0.1539" calcext:value-type="float">
            <text:p>0.1539</text:p>
          </table:table-cell>
          <table:table-cell office:value-type="float" office:value="1.6141" calcext:value-type="float">
            <text:p>1.6141</text:p>
          </table:table-cell>
          <table:table-cell office:value-type="float" office:value="0.2039" calcext:value-type="float">
            <text:p>0.20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1.7165" calcext:value-type="float">
            <text:p>1.7165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1064" calcext:value-type="float">
            <text:p>2.1064</text:p>
          </table:table-cell>
          <table:table-cell office:value-type="float" office:value="0.1467" calcext:value-type="float">
            <text:p>0.1467</text:p>
          </table:table-cell>
          <table:table-cell office:value-type="float" office:value="1.7168" calcext:value-type="float">
            <text:p>1.7168</text:p>
          </table:table-cell>
          <table:table-cell office:value-type="float" office:value="0.1901" calcext:value-type="float">
            <text:p>0.1901</text:p>
          </table:table-cell>
          <table:table-cell office:value-type="float" office:value="2.3601" calcext:value-type="float">
            <text:p>2.3601</text:p>
          </table:table-cell>
          <table:table-cell office:value-type="float" office:value="0.1245" calcext:value-type="float">
            <text:p>0.124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.089" calcext:value-type="float">
            <text:p>0.089</text:p>
          </table:table-cell>
          <table:table-cell office:value-type="float" office:value="0.7654" calcext:value-type="float">
            <text:p>0.765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731" calcext:value-type="float">
            <text:p>0.9731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3" calcext:value-type="float">
            <text:p>0.9233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9195" calcext:value-type="float">
            <text:p>0.919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1.3349" calcext:value-type="float">
            <text:p>1.3349</text:p>
          </table:table-cell>
          <table:table-cell office:value-type="float" office:value="0.2479" calcext:value-type="float">
            <text:p>0.2479</text:p>
          </table:table-cell>
          <table:table-cell office:value-type="float" office:value="1.3766" calcext:value-type="float">
            <text:p>1.3766</text:p>
          </table:table-cell>
          <table:table-cell office:value-type="float" office:value="0.2407" calcext:value-type="float">
            <text:p>0.240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3276" calcext:value-type="float">
            <text:p>0.327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4223" calcext:value-type="float">
            <text:p>0.4223</text:p>
          </table:table-cell>
          <table:table-cell office:value-type="float" office:value="1.4131" calcext:value-type="float">
            <text:p>1.4131</text:p>
          </table:table-cell>
          <table:table-cell office:value-type="float" office:value="0.2345" calcext:value-type="float">
            <text:p>0.2345</text:p>
          </table:table-cell>
          <table:table-cell office:value-type="float" office:value="1.4229" calcext:value-type="float">
            <text:p>1.4229</text:p>
          </table:table-cell>
          <table:table-cell office:value-type="float" office:value="0.2329" calcext:value-type="float">
            <text:p>0.2329</text:p>
          </table:table-cell>
          <table:table-cell office:value-type="float" office:value="2.1619" calcext:value-type="float">
            <text:p>2.1619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0311" calcext:value-type="float">
            <text:p>0.0311</text:p>
          </table:table-cell>
          <table:table-cell office:value-type="float" office:value="0.8599" calcext:value-type="float">
            <text:p>0.8599</text:p>
          </table:table-cell>
          <table:table-cell office:value-type="float" office:value="0.4347" calcext:value-type="float">
            <text:p>0.4347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3156" calcext:value-type="float">
            <text:p>0.3156</text:p>
          </table:table-cell>
          <table:table-cell office:value-type="float" office:value="0.5743" calcext:value-type="float">
            <text:p>0.574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9107" calcext:value-type="float">
            <text:p>0.9107</text:p>
          </table:table-cell>
          <table:table-cell office:value-type="float" office:value="0.1523" calcext:value-type="float">
            <text:p>0.1523</text:p>
          </table:table-cell>
          <table:table-cell office:value-type="float" office:value="0.6963" calcext:value-type="float">
            <text:p>0.696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9678" calcext:value-type="float">
            <text:p>0.967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8121" calcext:value-type="float">
            <text:p>0.812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3459" calcext:value-type="float">
            <text:p>0.3459</text:p>
          </table:table-cell>
          <table:table-cell office:value-type="float" office:value="2.5515" calcext:value-type="float">
            <text:p>2.5515</text:p>
          </table:table-cell>
          <table:table-cell office:value-type="float" office:value="0.1102" calcext:value-type="float">
            <text:p>0.1102</text:p>
          </table:table-cell>
          <table:table-cell office:value-type="float" office:value="2.4721" calcext:value-type="float">
            <text:p>2.4721</text:p>
          </table:table-cell>
          <table:table-cell office:value-type="float" office:value="0.1159" calcext:value-type="float">
            <text:p>0.1159</text:p>
          </table:table-cell>
          <table:table-cell office:value-type="float" office:value="2.6561" calcext:value-type="float">
            <text:p>2.6561</text:p>
          </table:table-cell>
          <table:table-cell office:value-type="float" office:value="0.1032" calcext:value-type="float">
            <text:p>0.103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8708" calcext:value-type="float">
            <text:p>0.8708</text:p>
          </table:table-cell>
          <table:table-cell office:value-type="float" office:value="0.0196" calcext:value-type="float">
            <text:p>0.0196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2026" calcext:value-type="float">
            <text:p>0.2026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4531" calcext:value-type="float">
            <text:p>0.4531</text:p>
          </table:table-cell>
          <table:table-cell office:value-type="float" office:value="0.5008" calcext:value-type="float">
            <text:p>0.500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286" calcext:value-type="float">
            <text:p>0.3286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1098" calcext:value-type="float">
            <text:p>0.1098</text:p>
          </table:table-cell>
          <table:table-cell office:value-type="float" office:value="0.7404" calcext:value-type="float">
            <text:p>0.7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762" calcext:value-type="float">
            <text:p>0.976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9466" calcext:value-type="float">
            <text:p>0.946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3.2284" calcext:value-type="float">
            <text:p>3.2284</text:p>
          </table:table-cell>
          <table:table-cell office:value-type="float" office:value="0.0724" calcext:value-type="float">
            <text:p>0.0724</text:p>
          </table:table-cell>
          <table:table-cell office:value-type="float" office:value="4.1117" calcext:value-type="float">
            <text:p>4.1117</text:p>
          </table:table-cell>
          <table:table-cell office:value-type="float" office:value="0.0426" calcext:value-type="float">
            <text:p>0.0426</text:p>
          </table:table-cell>
          <table:table-cell office:value-type="float" office:value="4.472" calcext:value-type="float">
            <text:p>4.472</text:p>
          </table:table-cell>
          <table:table-cell office:value-type="float" office:value="0.0345" calcext:value-type="float">
            <text:p>0.0345</text:p>
          </table:table-cell>
          <table:table-cell office:value-type="float" office:value="4.884" calcext:value-type="float">
            <text:p>4.884</text:p>
          </table:table-cell>
          <table:table-cell office:value-type="float" office:value="0.0271" calcext:value-type="float">
            <text:p>0.0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1.6785" calcext:value-type="float">
            <text:p>1.6785</text:p>
          </table:table-cell>
          <table:table-cell office:value-type="float" office:value="0.1951" calcext:value-type="float">
            <text:p>0.1951</text:p>
          </table:table-cell>
          <table:table-cell office:value-type="float" office:value="1.514" calcext:value-type="float">
            <text:p>1.514</text:p>
          </table:table-cell>
          <table:table-cell office:value-type="float" office:value="0.2185" calcext:value-type="float">
            <text:p>0.2185</text:p>
          </table:table-cell>
          <table:table-cell office:value-type="float" office:value="1.7286" calcext:value-type="float">
            <text:p>1.7286</text:p>
          </table:table-cell>
          <table:table-cell office:value-type="float" office:value="0.1886" calcext:value-type="float">
            <text:p>0.1886</text:p>
          </table:table-cell>
          <table:table-cell office:value-type="float" office:value="2.0447" calcext:value-type="float">
            <text:p>2.0447</text:p>
          </table:table-cell>
          <table:table-cell office:value-type="float" office:value="0.1527" calcext:value-type="float">
            <text:p>0.152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4982" calcext:value-type="float">
            <text:p>0.4982</text:p>
          </table:table-cell>
          <table:table-cell office:value-type="float" office:value="0.4803" calcext:value-type="float">
            <text:p>0.4803</text:p>
          </table:table-cell>
          <table:table-cell office:value-type="float" office:value="1.7047" calcext:value-type="float">
            <text:p>1.7047</text:p>
          </table:table-cell>
          <table:table-cell office:value-type="float" office:value="0.1917" calcext:value-type="float">
            <text:p>0.1917</text:p>
          </table:table-cell>
          <table:table-cell office:value-type="float" office:value="1.2506" calcext:value-type="float">
            <text:p>1.2506</text:p>
          </table:table-cell>
          <table:table-cell office:value-type="float" office:value="0.2634" calcext:value-type="float">
            <text:p>0.2634</text:p>
          </table:table-cell>
          <table:table-cell office:value-type="float" office:value="1.0586" calcext:value-type="float">
            <text:p>1.0586</text:p>
          </table:table-cell>
          <table:table-cell office:value-type="float" office:value="0.3035" calcext:value-type="float">
            <text:p>0.303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6928" calcext:value-type="float">
            <text:p>1.6928</text:p>
          </table:table-cell>
          <table:table-cell office:value-type="float" office:value="0.1932" calcext:value-type="float">
            <text:p>0.1932</text:p>
          </table:table-cell>
          <table:table-cell office:value-type="float" office:value="2.3436" calcext:value-type="float">
            <text:p>2.3436</text:p>
          </table:table-cell>
          <table:table-cell office:value-type="float" office:value="0.1258" calcext:value-type="float">
            <text:p>0.1258</text:p>
          </table:table-cell>
          <table:table-cell office:value-type="float" office:value="2.647" calcext:value-type="float">
            <text:p>2.647</text:p>
          </table:table-cell>
          <table:table-cell office:value-type="float" office:value="0.1037" calcext:value-type="float">
            <text:p>0.103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6162" calcext:value-type="float">
            <text:p>0.6162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439" calcext:value-type="float">
            <text:p>0.8439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6905" calcext:value-type="float">
            <text:p>0.690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1833" calcext:value-type="float">
            <text:p>0.1833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723" calcext:value-type="float">
            <text:p>0.723</text:p>
          </table:table-cell>
          <table:table-cell office:value-type="float" office:value="0.2061" calcext:value-type="float">
            <text:p>0.2061</text:p>
          </table:table-cell>
          <table:table-cell office:value-type="float" office:value="0.6499" calcext:value-type="float">
            <text:p>0.649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7065" calcext:value-type="float">
            <text:p>0.7065</text:p>
          </table:table-cell>
          <table:table-cell office:value-type="float" office:value="0.0248" calcext:value-type="float">
            <text:p>0.0248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169" calcext:value-type="float">
            <text:p>0.169</text:p>
          </table:table-cell>
          <table:table-cell office:value-type="float" office:value="0.681" calcext:value-type="float">
            <text:p>0.681</text:p>
          </table:table-cell>
          <table:table-cell office:value-type="float" office:value="0.3779" calcext:value-type="float">
            <text:p>0.3779</text:p>
          </table:table-cell>
          <table:table-cell office:value-type="float" office:value="0.5387" calcext:value-type="float">
            <text:p>0.5387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2.1724" calcext:value-type="float">
            <text:p>2.1724</text:p>
          </table:table-cell>
          <table:table-cell office:value-type="float" office:value="0.1405" calcext:value-type="float">
            <text:p>0.1405</text:p>
          </table:table-cell>
          <table:table-cell office:value-type="float" office:value="2.8344" calcext:value-type="float">
            <text:p>2.8344</text:p>
          </table:table-cell>
          <table:table-cell office:value-type="float" office:value="0.0923" calcext:value-type="float">
            <text:p>0.0923</text:p>
          </table:table-cell>
          <table:table-cell office:value-type="float" office:value="2.6032" calcext:value-type="float">
            <text:p>2.6032</text:p>
          </table:table-cell>
          <table:table-cell office:value-type="float" office:value="0.1066" calcext:value-type="float">
            <text:p>0.1066</text:p>
          </table:table-cell>
          <table:table-cell office:value-type="float" office:value="2.537" calcext:value-type="float">
            <text:p>2.537</text:p>
          </table:table-cell>
          <table:table-cell office:value-type="float" office:value="0.1112" calcext:value-type="float">
            <text:p>0.111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1.0817" calcext:value-type="float">
            <text:p>1.0817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9384" calcext:value-type="float">
            <text:p>0.9384</text:p>
          </table:table-cell>
          <table:table-cell office:value-type="float" office:value="0.3327" calcext:value-type="float">
            <text:p>0.3327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5929" calcext:value-type="float">
            <text:p>0.5929</text:p>
          </table:table-cell>
          <table:table-cell office:value-type="float" office:value="0.4413" calcext:value-type="float">
            <text:p>0.44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1.6917" calcext:value-type="float">
            <text:p>1.6917</text:p>
          </table:table-cell>
          <table:table-cell office:value-type="float" office:value="0.1934" calcext:value-type="float">
            <text:p>0.1934</text:p>
          </table:table-cell>
          <table:table-cell office:value-type="float" office:value="2.8791" calcext:value-type="float">
            <text:p>2.8791</text:p>
          </table:table-cell>
          <table:table-cell office:value-type="float" office:value="0.0897" calcext:value-type="float">
            <text:p>0.0897</text:p>
          </table:table-cell>
          <table:table-cell office:value-type="float" office:value="4.1937" calcext:value-type="float">
            <text:p>4.1937</text:p>
          </table:table-cell>
          <table:table-cell office:value-type="float" office:value="0.0406" calcext:value-type="float">
            <text:p>0.0406</text:p>
          </table:table-cell>
          <table:table-cell office:value-type="float" office:value="4.7743" calcext:value-type="float">
            <text:p>4.7743</text:p>
          </table:table-cell>
          <table:table-cell office:value-type="float" office:value="0.0289" calcext:value-type="float">
            <text:p>0.02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545" calcext:value-type="float">
            <text:p>0.545</text:p>
          </table:table-cell>
          <table:table-cell office:value-type="float" office:value="0.4604" calcext:value-type="float">
            <text:p>0.4604</text:p>
          </table:table-cell>
          <table:table-cell office:value-type="float" office:value="0.8215" calcext:value-type="float">
            <text:p>0.8215</text:p>
          </table:table-cell>
          <table:table-cell office:value-type="float" office:value="0.3647" calcext:value-type="float">
            <text:p>0.3647</text:p>
          </table:table-cell>
          <table:table-cell office:value-type="float" office:value="1.5622" calcext:value-type="float">
            <text:p>1.5622</text:p>
          </table:table-cell>
          <table:table-cell office:value-type="float" office:value="0.2113" calcext:value-type="float">
            <text:p>0.2113</text:p>
          </table:table-cell>
          <table:table-cell office:value-type="float" office:value="1.9221" calcext:value-type="float">
            <text:p>1.9221</text:p>
          </table:table-cell>
          <table:table-cell office:value-type="float" office:value="0.1656" calcext:value-type="float">
            <text:p>0.16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6733" calcext:value-type="float">
            <text:p>0.6733</text:p>
          </table:table-cell>
          <table:table-cell office:value-type="float" office:value="0.6226" calcext:value-type="float">
            <text:p>0.6226</text:p>
          </table:table-cell>
          <table:table-cell office:value-type="float" office:value="0.4301" calcext:value-type="float">
            <text:p>0.4301</text:p>
          </table:table-cell>
          <table:table-cell office:value-type="float" office:value="0.6289" calcext:value-type="float">
            <text:p>0.6289</text:p>
          </table:table-cell>
          <table:table-cell office:value-type="float" office:value="0.4277" calcext:value-type="float">
            <text:p>0.4277</text:p>
          </table:table-cell>
          <table:table-cell office:value-type="float" office:value="0.8052" calcext:value-type="float">
            <text:p>0.8052</text:p>
          </table:table-cell>
          <table:table-cell office:value-type="float" office:value="0.3695" calcext:value-type="float">
            <text:p>0.3695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9378" calcext:value-type="float">
            <text:p>0.93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989" calcext:value-type="float">
            <text:p>2.5989</text:p>
          </table:table-cell>
          <table:table-cell office:value-type="float" office:value="0.1069" calcext:value-type="float">
            <text:p>0.1069</text:p>
          </table:table-cell>
          <table:table-cell office:value-type="float" office:value="1.9485" calcext:value-type="float">
            <text:p>1.9485</text:p>
          </table:table-cell>
          <table:table-cell office:value-type="float" office:value="0.1628" calcext:value-type="float">
            <text:p>0.162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99" calcext:value-type="float">
            <text:p>0.2399</text:p>
          </table:table-cell>
          <table:table-cell office:value-type="float" office:value="0.6243" calcext:value-type="float">
            <text:p>0.6243</text:p>
          </table:table-cell>
          <table:table-cell office:value-type="float" office:value="0.1561" calcext:value-type="float">
            <text:p>0.1561</text:p>
          </table:table-cell>
          <table:table-cell office:value-type="float" office:value="0.6927" calcext:value-type="float">
            <text:p>0.692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22" calcext:value-type="float">
            <text:p>0.0722</text:p>
          </table:table-cell>
          <table:table-cell office:value-type="float" office:value="0.7881" calcext:value-type="float">
            <text:p>0.788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9198" calcext:value-type="float">
            <text:p>0.91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17" calcext:value-type="float">
            <text:p>1.1417</text:p>
          </table:table-cell>
          <table:table-cell office:value-type="float" office:value="0.2853" calcext:value-type="float">
            <text:p>0.2853</text:p>
          </table:table-cell>
          <table:table-cell office:value-type="float" office:value="1.4985" calcext:value-type="float">
            <text:p>1.4985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8515" calcext:value-type="float">
            <text:p>0.851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34" calcext:value-type="float">
            <text:p>0.2934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6579" calcext:value-type="float">
            <text:p>0.6579</text:p>
          </table:table-cell>
          <table:table-cell office:value-type="float" office:value="0.4173" calcext:value-type="float">
            <text:p>0.4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979" calcext:value-type="float">
            <text:p>0.6979</text:p>
          </table:table-cell>
          <table:table-cell office:value-type="float" office:value="0.4035" calcext:value-type="float">
            <text:p>0.4035</text:p>
          </table:table-cell>
          <table:table-cell office:value-type="float" office:value="0.8259" calcext:value-type="float">
            <text:p>0.8259</text:p>
          </table:table-cell>
          <table:table-cell office:value-type="float" office:value="0.3634" calcext:value-type="float">
            <text:p>0.36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369" calcext:value-type="float">
            <text:p>2.7369</text:p>
          </table:table-cell>
          <table:table-cell office:value-type="float" office:value="0.0981" calcext:value-type="float">
            <text:p>0.0981</text:p>
          </table:table-cell>
          <table:table-cell office:value-type="float" office:value="1.5525" calcext:value-type="float">
            <text:p>1.5525</text:p>
          </table:table-cell>
          <table:table-cell office:value-type="float" office:value="0.2128" calcext:value-type="float">
            <text:p>0.212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97" calcext:value-type="float">
            <text:p>0.0397</text:p>
          </table:table-cell>
          <table:table-cell office:value-type="float" office:value="0.842" calcext:value-type="float">
            <text:p>0.842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9612" calcext:value-type="float">
            <text:p>0.9612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8841" calcext:value-type="float">
            <text:p>0.88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388" calcext:value-type="float">
            <text:p>1.388</text:p>
          </table:table-cell>
          <table:table-cell office:value-type="float" office:value="0.2387" calcext:value-type="float">
            <text:p>0.238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41" calcext:value-type="float">
            <text:p>0.094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602" calcext:value-type="float">
            <text:p>0.0602</text:p>
          </table:table-cell>
          <table:table-cell office:value-type="float" office:value="0.8063" calcext:value-type="float">
            <text:p>0.80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122" calcext:value-type="float">
            <text:p>0.6122</text:p>
          </table:table-cell>
          <table:table-cell office:value-type="float" office:value="0.434" calcext:value-type="float">
            <text:p>0.434</text:p>
          </table:table-cell>
          <table:table-cell office:value-type="float" office:value="0.5874" calcext:value-type="float">
            <text:p>0.5874</text:p>
          </table:table-cell>
          <table:table-cell office:value-type="float" office:value="0.4434" calcext:value-type="float">
            <text:p>0.4434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8731" calcext:value-type="float">
            <text:p>0.8731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263" calcext:value-type="float">
            <text:p>0.9263</text:p>
          </table:table-cell>
          <table:table-cell office:value-type="float" office:value="0.3358" calcext:value-type="float">
            <text:p>0.3358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238" calcext:value-type="float">
            <text:p>2.4238</text:p>
          </table:table-cell>
          <table:table-cell office:value-type="float" office:value="0.1195" calcext:value-type="float">
            <text:p>0.1195</text:p>
          </table:table-cell>
          <table:table-cell office:value-type="float" office:value="1.375" calcext:value-type="float">
            <text:p>1.375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1023" calcext:value-type="float">
            <text:p>0.1023</text:p>
          </table:table-cell>
          <table:table-cell office:value-type="float" office:value="0.7491" calcext:value-type="float">
            <text:p>0.74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" calcext:value-type="float">
            <text:p>2.162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9257" calcext:value-type="float">
            <text:p>0.9257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854" calcext:value-type="float">
            <text:p>5.9854</text:p>
          </table:table-cell>
          <table:table-cell office:value-type="float" office:value="0.0144" calcext:value-type="float">
            <text:p>0.0144</text:p>
          </table:table-cell>
          <table:table-cell office:value-type="float" office:value="4.235" calcext:value-type="float">
            <text:p>4.235</text:p>
          </table:table-cell>
          <table:table-cell office:value-type="float" office:value="0.0396" calcext:value-type="float">
            <text:p>0.039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725" calcext:value-type="float">
            <text:p>0.4725</text:p>
          </table:table-cell>
          <table:table-cell office:value-type="float" office:value="0.4919" calcext:value-type="float">
            <text:p>0.4919</text:p>
          </table:table-cell>
          <table:table-cell office:value-type="float" office:value="0.0406" calcext:value-type="float">
            <text:p>0.0406</text:p>
          </table:table-cell>
          <table:table-cell office:value-type="float" office:value="0.8404" calcext:value-type="float">
            <text:p>0.840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8591" calcext:value-type="float">
            <text:p>0.8591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7227" calcext:value-type="float">
            <text:p>0.722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76" calcext:value-type="float">
            <text:p>0.3176</text:p>
          </table:table-cell>
          <table:table-cell office:value-type="float" office:value="0.5731" calcext:value-type="float">
            <text:p>0.5731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3369" calcext:value-type="float">
            <text:p>0.336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04" calcext:value-type="float">
            <text:p>0.3204</text:p>
          </table:table-cell>
          <table:table-cell office:value-type="float" office:value="0.5714" calcext:value-type="float">
            <text:p>0.5714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8211" calcext:value-type="float">
            <text:p>0.8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975" calcext:value-type="float">
            <text:p>1.1975</text:p>
          </table:table-cell>
          <table:table-cell office:value-type="float" office:value="0.2738" calcext:value-type="float">
            <text:p>0.2738</text:p>
          </table:table-cell>
          <table:table-cell office:value-type="float" office:value="0.9602" calcext:value-type="float">
            <text:p>0.9602</text:p>
          </table:table-cell>
          <table:table-cell office:value-type="float" office:value="0.3271" calcext:value-type="float">
            <text:p>0.327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03" calcext:value-type="float">
            <text:p>0.0703</text:p>
          </table:table-cell>
          <table:table-cell office:value-type="float" office:value="0.7909" calcext:value-type="float">
            <text:p>0.7909</text:p>
          </table:table-cell>
          <table:table-cell office:value-type="float" office:value="0.4836" calcext:value-type="float">
            <text:p>0.4836</text:p>
          </table:table-cell>
          <table:table-cell office:value-type="float" office:value="0.4868" calcext:value-type="float">
            <text:p>0.486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4175" calcext:value-type="float">
            <text:p>0.4175</text:p>
          </table:table-cell>
          <table:table-cell office:value-type="float" office:value="1.2638" calcext:value-type="float">
            <text:p>1.2638</text:p>
          </table:table-cell>
          <table:table-cell office:value-type="float" office:value="0.2609" calcext:value-type="float">
            <text:p>0.260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9" calcext:value-type="float">
            <text:p>0.079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3667" calcext:value-type="float">
            <text:p>0.3667</text:p>
          </table:table-cell>
          <table:table-cell office:value-type="float" office:value="0.6372" calcext:value-type="float">
            <text:p>0.6372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17" calcext:value-type="float">
            <text:p>0.3017</text:p>
          </table:table-cell>
          <table:table-cell office:value-type="float" office:value="0.5828" calcext:value-type="float">
            <text:p>0.5828</text:p>
          </table:table-cell>
          <table:table-cell office:value-type="float" office:value="0.7902" calcext:value-type="float">
            <text:p>0.7902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603" calcext:value-type="float">
            <text:p>1.1603</text:p>
          </table:table-cell>
          <table:table-cell office:value-type="float" office:value="0.2814" calcext:value-type="float">
            <text:p>0.2814</text:p>
          </table:table-cell>
          <table:table-cell office:value-type="float" office:value="1.6678" calcext:value-type="float">
            <text:p>1.6678</text:p>
          </table:table-cell>
          <table:table-cell office:value-type="float" office:value="0.1966" calcext:value-type="float">
            <text:p>0.196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62" calcext:value-type="float">
            <text:p>2.7462</text:p>
          </table:table-cell>
          <table:table-cell office:value-type="float" office:value="0.0975" calcext:value-type="float">
            <text:p>0.0975</text:p>
          </table:table-cell>
          <table:table-cell office:value-type="float" office:value="3.1974" calcext:value-type="float">
            <text:p>3.1974</text:p>
          </table:table-cell>
          <table:table-cell office:value-type="float" office:value="0.0738" calcext:value-type="float">
            <text:p>0.073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726" calcext:value-type="float">
            <text:p>0.726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7815" calcext:value-type="float">
            <text:p>0.781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142" calcext:value-type="float">
            <text:p>0.142</text:p>
          </table:table-cell>
          <table:table-cell office:value-type="float" office:value="0.7063" calcext:value-type="float">
            <text:p>0.706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456" calcext:value-type="float">
            <text:p>0.456</text:p>
          </table:table-cell>
          <table:table-cell office:value-type="float" office:value="1.1228" calcext:value-type="float">
            <text:p>1.1228</text:p>
          </table:table-cell>
          <table:table-cell office:value-type="float" office:value="0.2893" calcext:value-type="float">
            <text:p>0.2893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479" calcext:value-type="float">
            <text:p>1.8479</text:p>
          </table:table-cell>
          <table:table-cell office:value-type="float" office:value="0.174" calcext:value-type="float">
            <text:p>0.174</text:p>
          </table:table-cell>
          <table:table-cell office:value-type="float" office:value="2.3202" calcext:value-type="float">
            <text:p>2.3202</text:p>
          </table:table-cell>
          <table:table-cell office:value-type="float" office:value="0.1277" calcext:value-type="float">
            <text:p>0.1277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626" calcext:value-type="float">
            <text:p>5.626</text:p>
          </table:table-cell>
          <table:table-cell office:value-type="float" office:value="0.0177" calcext:value-type="float">
            <text:p>0.017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328" calcext:value-type="float">
            <text:p>3.328</text:p>
          </table:table-cell>
          <table:table-cell office:value-type="float" office:value="0.0681" calcext:value-type="float">
            <text:p>0.068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3219" calcext:value-type="float">
            <text:p>0.321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777" calcext:value-type="float">
            <text:p>4.5777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1557" calcext:value-type="float">
            <text:p>5.1557</text:p>
          </table:table-cell>
          <table:table-cell office:value-type="float" office:value="0.0232" calcext:value-type="float">
            <text:p>0.0232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92" calcext:value-type="float">
            <text:p>0.2692</text:p>
          </table:table-cell>
          <table:table-cell office:value-type="float" office:value="0.6039" calcext:value-type="float">
            <text:p>0.6039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96" calcext:value-type="float">
            <text:p>0.7696</text:p>
          </table:table-cell>
          <table:table-cell office:value-type="float" office:value="0.3803" calcext:value-type="float">
            <text:p>0.380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647" calcext:value-type="float">
            <text:p>0.8647</text:p>
          </table:table-cell>
          <table:table-cell office:value-type="float" office:value="0.3524" calcext:value-type="float">
            <text:p>0.352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9333" calcext:value-type="float">
            <text:p>2.9333</text:p>
          </table:table-cell>
          <table:table-cell office:value-type="float" office:value="0.0868" calcext:value-type="float">
            <text:p>0.086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9134" calcext:value-type="float">
            <text:p>0.913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5" calcext:value-type="float">
            <text:p>0.855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959" calcext:value-type="float">
            <text:p>0.95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7" calcext:value-type="float">
            <text:p>2.2667</text:p>
          </table:table-cell>
          <table:table-cell office:value-type="float" office:value="0.1322" calcext:value-type="float">
            <text:p>0.132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4602" calcext:value-type="float">
            <text:p>0.460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613" calcext:value-type="float">
            <text:p>1.5613</text:p>
          </table:table-cell>
          <table:table-cell office:value-type="float" office:value="0.2115" calcext:value-type="float">
            <text:p>0.2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4639" calcext:value-type="float">
            <text:p>0.46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31" calcext:value-type="float">
            <text:p>0.1931</text:p>
          </table:table-cell>
          <table:table-cell office:value-type="float" office:value="0.6603" calcext:value-type="float">
            <text:p>0.660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08" calcext:value-type="float">
            <text:p>0.4208</text:p>
          </table:table-cell>
          <table:table-cell office:value-type="float" office:value="0.5165" calcext:value-type="float">
            <text:p>0.516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4749" calcext:value-type="float">
            <text:p>0.474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636" calcext:value-type="float">
            <text:p>0.9636</text:p>
          </table:table-cell>
          <table:table-cell office:value-type="float" office:value="0.3263" calcext:value-type="float">
            <text:p>0.326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9064" calcext:value-type="float">
            <text:p>0.906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281" calcext:value-type="float">
            <text:p>2.6281</text:p>
          </table:table-cell>
          <table:table-cell office:value-type="float" office:value="0.105" calcext:value-type="float">
            <text:p>0.1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5805" calcext:value-type="float">
            <text:p>0.58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489" calcext:value-type="float">
            <text:p>2.7489</text:p>
          </table:table-cell>
          <table:table-cell office:value-type="float" office:value="0.0973" calcext:value-type="float">
            <text:p>0.09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212" calcext:value-type="float">
            <text:p>2.8212</text:p>
          </table:table-cell>
          <table:table-cell office:value-type="float" office:value="0.093" calcext:value-type="float">
            <text:p>0.09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8074" calcext:value-type="float">
            <text:p>0.807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881" calcext:value-type="float">
            <text:p>0.2881</text:p>
          </table:table-cell>
          <table:table-cell office:value-type="float" office:value="0.5915" calcext:value-type="float">
            <text:p>0.591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56" calcext:value-type="float">
            <text:p>1.2156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439" calcext:value-type="float">
            <text:p>0.4439</text:p>
          </table:table-cell>
          <table:table-cell office:value-type="float" office:value="0.5052" calcext:value-type="float">
            <text:p>0.505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314" calcext:value-type="float">
            <text:p>1.3314</text:p>
          </table:table-cell>
          <table:table-cell office:value-type="float" office:value="0.2486" calcext:value-type="float">
            <text:p>0.248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717" calcext:value-type="float">
            <text:p>1.4717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48" calcext:value-type="float">
            <text:p>0.0848</text:p>
          </table:table-cell>
          <table:table-cell office:value-type="float" office:value="0.7709" calcext:value-type="float">
            <text:p>0.7709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294" calcext:value-type="float">
            <text:p>1.6294</text:p>
          </table:table-cell>
          <table:table-cell office:value-type="float" office:value="0.2018" calcext:value-type="float">
            <text:p>0.201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4689" calcext:value-type="float">
            <text:p>0.468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59" calcext:value-type="float">
            <text:p>1.7159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97" calcext:value-type="float">
            <text:p>0.2997</text:p>
          </table:table-cell>
          <table:table-cell office:value-type="float" office:value="0.5841" calcext:value-type="float">
            <text:p>0.584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99" calcext:value-type="float">
            <text:p>0.1599</text:p>
          </table:table-cell>
          <table:table-cell office:value-type="float" office:value="0.6893" calcext:value-type="float">
            <text:p>0.6893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F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0.7121" calcext:value-type="float">
            <text:p>0.7121</text:p>
          </table:table-cell>
          <table:table-cell office:value-type="float" office:value="0.6149" calcext:value-type="float">
            <text:p>0.6149</text:p>
          </table:table-cell>
          <table:table-cell office:value-type="float" office:value="0.433" calcext:value-type="float">
            <text:p>0.43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3841" calcext:value-type="float">
            <text:p>0.3841</text:p>
          </table:table-cell>
          <table:table-cell office:value-type="float" office:value="0.7882" calcext:value-type="float">
            <text:p>0.7882</text:p>
          </table:table-cell>
          <table:table-cell office:value-type="float" office:value="0.3747" calcext:value-type="float">
            <text:p>0.3747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4605" calcext:value-type="float">
            <text:p>0.4605</text:p>
          </table:table-cell>
          <table:table-cell office:value-type="float" office:value="2.8346" calcext:value-type="float">
            <text:p>2.8346</text:p>
          </table:table-cell>
          <table:table-cell office:value-type="float" office:value="0.0923" calcext:value-type="float">
            <text:p>0.092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7331" calcext:value-type="float">
            <text:p>0.7331</text:p>
          </table:table-cell>
          <table:table-cell office:value-type="float" office:value="2.1655" calcext:value-type="float">
            <text:p>2.1655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71" calcext:value-type="float">
            <text:p>0.1971</text:p>
          </table:table-cell>
          <table:table-cell office:value-type="float" office:value="0.6571" calcext:value-type="float">
            <text:p>0.6571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6634" calcext:value-type="float">
            <text:p>0.6634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12" calcext:value-type="float">
            <text:p>0.1112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8025" calcext:value-type="float">
            <text:p>0.8025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3" calcext:value-type="float">
            <text:p>0.0503</text:p>
          </table:table-cell>
          <table:table-cell office:value-type="float" office:value="0.8225" calcext:value-type="float">
            <text:p>0.8225</text:p>
          </table:table-cell>
          <table:table-cell office:value-type="float" office:value="4.1124" calcext:value-type="float">
            <text:p>4.1124</text:p>
          </table:table-cell>
          <table:table-cell office:value-type="float" office:value="0.0426" calcext:value-type="float">
            <text:p>0.0426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office:value-type="float" office:value="0.5657" calcext:value-type="float">
            <text:p>0.5657</text:p>
          </table:table-cell>
          <table:table-cell office:value-type="float" office:value="1.0909" calcext:value-type="float">
            <text:p>1.0909</text:p>
          </table:table-cell>
          <table:table-cell office:value-type="float" office:value="0.2963" calcext:value-type="float">
            <text:p>0.2963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26" calcext:value-type="float">
            <text:p>0.0926</text:p>
          </table:table-cell>
          <table:table-cell office:value-type="float" office:value="0.7609" calcext:value-type="float">
            <text:p>0.7609</text:p>
          </table:table-cell>
          <table:table-cell office:value-type="float" office:value="0.014" calcext:value-type="float">
            <text:p>0.014</text:p>
          </table:table-cell>
          <table:table-cell office:value-type="float" office:value="0.9058" calcext:value-type="float">
            <text:p>0.905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8902" calcext:value-type="float">
            <text:p>0.89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4" calcext:value-type="float">
            <text:p>0.7514</text:p>
          </table:table-cell>
          <table:table-cell office:value-type="float" office:value="0.386" calcext:value-type="float">
            <text:p>0.386</text:p>
          </table:table-cell>
          <table:table-cell office:value-type="float" office:value="0.5682" calcext:value-type="float">
            <text:p>0.5682</text:p>
          </table:table-cell>
          <table:table-cell office:value-type="float" office:value="0.451" calcext:value-type="float">
            <text:p>0.45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2641" calcext:value-type="float">
            <text:p>0.2641</text:p>
          </table:table-cell>
          <table:table-cell office:value-type="float" office:value="0.6073" calcext:value-type="float">
            <text:p>0.60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752" calcext:value-type="float">
            <text:p>0.2752</text:p>
          </table:table-cell>
          <table:table-cell office:value-type="float" office:value="0.5999" calcext:value-type="float">
            <text:p>0.5999</text:p>
          </table:table-cell>
          <table:table-cell office:value-type="float" office:value="1.2195" calcext:value-type="float">
            <text:p>1.2195</text:p>
          </table:table-cell>
          <table:table-cell office:value-type="float" office:value="0.2695" calcext:value-type="float">
            <text:p>0.269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6789" calcext:value-type="float">
            <text:p>0.6789</text:p>
          </table:table-cell>
          <table:table-cell office:value-type="float" office:value="1.133" calcext:value-type="float">
            <text:p>1.133</text:p>
          </table:table-cell>
          <table:table-cell office:value-type="float" office:value="0.2871" calcext:value-type="float">
            <text:p>0.287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5511" calcext:value-type="float">
            <text:p>0.5511</text:p>
          </table:table-cell>
          <table:table-cell office:value-type="float" office:value="0.4579" calcext:value-type="float">
            <text:p>0.457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6532" calcext:value-type="float">
            <text:p>2.6532</text:p>
          </table:table-cell>
          <table:table-cell office:value-type="float" office:value="0.1033" calcext:value-type="float">
            <text:p>0.10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314" calcext:value-type="float">
            <text:p>0.2314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4114" calcext:value-type="float">
            <text:p>0.4114</text:p>
          </table:table-cell>
          <table:table-cell office:value-type="float" office:value="0.5212" calcext:value-type="float">
            <text:p>0.521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9121" calcext:value-type="float">
            <text:p>0.9121</text:p>
          </table:table-cell>
          <table:table-cell office:value-type="float" office:value="0.9337" calcext:value-type="float">
            <text:p>0.9337</text:p>
          </table:table-cell>
          <table:table-cell office:value-type="float" office:value="0.3339" calcext:value-type="float">
            <text:p>0.3339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62" calcext:value-type="float">
            <text:p>0.3062</text:p>
          </table:table-cell>
          <table:table-cell office:value-type="float" office:value="0.58" calcext:value-type="float">
            <text:p>0.58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9507" calcext:value-type="float">
            <text:p>0.9507</text:p>
          </table:table-cell>
          <table:table-cell office:value-type="float" office:value="1.6344" calcext:value-type="float">
            <text:p>1.6344</text:p>
          </table:table-cell>
          <table:table-cell office:value-type="float" office:value="0.2011" calcext:value-type="float">
            <text:p>0.20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022" calcext:value-type="float">
            <text:p>0.3022</text:p>
          </table:table-cell>
          <table:table-cell office:value-type="float" office:value="0.5825" calcext:value-type="float">
            <text:p>0.5825</text:p>
          </table:table-cell>
          <table:table-cell office:value-type="float" office:value="1.3584" calcext:value-type="float">
            <text:p>1.3584</text:p>
          </table:table-cell>
          <table:table-cell office:value-type="float" office:value="0.2438" calcext:value-type="float">
            <text:p>0.243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959" calcext:value-type="float">
            <text:p>0.4959</text:p>
          </table:table-cell>
          <table:table-cell office:value-type="float" office:value="1.4715" calcext:value-type="float">
            <text:p>1.4715</text:p>
          </table:table-cell>
          <table:table-cell office:value-type="float" office:value="0.2251" calcext:value-type="float">
            <text:p>0.22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4551" calcext:value-type="float">
            <text:p>1.4551</text:p>
          </table:table-cell>
          <table:table-cell office:value-type="float" office:value="0.2277" calcext:value-type="float">
            <text:p>0.2277</text:p>
          </table:table-cell>
          <table:table-cell office:value-type="float" office:value="3.6773" calcext:value-type="float">
            <text:p>3.6773</text:p>
          </table:table-cell>
          <table:table-cell office:value-type="float" office:value="0.0552" calcext:value-type="float">
            <text:p>0.055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0.81" calcext:value-type="float">
            <text:p>0.81</text:p>
          </table:table-cell>
          <table:table-cell office:value-type="float" office:value="0.3681" calcext:value-type="float">
            <text:p>0.368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568" calcext:value-type="float">
            <text:p>0.568</text:p>
          </table:table-cell>
          <table:table-cell office:value-type="float" office:value="0.1174" calcext:value-type="float">
            <text:p>0.1174</text:p>
          </table:table-cell>
          <table:table-cell office:value-type="float" office:value="0.7319" calcext:value-type="float">
            <text:p>0.731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3" calcext:value-type="float">
            <text:p>0.003</text:p>
          </table:table-cell>
          <table:table-cell office:value-type="float" office:value="0.956" calcext:value-type="float">
            <text:p>0.956</text:p>
          </table:table-cell>
          <table:table-cell office:value-type="float" office:value="4.2873" calcext:value-type="float">
            <text:p>4.2873</text:p>
          </table:table-cell>
          <table:table-cell office:value-type="float" office:value="0.0384" calcext:value-type="float">
            <text:p>0.038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77" calcext:value-type="float">
            <text:p>0.2677</text:p>
          </table:table-cell>
          <table:table-cell office:value-type="float" office:value="0.6049" calcext:value-type="float">
            <text:p>0.6049</text:p>
          </table:table-cell>
          <table:table-cell office:value-type="float" office:value="3.6936" calcext:value-type="float">
            <text:p>3.6936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696" calcext:value-type="float">
            <text:p>0.4696</text:p>
          </table:table-cell>
          <table:table-cell office:value-type="float" office:value="0.4932" calcext:value-type="float">
            <text:p>0.4932</text:p>
          </table:table-cell>
          <table:table-cell office:value-type="float" office:value="0.013" calcext:value-type="float">
            <text:p>0.013</text:p>
          </table:table-cell>
          <table:table-cell office:value-type="float" office:value="0.9091" calcext:value-type="float">
            <text:p>0.909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3623" calcext:value-type="float">
            <text:p>0.3623</text:p>
          </table:table-cell>
          <table:table-cell office:value-type="float" office:value="6.0373" calcext:value-type="float">
            <text:p>6.0373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64" calcext:value-type="float">
            <text:p>0.2064</text:p>
          </table:table-cell>
          <table:table-cell office:value-type="float" office:value="0.6496" calcext:value-type="float">
            <text:p>0.6496</text:p>
          </table:table-cell>
          <table:table-cell office:value-type="float" office:value="2.4029" calcext:value-type="float">
            <text:p>2.4029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67" calcext:value-type="float">
            <text:p>0.1467</text:p>
          </table:table-cell>
          <table:table-cell office:value-type="float" office:value="0.7017" calcext:value-type="float">
            <text:p>0.7017</text:p>
          </table:table-cell>
          <table:table-cell office:value-type="float" office:value="3.428" calcext:value-type="float">
            <text:p>3.428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9276" calcext:value-type="float">
            <text:p>0.9276</text:p>
          </table:table-cell>
          <table:table-cell office:value-type="float" office:value="2.9002" calcext:value-type="float">
            <text:p>2.9002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6083" calcext:value-type="float">
            <text:p>0.6083</text:p>
          </table:table-cell>
          <table:table-cell office:value-type="float" office:value="0.4354" calcext:value-type="float">
            <text:p>0.4354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6626" calcext:value-type="float">
            <text:p>0.6626</text:p>
          </table:table-cell>
          <table:table-cell office:value-type="float" office:value="6.5217" calcext:value-type="float">
            <text:p>6.5217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4" calcext:value-type="float">
            <text:p>0.024</text:p>
          </table:table-cell>
          <table:table-cell office:value-type="float" office:value="0.877" calcext:value-type="float">
            <text:p>0.877</text:p>
          </table:table-cell>
          <table:table-cell office:value-type="float" office:value="1.9406" calcext:value-type="float">
            <text:p>1.9406</text:p>
          </table:table-cell>
          <table:table-cell office:value-type="float" office:value="0.1636" calcext:value-type="float">
            <text:p>0.163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7085" calcext:value-type="float">
            <text:p>0.7085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609" calcext:value-type="float">
            <text:p>0.2609</text:p>
          </table:table-cell>
          <table:table-cell office:value-type="float" office:value="0.6095" calcext:value-type="float">
            <text:p>0.6095</text:p>
          </table:table-cell>
          <table:table-cell office:value-type="float" office:value="5.6812" calcext:value-type="float">
            <text:p>5.6812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497" calcext:value-type="float">
            <text:p>1.1497</text:p>
          </table:table-cell>
          <table:table-cell office:value-type="float" office:value="0.2836" calcext:value-type="float">
            <text:p>0.2836</text:p>
          </table:table-cell>
          <table:table-cell office:value-type="float" office:value="0.3576" calcext:value-type="float">
            <text:p>0.3576</text:p>
          </table:table-cell>
          <table:table-cell office:value-type="float" office:value="0.5499" calcext:value-type="float">
            <text:p>0.549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444" calcext:value-type="float">
            <text:p>0.1444</text:p>
          </table:table-cell>
          <table:table-cell office:value-type="float" office:value="0.7039" calcext:value-type="float">
            <text:p>0.7039</text:p>
          </table:table-cell>
          <table:table-cell office:value-type="float" office:value="0.2401" calcext:value-type="float">
            <text:p>0.2401</text:p>
          </table:table-cell>
          <table:table-cell office:value-type="float" office:value="0.6241" calcext:value-type="float">
            <text:p>0.624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8737" calcext:value-type="float">
            <text:p>0.8737</text:p>
          </table:table-cell>
          <table:table-cell office:value-type="float" office:value="4.2696" calcext:value-type="float">
            <text:p>4.2696</text:p>
          </table:table-cell>
          <table:table-cell office:value-type="float" office:value="0.0388" calcext:value-type="float">
            <text:p>0.038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6841" calcext:value-type="float">
            <text:p>0.6841</text:p>
          </table:table-cell>
          <table:table-cell office:value-type="float" office:value="0.3269" calcext:value-type="float">
            <text:p>0.3269</text:p>
          </table:table-cell>
          <table:table-cell office:value-type="float" office:value="0.5675" calcext:value-type="float">
            <text:p>0.567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8229" calcext:value-type="float">
            <text:p>0.8229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543" calcext:value-type="float">
            <text:p>0.654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8149" calcext:value-type="float">
            <text:p>0.8149</text:p>
          </table:table-cell>
          <table:table-cell office:value-type="float" office:value="9.7208" calcext:value-type="float">
            <text:p>9.7208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.116</text:p>
          </table:table-cell>
          <table:table-cell office:value-type="float" office:value="0.7335" calcext:value-type="float">
            <text:p>0.7335</text:p>
          </table:table-cell>
          <table:table-cell office:value-type="float" office:value="3.4116" calcext:value-type="float">
            <text:p>3.4116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1664" calcext:value-type="float">
            <text:p>1.1664</text:p>
          </table:table-cell>
          <table:table-cell office:value-type="float" office:value="0.2801" calcext:value-type="float">
            <text:p>0.2801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PA" calcext:value-type="string">
            <text:p>PA</text:p>
          </table:table-cell>
          <table:table-cell table:style-name="ce3" table:formula="of:=[raw_succ.B3]" office:value-type="string" office:string-value="CFP" calcext:value-type="string">
            <text:p>CFP</text:p>
          </table:table-cell>
          <table:table-cell table:style-name="ce5" table:formula="of:=IF([raw_succ.C3] &gt; 0;[raw_succ.C3];&quot;N/A&quot;)" office:value-type="float" office:value="4.0965" calcext:value-type="float">
            <text:p>4.097</text:p>
          </table:table-cell>
          <table:table-cell table:style-name="ce7" table:formula="of:=IF([raw_succ.D3] = 1;&quot;N/A&quot;;[raw_succ.D3])" office:value-type="float" office:value="0.043" calcext:value-type="float">
            <text:p>0.043</text:p>
          </table:table-cell>
          <table:table-cell table:style-name="ce5" table:formula="of:=IF([raw_succ.E3] &gt; 0;[raw_succ.E3];&quot;N/A&quot;)" office:value-type="float" office:value="0.0083" calcext:value-type="float">
            <text:p>0.008</text:p>
          </table:table-cell>
          <table:table-cell table:style-name="ce8" table:formula="of:=IF([raw_succ.F3] = 1;&quot;N/A&quot;;[raw_succ.F3])" office:value-type="float" office:value="0.9276" calcext:value-type="float">
            <text:p>0.928</text:p>
          </table:table-cell>
          <table:table-cell table:style-name="ce5" table:formula="of:=IF([raw_succ.G3] &gt; 0;[raw_succ.G3];&quot;N/A&quot;)" office:value-type="float" office:value="8.7902" calcext:value-type="float">
            <text:p>8.790</text:p>
          </table:table-cell>
          <table:table-cell table:style-name="ce8" table:formula="of:=IF([raw_succ.H3] = 1;&quot;N/A&quot;;[raw_succ.H3])" office:value-type="float" office:value="0.003" calcext:value-type="float">
            <text:p>0.003</text:p>
          </table:table-cell>
          <table:table-cell table:style-name="ce5" table:formula="of:=IF([raw_succ.I3] &gt; 0;[raw_succ.I3];&quot;N/A&quot;)" office:value-type="float" office:value="11.732" calcext:value-type="float">
            <text:p>11.732</text:p>
          </table:table-cell>
          <table:table-cell table:style-name="ce8" table:formula="of:=IF([raw_succ.J3] = 1;&quot;N/A&quot;;[raw_succ.J3])" office:value-type="float" office:value="0.0006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PA" calcext:value-type="string">
            <text:p>PA</text:p>
          </table:table-cell>
          <table:table-cell table:style-name="ce3" table:formula="of:=[raw_succ.B4]" office:value-type="string" office:string-value="CS" calcext:value-type="string">
            <text:p>CS</text:p>
          </table:table-cell>
          <table:table-cell table:style-name="ce5" table:formula="of:=IF([raw_succ.C4] &gt; 0;[raw_succ.C4];&quot;N/A&quot;)" office:value-type="float" office:value="7.1435" calcext:value-type="float">
            <text:p>7.144</text:p>
          </table:table-cell>
          <table:table-cell table:style-name="ce7" table:formula="of:=IF([raw_succ.D4] = 1;&quot;N/A&quot;;[raw_succ.D4])" office:value-type="float" office:value="0.0075" calcext:value-type="float">
            <text:p>0.008</text:p>
          </table:table-cell>
          <table:table-cell table:style-name="ce5" table:formula="of:=IF([raw_succ.E4] &gt; 0;[raw_succ.E4];&quot;N/A&quot;)" office:value-type="float" office:value="0.7007" calcext:value-type="float">
            <text:p>0.701</text:p>
          </table:table-cell>
          <table:table-cell table:style-name="ce8" table:formula="of:=IF([raw_succ.F4] = 1;&quot;N/A&quot;;[raw_succ.F4])" office:value-type="float" office:value="0.4026" calcext:value-type="float">
            <text:p>0.403</text:p>
          </table:table-cell>
          <table:table-cell table:style-name="ce5" table:formula="of:=IF([raw_succ.G4] &gt; 0;[raw_succ.G4];&quot;N/A&quot;)" office:value-type="float" office:value="9.1389" calcext:value-type="float">
            <text:p>9.139</text:p>
          </table:table-cell>
          <table:table-cell table:style-name="ce8" table:formula="of:=IF([raw_succ.H4] = 1;&quot;N/A&quot;;[raw_succ.H4])" office:value-type="float" office:value="0.0025" calcext:value-type="float">
            <text:p>0.003</text:p>
          </table:table-cell>
          <table:table-cell table:style-name="ce5" table:formula="of:=IF([raw_succ.I4] &gt; 0;[raw_succ.I4];&quot;N/A&quot;)" office:value-type="float" office:value="13.5769" calcext:value-type="float">
            <text:p>13.577</text:p>
          </table:table-cell>
          <table:table-cell table:style-name="ce8" table:formula="of:=IF([raw_succ.J4] = 1;&quot;N/A&quot;;[raw_succ.J4])" office:value-type="float" office:value="0.0002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PA" calcext:value-type="string">
            <text:p>PA</text:p>
          </table:table-cell>
          <table:table-cell table:style-name="ce3" table:formula="of:=[raw_succ.B5]" office:value-type="string" office:string-value="CA" calcext:value-type="string">
            <text:p>CA</text:p>
          </table:table-cell>
          <table:table-cell table:style-name="ce5" table:formula="of:=IF([raw_succ.C5] &gt; 0;[raw_succ.C5];&quot;N/A&quot;)" office:value-type="float" office:value="2.5861" calcext:value-type="float">
            <text:p>2.586</text:p>
          </table:table-cell>
          <table:table-cell table:style-name="ce7" table:formula="of:=IF([raw_succ.D5] = 1;&quot;N/A&quot;;[raw_succ.D5])" office:value-type="float" office:value="0.1078" calcext:value-type="float">
            <text:p>0.108</text:p>
          </table:table-cell>
          <table:table-cell table:style-name="ce5" table:formula="of:=IF([raw_succ.E5] &gt; 0;[raw_succ.E5];&quot;N/A&quot;)" office:value-type="float" office:value="0.0146" calcext:value-type="float">
            <text:p>0.015</text:p>
          </table:table-cell>
          <table:table-cell table:style-name="ce8" table:formula="of:=IF([raw_succ.F5] = 1;&quot;N/A&quot;;[raw_succ.F5])" office:value-type="float" office:value="0.9038" calcext:value-type="float">
            <text:p>0.904</text:p>
          </table:table-cell>
          <table:table-cell table:style-name="ce5" table:formula="of:=IF([raw_succ.G5] &gt; 0;[raw_succ.G5];&quot;N/A&quot;)" office:value-type="float" office:value="2.2887" calcext:value-type="float">
            <text:p>2.289</text:p>
          </table:table-cell>
          <table:table-cell table:style-name="ce8" table:formula="of:=IF([raw_succ.H5] = 1;&quot;N/A&quot;;[raw_succ.H5])" office:value-type="float" office:value="0.1303" calcext:value-type="float">
            <text:p>0.130</text:p>
          </table:table-cell>
          <table:table-cell table:style-name="ce5" table:formula="of:=IF([raw_succ.I5] &gt; 0;[raw_succ.I5];&quot;N/A&quot;)" office:value-type="float" office:value="4.8927" calcext:value-type="float">
            <text:p>4.893</text:p>
          </table:table-cell>
          <table:table-cell table:style-name="ce8" table:formula="of:=IF([raw_succ.J5] = 1;&quot;N/A&quot;;[raw_succ.J5])" office:value-type="float" office:value="0.027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PA" calcext:value-type="string">
            <text:p>PA</text:p>
          </table:table-cell>
          <table:table-cell table:style-name="ce3" table:formula="of:=[raw_succ.B6]" office:value-type="string" office:string-value="O" calcext:value-type="string">
            <text:p>O</text:p>
          </table:table-cell>
          <table:table-cell table:style-name="ce5" table:formula="of:=IF([raw_succ.C6] &gt; 0;[raw_succ.C6];&quot;N/A&quot;)" office:value-type="float" office:value="0.3834" calcext:value-type="float">
            <text:p>0.383</text:p>
          </table:table-cell>
          <table:table-cell table:style-name="ce7" table:formula="of:=IF([raw_succ.D6] = 1;&quot;N/A&quot;;[raw_succ.D6])" office:value-type="float" office:value="0.5358" calcext:value-type="float">
            <text:p>0.536</text:p>
          </table:table-cell>
          <table:table-cell table:style-name="ce5" table:formula="of:=IF([raw_succ.E6] &gt; 0;[raw_succ.E6];&quot;N/A&quot;)" office:value-type="float" office:value="2.4224" calcext:value-type="float">
            <text:p>2.422</text:p>
          </table:table-cell>
          <table:table-cell table:style-name="ce8" table:formula="of:=IF([raw_succ.F6] = 1;&quot;N/A&quot;;[raw_succ.F6])" office:value-type="float" office:value="0.1196" calcext:value-type="float">
            <text:p>0.120</text:p>
          </table:table-cell>
          <table:table-cell table:style-name="ce5" table:formula="of:=IF([raw_succ.G6] &gt; 0;[raw_succ.G6];&quot;N/A&quot;)" office:value-type="float" office:value="9.3534" calcext:value-type="float">
            <text:p>9.353</text:p>
          </table:table-cell>
          <table:table-cell table:style-name="ce8" table:formula="of:=IF([raw_succ.H6] = 1;&quot;N/A&quot;;[raw_succ.H6])" office:value-type="float" office:value="0.0022" calcext:value-type="float">
            <text:p>0.002</text:p>
          </table:table-cell>
          <table:table-cell table:style-name="ce5" table:formula="of:=IF([raw_succ.I6] &gt; 0;[raw_succ.I6];&quot;N/A&quot;)" office:value-type="float" office:value="12.7811" calcext:value-type="float">
            <text:p>12.781</text:p>
          </table:table-cell>
          <table:table-cell table:style-name="ce8" table:formula="of:=IF([raw_succ.J6] = 1;&quot;N/A&quot;;[raw_succ.J6])" office:value-type="float" office:value="0.0004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PA" calcext:value-type="string">
            <text:p>PA</text:p>
          </table:table-cell>
          <table:table-cell table:style-name="ce3" table:formula="of:=[raw_succ.B7]" office:value-type="string" office:string-value="A" calcext:value-type="string">
            <text:p>A</text:p>
          </table:table-cell>
          <table:table-cell table:style-name="ce5" table:formula="of:=IF([raw_succ.C7] &gt; 0;[raw_succ.C7];&quot;N/A&quot;)" office:value-type="float" office:value="1.7097" calcext:value-type="float">
            <text:p>1.710</text:p>
          </table:table-cell>
          <table:table-cell table:style-name="ce7" table:formula="of:=IF([raw_succ.D7] = 1;&quot;N/A&quot;;[raw_succ.D7])" office:value-type="float" office:value="0.191" calcext:value-type="float">
            <text:p>0.191</text:p>
          </table:table-cell>
          <table:table-cell table:style-name="ce5" table:formula="of:=IF([raw_succ.E7] &gt; 0;[raw_succ.E7];&quot;N/A&quot;)" office:value-type="float" office:value="0.0024" calcext:value-type="float">
            <text:p>0.002</text:p>
          </table:table-cell>
          <table:table-cell table:style-name="ce8" table:formula="of:=IF([raw_succ.F7] = 1;&quot;N/A&quot;;[raw_succ.F7])" office:value-type="float" office:value="0.961" calcext:value-type="float">
            <text:p>0.961</text:p>
          </table:table-cell>
          <table:table-cell table:style-name="ce5" table:formula="of:=IF([raw_succ.G7] &gt; 0;[raw_succ.G7];&quot;N/A&quot;)" office:value-type="float" office:value="1.6152" calcext:value-type="float">
            <text:p>1.615</text:p>
          </table:table-cell>
          <table:table-cell table:style-name="ce8" table:formula="of:=IF([raw_succ.H7] = 1;&quot;N/A&quot;;[raw_succ.H7])" office:value-type="float" office:value="0.2038" calcext:value-type="float">
            <text:p>0.204</text:p>
          </table:table-cell>
          <table:table-cell table:style-name="ce5" table:formula="of:=IF([raw_succ.I7] &gt; 0;[raw_succ.I7];&quot;N/A&quot;)" office:value-type="float" office:value="3.8707" calcext:value-type="float">
            <text:p>3.871</text:p>
          </table:table-cell>
          <table:table-cell table:style-name="ce8" table:formula="of:=IF([raw_succ.J7] = 1;&quot;N/A&quot;;[raw_succ.J7])" office:value-type="float" office:value="0.0491" calcext:value-type="float">
            <text:p>0.049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PA" calcext:value-type="string">
            <text:p>PA</text:p>
          </table:table-cell>
          <table:table-cell table:style-name="ce3" table:formula="of:=[raw_succ.B8]" office:value-type="string" office:string-value="AO" calcext:value-type="string">
            <text:p>AO</text:p>
          </table:table-cell>
          <table:table-cell table:style-name="ce5" table:formula="of:=IF([raw_succ.C8] &gt; 0;[raw_succ.C8];&quot;N/A&quot;)" office:value-type="float" office:value="0.5088" calcext:value-type="float">
            <text:p>0.509</text:p>
          </table:table-cell>
          <table:table-cell table:style-name="ce7" table:formula="of:=IF([raw_succ.D8] = 1;&quot;N/A&quot;;[raw_succ.D8])" office:value-type="float" office:value="0.4756" calcext:value-type="float">
            <text:p>0.476</text:p>
          </table:table-cell>
          <table:table-cell table:style-name="ce5" table:formula="of:=IF([raw_succ.E8] &gt; 0;[raw_succ.E8];&quot;N/A&quot;)" office:value-type="float" office:value="1.6723" calcext:value-type="float">
            <text:p>1.672</text:p>
          </table:table-cell>
          <table:table-cell table:style-name="ce8" table:formula="of:=IF([raw_succ.F8] = 1;&quot;N/A&quot;;[raw_succ.F8])" office:value-type="float" office:value="0.1959" calcext:value-type="float">
            <text:p>0.196</text:p>
          </table:table-cell>
          <table:table-cell table:style-name="ce5" table:formula="of:=IF([raw_succ.G8] &gt; 0;[raw_succ.G8];&quot;N/A&quot;)" office:value-type="float" office:value="6.658" calcext:value-type="float">
            <text:p>6.658</text:p>
          </table:table-cell>
          <table:table-cell table:style-name="ce8" table:formula="of:=IF([raw_succ.H8] = 1;&quot;N/A&quot;;[raw_succ.H8])" office:value-type="float" office:value="0.0099" calcext:value-type="float">
            <text:p>0.010</text:p>
          </table:table-cell>
          <table:table-cell table:style-name="ce5" table:formula="of:=IF([raw_succ.I8] &gt; 0;[raw_succ.I8];&quot;N/A&quot;)" office:value-type="float" office:value="9.8088" calcext:value-type="float">
            <text:p>9.809</text:p>
          </table:table-cell>
          <table:table-cell table:style-name="ce8" table:formula="of:=IF([raw_succ.J8] = 1;&quot;N/A&quot;;[raw_succ.J8])" office:value-type="float" office:value="0.0017" calcext:value-type="float">
            <text:p>0.002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PA" calcext:value-type="string">
            <text:p>PA</text:p>
          </table:table-cell>
          <table:table-cell table:style-name="ce3" table:formula="of:=[raw_succ.B9]" office:value-type="string" office:string-value="OT" calcext:value-type="string">
            <text:p>OT</text:p>
          </table:table-cell>
          <table:table-cell table:style-name="ce5" table:formula="of:=IF([raw_succ.C9] &gt; 0;[raw_succ.C9];&quot;N/A&quot;)" office:value-type="float" office:value="0.9186" calcext:value-type="float">
            <text:p>0.919</text:p>
          </table:table-cell>
          <table:table-cell table:style-name="ce7" table:formula="of:=IF([raw_succ.D9] = 1;&quot;N/A&quot;;[raw_succ.D9])" office:value-type="float" office:value="0.3378" calcext:value-type="float">
            <text:p>0.338</text:p>
          </table:table-cell>
          <table:table-cell table:style-name="ce5" table:formula="of:=IF([raw_succ.E9] &gt; 0;[raw_succ.E9];&quot;N/A&quot;)" office:value-type="float" office:value="1.56" calcext:value-type="float">
            <text:p>1.560</text:p>
          </table:table-cell>
          <table:table-cell table:style-name="ce8" table:formula="of:=IF([raw_succ.F9] = 1;&quot;N/A&quot;;[raw_succ.F9])" office:value-type="float" office:value="0.2117" calcext:value-type="float">
            <text:p>0.212</text:p>
          </table:table-cell>
          <table:table-cell table:style-name="ce5" table:formula="of:=IF([raw_succ.G9] &gt; 0;[raw_succ.G9];&quot;N/A&quot;)" office:value-type="float" office:value="8.2053" calcext:value-type="float">
            <text:p>8.205</text:p>
          </table:table-cell>
          <table:table-cell table:style-name="ce8" table:formula="of:=IF([raw_succ.H9] = 1;&quot;N/A&quot;;[raw_succ.H9])" office:value-type="float" office:value="0.0042" calcext:value-type="float">
            <text:p>0.004</text:p>
          </table:table-cell>
          <table:table-cell table:style-name="ce5" table:formula="of:=IF([raw_succ.I9] &gt; 0;[raw_succ.I9];&quot;N/A&quot;)" office:value-type="float" office:value="11.9808" calcext:value-type="float">
            <text:p>11.981</text:p>
          </table:table-cell>
          <table:table-cell table:style-name="ce8" table:formula="of:=IF([raw_succ.J9] = 1;&quot;N/A&quot;;[raw_succ.J9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PA" calcext:value-type="string">
            <text:p>PA</text:p>
          </table:table-cell>
          <table:table-cell table:style-name="ce3" table:formula="of:=[raw_succ.B10]" office:value-type="string" office:string-value="AT" calcext:value-type="string">
            <text:p>AT</text:p>
          </table:table-cell>
          <table:table-cell table:style-name="ce5" table:formula="of:=IF([raw_succ.C10] &gt; 0;[raw_succ.C10];&quot;N/A&quot;)" office:value-type="float" office:value="3.4996" calcext:value-type="float">
            <text:p>3.500</text:p>
          </table:table-cell>
          <table:table-cell table:style-name="ce7" table:formula="of:=IF([raw_succ.D10] = 1;&quot;N/A&quot;;[raw_succ.D10])" office:value-type="float" office:value="0.0614" calcext:value-type="float">
            <text:p>0.061</text:p>
          </table:table-cell>
          <table:table-cell table:style-name="ce5" table:formula="of:=IF([raw_succ.E10] &gt; 0;[raw_succ.E10];&quot;N/A&quot;)" office:value-type="float" office:value="0.067" calcext:value-type="float">
            <text:p>0.067</text:p>
          </table:table-cell>
          <table:table-cell table:style-name="ce8" table:formula="of:=IF([raw_succ.F10] = 1;&quot;N/A&quot;;[raw_succ.F10])" office:value-type="float" office:value="0.7957" calcext:value-type="float">
            <text:p>0.796</text:p>
          </table:table-cell>
          <table:table-cell table:style-name="ce5" table:formula="of:=IF([raw_succ.G10] &gt; 0;[raw_succ.G10];&quot;N/A&quot;)" office:value-type="float" office:value="0.9885" calcext:value-type="float">
            <text:p>0.989</text:p>
          </table:table-cell>
          <table:table-cell table:style-name="ce8" table:formula="of:=IF([raw_succ.H10] = 1;&quot;N/A&quot;;[raw_succ.H10])" office:value-type="float" office:value="0.3201" calcext:value-type="float">
            <text:p>0.320</text:p>
          </table:table-cell>
          <table:table-cell table:style-name="ce5" table:formula="of:=IF([raw_succ.I10] &gt; 0;[raw_succ.I10];&quot;N/A&quot;)" office:value-type="float" office:value="2.9507" calcext:value-type="float">
            <text:p>2.951</text:p>
          </table:table-cell>
          <table:table-cell table:style-name="ce8" table:formula="of:=IF([raw_succ.J10] = 1;&quot;N/A&quot;;[raw_succ.J10])" office:value-type="float" office:value="0.0858" calcext:value-type="float">
            <text:p>0.086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PA" calcext:value-type="string">
            <text:p>PA</text:p>
          </table:table-cell>
          <table:table-cell table:style-name="ce3" table:formula="of:=[raw_succ.B11]" office:value-type="string" office:string-value="AOT" calcext:value-type="string">
            <text:p>AOT</text:p>
          </table:table-cell>
          <table:table-cell table:style-name="ce5" table:formula="of:=IF([raw_succ.C11] &gt; 0;[raw_succ.C11];&quot;N/A&quot;)" office:value-type="float" office:value="2.5587" calcext:value-type="float">
            <text:p>2.559</text:p>
          </table:table-cell>
          <table:table-cell table:style-name="ce7" table:formula="of:=IF([raw_succ.D11] = 1;&quot;N/A&quot;;[raw_succ.D11])" office:value-type="float" office:value="0.1097" calcext:value-type="float">
            <text:p>0.110</text:p>
          </table:table-cell>
          <table:table-cell table:style-name="ce5" table:formula="of:=IF([raw_succ.E11] &gt; 0;[raw_succ.E11];&quot;N/A&quot;)" office:value-type="float" office:value="0.112" calcext:value-type="float">
            <text:p>0.112</text:p>
          </table:table-cell>
          <table:table-cell table:style-name="ce8" table:formula="of:=IF([raw_succ.F11] = 1;&quot;N/A&quot;;[raw_succ.F11])" office:value-type="float" office:value="0.7378" calcext:value-type="float">
            <text:p>0.738</text:p>
          </table:table-cell>
          <table:table-cell table:style-name="ce5" table:formula="of:=IF([raw_succ.G11] &gt; 0;[raw_succ.G11];&quot;N/A&quot;)" office:value-type="float" office:value="2.9541" calcext:value-type="float">
            <text:p>2.954</text:p>
          </table:table-cell>
          <table:table-cell table:style-name="ce8" table:formula="of:=IF([raw_succ.H11] = 1;&quot;N/A&quot;;[raw_succ.H11])" office:value-type="float" office:value="0.0857" calcext:value-type="float">
            <text:p>0.086</text:p>
          </table:table-cell>
          <table:table-cell table:style-name="ce5" table:formula="of:=IF([raw_succ.I11] &gt; 0;[raw_succ.I11];&quot;N/A&quot;)" office:value-type="float" office:value="6.2858" calcext:value-type="float">
            <text:p>6.286</text:p>
          </table:table-cell>
          <table:table-cell table:style-name="ce8" table:formula="of:=IF([raw_succ.J11] = 1;&quot;N/A&quot;;[raw_succ.J11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FP" calcext:value-type="string">
            <text:p>CFP</text:p>
          </table:table-cell>
          <table:table-cell table:style-name="ce3" table:formula="of:=[raw_succ.B12]" office:value-type="string" office:string-value="CS" calcext:value-type="string">
            <text:p>CS</text:p>
          </table:table-cell>
          <table:table-cell table:style-name="ce5" table:formula="of:=IF([raw_succ.C12] &gt; 0;[raw_succ.C12];&quot;N/A&quot;)" office:value-type="float" office:value="1.0155" calcext:value-type="float">
            <text:p>1.016</text:p>
          </table:table-cell>
          <table:table-cell table:style-name="ce7" table:formula="of:=IF([raw_succ.D12] = 1;&quot;N/A&quot;;[raw_succ.D12])" office:value-type="float" office:value="0.3136" calcext:value-type="float">
            <text:p>0.314</text:p>
          </table:table-cell>
          <table:table-cell table:style-name="ce5" table:formula="of:=IF([raw_succ.E12] &gt; 0;[raw_succ.E12];&quot;N/A&quot;)" office:value-type="float" office:value="0.6074" calcext:value-type="float">
            <text:p>0.607</text:p>
          </table:table-cell>
          <table:table-cell table:style-name="ce8" table:formula="of:=IF([raw_succ.F12] = 1;&quot;N/A&quot;;[raw_succ.F12])" office:value-type="float" office:value="0.4358" calcext:value-type="float">
            <text:p>0.436</text:p>
          </table:table-cell>
          <table:table-cell table:style-name="ce5" table:formula="of:=IF([raw_succ.G12] &gt; 0;[raw_succ.G12];&quot;N/A&quot;)" office:value-type="float" office:value="0.3569" calcext:value-type="float">
            <text:p>0.357</text:p>
          </table:table-cell>
          <table:table-cell table:style-name="ce8" table:formula="of:=IF([raw_succ.H12] = 1;&quot;N/A&quot;;[raw_succ.H12])" office:value-type="float" office:value="0.5502" calcext:value-type="float">
            <text:p>0.550</text:p>
          </table:table-cell>
          <table:table-cell table:style-name="ce5" table:formula="of:=IF([raw_succ.I12] &gt; 0;[raw_succ.I12];&quot;N/A&quot;)" office:value-type="float" office:value="0.073" calcext:value-type="float">
            <text:p>0.073</text:p>
          </table:table-cell>
          <table:table-cell table:style-name="ce8" table:formula="of:=IF([raw_succ.J12] = 1;&quot;N/A&quot;;[raw_succ.J12])" office:value-type="float" office:value="0.7871" calcext:value-type="float">
            <text:p>0.787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FP" calcext:value-type="string">
            <text:p>CFP</text:p>
          </table:table-cell>
          <table:table-cell table:style-name="ce3" table:formula="of:=[raw_succ.B13]" office:value-type="string" office:string-value="CA" calcext:value-type="string">
            <text:p>CA</text:p>
          </table:table-cell>
          <table:table-cell table:style-name="ce5" table:formula="of:=IF([raw_succ.C13] &gt; 0;[raw_succ.C13];&quot;N/A&quot;)" office:value-type="float" office:value="0.2149" calcext:value-type="float">
            <text:p>0.215</text:p>
          </table:table-cell>
          <table:table-cell table:style-name="ce7" table:formula="of:=IF([raw_succ.D13] = 1;&quot;N/A&quot;;[raw_succ.D13])" office:value-type="float" office:value="0.6429" calcext:value-type="float">
            <text:p>0.643</text:p>
          </table:table-cell>
          <table:table-cell table:style-name="ce5" table:formula="of:=IF([raw_succ.E13] &gt; 0;[raw_succ.E13];&quot;N/A&quot;)" office:value-type="float" office:value="0.0375" calcext:value-type="float">
            <text:p>0.038</text:p>
          </table:table-cell>
          <table:table-cell table:style-name="ce8" table:formula="of:=IF([raw_succ.F13] = 1;&quot;N/A&quot;;[raw_succ.F13])" office:value-type="float" office:value="0.8464" calcext:value-type="float">
            <text:p>0.846</text:p>
          </table:table-cell>
          <table:table-cell table:style-name="ce5" table:formula="of:=IF([raw_succ.G13] &gt; 0;[raw_succ.G13];&quot;N/A&quot;)" office:value-type="float" office:value="3.1622" calcext:value-type="float">
            <text:p>3.162</text:p>
          </table:table-cell>
          <table:table-cell table:style-name="ce8" table:formula="of:=IF([raw_succ.H13] = 1;&quot;N/A&quot;;[raw_succ.H13])" office:value-type="float" office:value="0.0754" calcext:value-type="float">
            <text:p>0.075</text:p>
          </table:table-cell>
          <table:table-cell table:style-name="ce5" table:formula="of:=IF([raw_succ.I13] &gt; 0;[raw_succ.I13];&quot;N/A&quot;)" office:value-type="float" office:value="2.6244" calcext:value-type="float">
            <text:p>2.624</text:p>
          </table:table-cell>
          <table:table-cell table:style-name="ce8" table:formula="of:=IF([raw_succ.J13] = 1;&quot;N/A&quot;;[raw_succ.J13])" office:value-type="float" office:value="0.1052" calcext:value-type="float">
            <text:p>0.105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FP" calcext:value-type="string">
            <text:p>CFP</text:p>
          </table:table-cell>
          <table:table-cell table:style-name="ce3" table:formula="of:=[raw_succ.B14]" office:value-type="string" office:string-value="O" calcext:value-type="string">
            <text:p>O</text:p>
          </table:table-cell>
          <table:table-cell table:style-name="ce5" table:formula="of:=IF([raw_succ.C14] &gt; 0;[raw_succ.C14];&quot;N/A&quot;)" office:value-type="float" office:value="3.0098" calcext:value-type="float">
            <text:p>3.010</text:p>
          </table:table-cell>
          <table:table-cell table:style-name="ce7" table:formula="of:=IF([raw_succ.D14] = 1;&quot;N/A&quot;;[raw_succ.D14])" office:value-type="float" office:value="0.0828" calcext:value-type="float">
            <text:p>0.083</text:p>
          </table:table-cell>
          <table:table-cell table:style-name="ce5" table:formula="of:=IF([raw_succ.E14] &gt; 0;[raw_succ.E14];&quot;N/A&quot;)" office:value-type="float" office:value="3.8989" calcext:value-type="float">
            <text:p>3.899</text:p>
          </table:table-cell>
          <table:table-cell table:style-name="ce8" table:formula="of:=IF([raw_succ.F14] = 1;&quot;N/A&quot;;[raw_succ.F14])" office:value-type="float" office:value="0.0483" calcext:value-type="float">
            <text:p>0.048</text:p>
          </table:table-cell>
          <table:table-cell table:style-name="ce5" table:formula="of:=IF([raw_succ.G14] &gt; 0;[raw_succ.G14];&quot;N/A&quot;)" office:value-type="float" office:value="0.3447" calcext:value-type="float">
            <text:p>0.345</text:p>
          </table:table-cell>
          <table:table-cell table:style-name="ce8" table:formula="of:=IF([raw_succ.H14] = 1;&quot;N/A&quot;;[raw_succ.H14])" office:value-type="float" office:value="0.5571" calcext:value-type="float">
            <text:p>0.557</text:p>
          </table:table-cell>
          <table:table-cell table:style-name="ce5" table:formula="of:=IF([raw_succ.I14] &gt; 0;[raw_succ.I14];&quot;N/A&quot;)" office:value-type="float" office:value="0.0551" calcext:value-type="float">
            <text:p>0.055</text:p>
          </table:table-cell>
          <table:table-cell table:style-name="ce8" table:formula="of:=IF([raw_succ.J14] = 1;&quot;N/A&quot;;[raw_succ.J14])" office:value-type="float" office:value="0.8144" calcext:value-type="float">
            <text:p>0.814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FP" calcext:value-type="string">
            <text:p>CFP</text:p>
          </table:table-cell>
          <table:table-cell table:style-name="ce3" table:formula="of:=[raw_succ.B15]" office:value-type="string" office:string-value="A" calcext:value-type="string">
            <text:p>A</text:p>
          </table:table-cell>
          <table:table-cell table:style-name="ce5" table:formula="of:=IF([raw_succ.C15] &gt; 0;[raw_succ.C15];&quot;N/A&quot;)" office:value-type="float" office:value="0.2603" calcext:value-type="float">
            <text:p>0.260</text:p>
          </table:table-cell>
          <table:table-cell table:style-name="ce7" table:formula="of:=IF([raw_succ.D15] = 1;&quot;N/A&quot;;[raw_succ.D15])" office:value-type="float" office:value="0.6099" calcext:value-type="float">
            <text:p>0.610</text:p>
          </table:table-cell>
          <table:table-cell table:style-name="ce5" table:formula="of:=IF([raw_succ.E15] &gt; 0;[raw_succ.E15];&quot;N/A&quot;)" office:value-type="float" office:value="0.007" calcext:value-type="float">
            <text:p>0.007</text:p>
          </table:table-cell>
          <table:table-cell table:style-name="ce8" table:formula="of:=IF([raw_succ.F15] = 1;&quot;N/A&quot;;[raw_succ.F15])" office:value-type="float" office:value="0.9335" calcext:value-type="float">
            <text:p>0.934</text:p>
          </table:table-cell>
          <table:table-cell table:style-name="ce5" table:formula="of:=IF([raw_succ.G15] &gt; 0;[raw_succ.G15];&quot;N/A&quot;)" office:value-type="float" office:value="3.5688" calcext:value-type="float">
            <text:p>3.569</text:p>
          </table:table-cell>
          <table:table-cell table:style-name="ce8" table:formula="of:=IF([raw_succ.H15] = 1;&quot;N/A&quot;;[raw_succ.H15])" office:value-type="float" office:value="0.0589" calcext:value-type="float">
            <text:p>0.059</text:p>
          </table:table-cell>
          <table:table-cell table:style-name="ce5" table:formula="of:=IF([raw_succ.I15] &gt; 0;[raw_succ.I15];&quot;N/A&quot;)" office:value-type="float" office:value="2.8815" calcext:value-type="float">
            <text:p>2.882</text:p>
          </table:table-cell>
          <table:table-cell table:style-name="ce8" table:formula="of:=IF([raw_succ.J15] = 1;&quot;N/A&quot;;[raw_succ.J15])" office:value-type="float" office:value="0.0896" calcext:value-type="float">
            <text:p>0.090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FP" calcext:value-type="string">
            <text:p>CFP</text:p>
          </table:table-cell>
          <table:table-cell table:style-name="ce3" table:formula="of:=[raw_succ.B16]" office:value-type="string" office:string-value="AO" calcext:value-type="string">
            <text:p>AO</text:p>
          </table:table-cell>
          <table:table-cell table:style-name="ce5" table:formula="of:=IF([raw_succ.C16] &gt; 0;[raw_succ.C16];&quot;N/A&quot;)" office:value-type="float" office:value="2.3068" calcext:value-type="float">
            <text:p>2.307</text:p>
          </table:table-cell>
          <table:table-cell table:style-name="ce7" table:formula="of:=IF([raw_succ.D16] = 1;&quot;N/A&quot;;[raw_succ.D16])" office:value-type="float" office:value="0.1288" calcext:value-type="float">
            <text:p>0.129</text:p>
          </table:table-cell>
          <table:table-cell table:style-name="ce5" table:formula="of:=IF([raw_succ.E16] &gt; 0;[raw_succ.E16];&quot;N/A&quot;)" office:value-type="float" office:value="2.7805" calcext:value-type="float">
            <text:p>2.781</text:p>
          </table:table-cell>
          <table:table-cell table:style-name="ce8" table:formula="of:=IF([raw_succ.F16] = 1;&quot;N/A&quot;;[raw_succ.F16])" office:value-type="float" office:value="0.0954" calcext:value-type="float">
            <text:p>0.095</text:p>
          </table:table-cell>
          <table:table-cell table:style-name="ce5" table:formula="of:=IF([raw_succ.G16] &gt; 0;[raw_succ.G16];&quot;N/A&quot;)" office:value-type="float" office:value="1.1062" calcext:value-type="float">
            <text:p>1.106</text:p>
          </table:table-cell>
          <table:table-cell table:style-name="ce8" table:formula="of:=IF([raw_succ.H16] = 1;&quot;N/A&quot;;[raw_succ.H16])" office:value-type="float" office:value="0.2929" calcext:value-type="float">
            <text:p>0.293</text:p>
          </table:table-cell>
          <table:table-cell table:style-name="ce5" table:formula="of:=IF([raw_succ.I16] &gt; 0;[raw_succ.I16];&quot;N/A&quot;)" office:value-type="float" office:value="0.5431" calcext:value-type="float">
            <text:p>0.543</text:p>
          </table:table-cell>
          <table:table-cell table:style-name="ce8" table:formula="of:=IF([raw_succ.J16] = 1;&quot;N/A&quot;;[raw_succ.J16])" office:value-type="float" office:value="0.4612" calcext:value-type="float">
            <text:p>0.461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FP" calcext:value-type="string">
            <text:p>CFP</text:p>
          </table:table-cell>
          <table:table-cell table:style-name="ce3" table:formula="of:=[raw_succ.B17]" office:value-type="string" office:string-value="OT" calcext:value-type="string">
            <text:p>OT</text:p>
          </table:table-cell>
          <table:table-cell table:style-name="ce5" table:formula="of:=IF([raw_succ.C17] &gt; 0;[raw_succ.C17];&quot;N/A&quot;)" office:value-type="float" office:value="1.4558" calcext:value-type="float">
            <text:p>1.456</text:p>
          </table:table-cell>
          <table:table-cell table:style-name="ce7" table:formula="of:=IF([raw_succ.D17] = 1;&quot;N/A&quot;;[raw_succ.D17])" office:value-type="float" office:value="0.2276" calcext:value-type="float">
            <text:p>0.228</text:p>
          </table:table-cell>
          <table:table-cell table:style-name="ce5" table:formula="of:=IF([raw_succ.E17] &gt; 0;[raw_succ.E17];&quot;N/A&quot;)" office:value-type="float" office:value="2.7041" calcext:value-type="float">
            <text:p>2.704</text:p>
          </table:table-cell>
          <table:table-cell table:style-name="ce8" table:formula="of:=IF([raw_succ.F17] = 1;&quot;N/A&quot;;[raw_succ.F17])" office:value-type="float" office:value="0.1001" calcext:value-type="float">
            <text:p>0.100</text:p>
          </table:table-cell>
          <table:table-cell table:style-name="ce5" table:formula="of:=IF([raw_succ.G17] &gt; 0;[raw_succ.G17];&quot;N/A&quot;)" office:value-type="float" office:value="0.3614" calcext:value-type="float">
            <text:p>0.361</text:p>
          </table:table-cell>
          <table:table-cell table:style-name="ce8" table:formula="of:=IF([raw_succ.H17] = 1;&quot;N/A&quot;;[raw_succ.H17])" office:value-type="float" office:value="0.5478" calcext:value-type="float">
            <text:p>0.548</text:p>
          </table:table-cell>
          <table:table-cell table:style-name="ce5" table:formula="of:=IF([raw_succ.I17] &gt; 0;[raw_succ.I17];&quot;N/A&quot;)" office:value-type="float" office:value="0.0957" calcext:value-type="float">
            <text:p>0.096</text:p>
          </table:table-cell>
          <table:table-cell table:style-name="ce8" table:formula="of:=IF([raw_succ.J17] = 1;&quot;N/A&quot;;[raw_succ.J17])" office:value-type="float" office:value="0.757" calcext:value-type="float">
            <text:p>0.757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FP" calcext:value-type="string">
            <text:p>CFP</text:p>
          </table:table-cell>
          <table:table-cell table:style-name="ce3" table:formula="of:=[raw_succ.B18]" office:value-type="string" office:string-value="AT" calcext:value-type="string">
            <text:p>AT</text:p>
          </table:table-cell>
          <table:table-cell table:style-name="ce5" table:formula="of:=IF([raw_succ.C18] &gt; 0;[raw_succ.C18];&quot;N/A&quot;)" office:value-type="float" office:value="0.0274" calcext:value-type="float">
            <text:p>0.027</text:p>
          </table:table-cell>
          <table:table-cell table:style-name="ce7" table:formula="of:=IF([raw_succ.D18] = 1;&quot;N/A&quot;;[raw_succ.D18])" office:value-type="float" office:value="0.8685" calcext:value-type="float">
            <text:p>0.869</text:p>
          </table:table-cell>
          <table:table-cell table:style-name="ce5" table:formula="of:=IF([raw_succ.E18] &gt; 0;[raw_succ.E18];&quot;N/A&quot;)" office:value-type="float" office:value="0.009" calcext:value-type="float">
            <text:p>0.009</text:p>
          </table:table-cell>
          <table:table-cell table:style-name="ce8" table:formula="of:=IF([raw_succ.F18] = 1;&quot;N/A&quot;;[raw_succ.F18])" office:value-type="float" office:value="0.9246" calcext:value-type="float">
            <text:p>0.925</text:p>
          </table:table-cell>
          <table:table-cell table:style-name="ce5" table:formula="of:=IF([raw_succ.G18] &gt; 0;[raw_succ.G18];&quot;N/A&quot;)" office:value-type="float" office:value="5.3768" calcext:value-type="float">
            <text:p>5.377</text:p>
          </table:table-cell>
          <table:table-cell table:style-name="ce8" table:formula="of:=IF([raw_succ.H18] = 1;&quot;N/A&quot;;[raw_succ.H18])" office:value-type="float" office:value="0.0204" calcext:value-type="float">
            <text:p>0.020</text:p>
          </table:table-cell>
          <table:table-cell table:style-name="ce5" table:formula="of:=IF([raw_succ.I18] &gt; 0;[raw_succ.I18];&quot;N/A&quot;)" office:value-type="float" office:value="4.779" calcext:value-type="float">
            <text:p>4.779</text:p>
          </table:table-cell>
          <table:table-cell table:style-name="ce8" table:formula="of:=IF([raw_succ.J18] = 1;&quot;N/A&quot;;[raw_succ.J18])" office:value-type="float" office:value="0.0288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FP" calcext:value-type="string">
            <text:p>CFP</text:p>
          </table:table-cell>
          <table:table-cell table:style-name="ce3" table:formula="of:=[raw_succ.B19]" office:value-type="string" office:string-value="AOT" calcext:value-type="string">
            <text:p>AOT</text:p>
          </table:table-cell>
          <table:table-cell table:style-name="ce5" table:formula="of:=IF([raw_succ.C19] &gt; 0;[raw_succ.C19];&quot;N/A&quot;)" office:value-type="float" office:value="0.2006" calcext:value-type="float">
            <text:p>0.201</text:p>
          </table:table-cell>
          <table:table-cell table:style-name="ce7" table:formula="of:=IF([raw_succ.D19] = 1;&quot;N/A&quot;;[raw_succ.D19])" office:value-type="float" office:value="0.6542" calcext:value-type="float">
            <text:p>0.654</text:p>
          </table:table-cell>
          <table:table-cell table:style-name="ce5" table:formula="of:=IF([raw_succ.E19] &gt; 0;[raw_succ.E19];&quot;N/A&quot;)" office:value-type="float" office:value="0.5688" calcext:value-type="float">
            <text:p>0.569</text:p>
          </table:table-cell>
          <table:table-cell table:style-name="ce8" table:formula="of:=IF([raw_succ.F19] = 1;&quot;N/A&quot;;[raw_succ.F19])" office:value-type="float" office:value="0.4507" calcext:value-type="float">
            <text:p>0.451</text:p>
          </table:table-cell>
          <table:table-cell table:style-name="ce5" table:formula="of:=IF([raw_succ.G19] &gt; 0;[raw_succ.G19];&quot;N/A&quot;)" office:value-type="float" office:value="2.7985" calcext:value-type="float">
            <text:p>2.799</text:p>
          </table:table-cell>
          <table:table-cell table:style-name="ce8" table:formula="of:=IF([raw_succ.H19] = 1;&quot;N/A&quot;;[raw_succ.H19])" office:value-type="float" office:value="0.0944" calcext:value-type="float">
            <text:p>0.094</text:p>
          </table:table-cell>
          <table:table-cell table:style-name="ce5" table:formula="of:=IF([raw_succ.I19] &gt; 0;[raw_succ.I19];&quot;N/A&quot;)" office:value-type="float" office:value="1.8299" calcext:value-type="float">
            <text:p>1.830</text:p>
          </table:table-cell>
          <table:table-cell table:style-name="ce8" table:formula="of:=IF([raw_succ.J19] = 1;&quot;N/A&quot;;[raw_succ.J19])" office:value-type="float" office:value="0.1761" calcext:value-type="float">
            <text:p>0.176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S" calcext:value-type="string">
            <text:p>CS</text:p>
          </table:table-cell>
          <table:table-cell table:style-name="ce3" table:formula="of:=[raw_succ.B20]" office:value-type="string" office:string-value="CA" calcext:value-type="string">
            <text:p>CA</text:p>
          </table:table-cell>
          <table:table-cell table:style-name="ce5" table:formula="of:=IF([raw_succ.C20] &gt; 0;[raw_succ.C20];&quot;N/A&quot;)" office:value-type="float" office:value="1.3374" calcext:value-type="float">
            <text:p>1.337</text:p>
          </table:table-cell>
          <table:table-cell table:style-name="ce7" table:formula="of:=IF([raw_succ.D20] = 1;&quot;N/A&quot;;[raw_succ.D20])" office:value-type="float" office:value="0.2475" calcext:value-type="float">
            <text:p>0.248</text:p>
          </table:table-cell>
          <table:table-cell table:style-name="ce5" table:formula="of:=IF([raw_succ.E20] &gt; 0;[raw_succ.E20];&quot;N/A&quot;)" office:value-type="float" office:value="0.8137" calcext:value-type="float">
            <text:p>0.814</text:p>
          </table:table-cell>
          <table:table-cell table:style-name="ce8" table:formula="of:=IF([raw_succ.F20] = 1;&quot;N/A&quot;;[raw_succ.F20])" office:value-type="float" office:value="0.367" calcext:value-type="float">
            <text:p>0.367</text:p>
          </table:table-cell>
          <table:table-cell table:style-name="ce5" table:formula="of:=IF([raw_succ.G20] &gt; 0;[raw_succ.G20];&quot;N/A&quot;)" office:value-type="float" office:value="1.8783" calcext:value-type="float">
            <text:p>1.878</text:p>
          </table:table-cell>
          <table:table-cell table:style-name="ce8" table:formula="of:=IF([raw_succ.H20] = 1;&quot;N/A&quot;;[raw_succ.H20])" office:value-type="float" office:value="0.1705" calcext:value-type="float">
            <text:p>0.171</text:p>
          </table:table-cell>
          <table:table-cell table:style-name="ce5" table:formula="of:=IF([raw_succ.I20] &gt; 0;[raw_succ.I20];&quot;N/A&quot;)" office:value-type="float" office:value="2.0638" calcext:value-type="float">
            <text:p>2.064</text:p>
          </table:table-cell>
          <table:table-cell table:style-name="ce8" table:formula="of:=IF([raw_succ.J20] = 1;&quot;N/A&quot;;[raw_succ.J20])" office:value-type="float" office:value="0.1508" calcext:value-type="float">
            <text:p>0.151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S" calcext:value-type="string">
            <text:p>CS</text:p>
          </table:table-cell>
          <table:table-cell table:style-name="ce3" table:formula="of:=[raw_succ.B21]" office:value-type="string" office:string-value="O" calcext:value-type="string">
            <text:p>O</text:p>
          </table:table-cell>
          <table:table-cell table:style-name="ce5" table:formula="of:=IF([raw_succ.C21] &gt; 0;[raw_succ.C21];&quot;N/A&quot;)" office:value-type="float" office:value="6.7161" calcext:value-type="float">
            <text:p>6.716</text:p>
          </table:table-cell>
          <table:table-cell table:style-name="ce7" table:formula="of:=IF([raw_succ.D21] = 1;&quot;N/A&quot;;[raw_succ.D21])" office:value-type="float" office:value="0.0096" calcext:value-type="float">
            <text:p>0.010</text:p>
          </table:table-cell>
          <table:table-cell table:style-name="ce5" table:formula="of:=IF([raw_succ.E21] &gt; 0;[raw_succ.E21];&quot;N/A&quot;)" office:value-type="float" office:value="6.0813" calcext:value-type="float">
            <text:p>6.081</text:p>
          </table:table-cell>
          <table:table-cell table:style-name="ce8" table:formula="of:=IF([raw_succ.F21] = 1;&quot;N/A&quot;;[raw_succ.F21])" office:value-type="float" office:value="0.0137" calcext:value-type="float">
            <text:p>0.014</text:p>
          </table:table-cell>
          <table:table-cell table:style-name="ce5" table:formula="of:=IF([raw_succ.G21] &gt; 0;[raw_succ.G21];&quot;N/A&quot;)" office:value-type="float" office:value="0.0334" calcext:value-type="float">
            <text:p>0.033</text:p>
          </table:table-cell>
          <table:table-cell table:style-name="ce8" table:formula="of:=IF([raw_succ.H21] = 1;&quot;N/A&quot;;[raw_succ.H21])" office:value-type="float" office:value="0.8551" calcext:value-type="float">
            <text:p>0.855</text:p>
          </table:table-cell>
          <table:table-cell table:style-name="ce5" table:formula="of:=IF([raw_succ.I21] &gt; 0;[raw_succ.I21];&quot;N/A&quot;)" office:value-type="float" office:value="0.0245" calcext:value-type="float">
            <text:p>0.025</text:p>
          </table:table-cell>
          <table:table-cell table:style-name="ce8" table:formula="of:=IF([raw_succ.J21] = 1;&quot;N/A&quot;;[raw_succ.J21])" office:value-type="float" office:value="0.8756" calcext:value-type="float">
            <text:p>0.876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S" calcext:value-type="string">
            <text:p>CS</text:p>
          </table:table-cell>
          <table:table-cell table:style-name="ce3" table:formula="of:=[raw_succ.B22]" office:value-type="string" office:string-value="A" calcext:value-type="string">
            <text:p>A</text:p>
          </table:table-cell>
          <table:table-cell table:style-name="ce5" table:formula="of:=IF([raw_succ.C22] &gt; 0;[raw_succ.C22];&quot;N/A&quot;)" office:value-type="float" office:value="2.2687" calcext:value-type="float">
            <text:p>2.269</text:p>
          </table:table-cell>
          <table:table-cell table:style-name="ce7" table:formula="of:=IF([raw_succ.D22] = 1;&quot;N/A&quot;;[raw_succ.D22])" office:value-type="float" office:value="0.132" calcext:value-type="float">
            <text:p>0.132</text:p>
          </table:table-cell>
          <table:table-cell table:style-name="ce5" table:formula="of:=IF([raw_succ.E22] &gt; 0;[raw_succ.E22];&quot;N/A&quot;)" office:value-type="float" office:value="0.5204" calcext:value-type="float">
            <text:p>0.520</text:p>
          </table:table-cell>
          <table:table-cell table:style-name="ce8" table:formula="of:=IF([raw_succ.F22] = 1;&quot;N/A&quot;;[raw_succ.F22])" office:value-type="float" office:value="0.4707" calcext:value-type="float">
            <text:p>0.471</text:p>
          </table:table-cell>
          <table:table-cell table:style-name="ce5" table:formula="of:=IF([raw_succ.G22] &gt; 0;[raw_succ.G22];&quot;N/A&quot;)" office:value-type="float" office:value="2.9826" calcext:value-type="float">
            <text:p>2.983</text:p>
          </table:table-cell>
          <table:table-cell table:style-name="ce8" table:formula="of:=IF([raw_succ.H22] = 1;&quot;N/A&quot;;[raw_succ.H22])" office:value-type="float" office:value="0.0842" calcext:value-type="float">
            <text:p>0.084</text:p>
          </table:table-cell>
          <table:table-cell table:style-name="ce5" table:formula="of:=IF([raw_succ.I22] &gt; 0;[raw_succ.I22];&quot;N/A&quot;)" office:value-type="float" office:value="2.6851" calcext:value-type="float">
            <text:p>2.685</text:p>
          </table:table-cell>
          <table:table-cell table:style-name="ce8" table:formula="of:=IF([raw_succ.J22] = 1;&quot;N/A&quot;;[raw_succ.J22])" office:value-type="float" office:value="0.1013" calcext:value-type="float">
            <text:p>0.101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S" calcext:value-type="string">
            <text:p>CS</text:p>
          </table:table-cell>
          <table:table-cell table:style-name="ce3" table:formula="of:=[raw_succ.B23]" office:value-type="string" office:string-value="AO" calcext:value-type="string">
            <text:p>AO</text:p>
          </table:table-cell>
          <table:table-cell table:style-name="ce5" table:formula="of:=IF([raw_succ.C23] &gt; 0;[raw_succ.C23];&quot;N/A&quot;)" office:value-type="float" office:value="5.2939" calcext:value-type="float">
            <text:p>5.294</text:p>
          </table:table-cell>
          <table:table-cell table:style-name="ce7" table:formula="of:=IF([raw_succ.D23] = 1;&quot;N/A&quot;;[raw_succ.D23])" office:value-type="float" office:value="0.0214" calcext:value-type="float">
            <text:p>0.021</text:p>
          </table:table-cell>
          <table:table-cell table:style-name="ce5" table:formula="of:=IF([raw_succ.E23] &gt; 0;[raw_succ.E23];&quot;N/A&quot;)" office:value-type="float" office:value="4.3873" calcext:value-type="float">
            <text:p>4.387</text:p>
          </table:table-cell>
          <table:table-cell table:style-name="ce8" table:formula="of:=IF([raw_succ.F23] = 1;&quot;N/A&quot;;[raw_succ.F23])" office:value-type="float" office:value="0.0362" calcext:value-type="float">
            <text:p>0.036</text:p>
          </table:table-cell>
          <table:table-cell table:style-name="ce5" table:formula="of:=IF([raw_succ.G23] &gt; 0;[raw_succ.G23];&quot;N/A&quot;)" office:value-type="float" office:value="0.4666" calcext:value-type="float">
            <text:p>0.467</text:p>
          </table:table-cell>
          <table:table-cell table:style-name="ce8" table:formula="of:=IF([raw_succ.H23] = 1;&quot;N/A&quot;;[raw_succ.H23])" office:value-type="float" office:value="0.4946" calcext:value-type="float">
            <text:p>0.495</text:p>
          </table:table-cell>
          <table:table-cell table:style-name="ce5" table:formula="of:=IF([raw_succ.I23] &gt; 0;[raw_succ.I23];&quot;N/A&quot;)" office:value-type="float" office:value="0.1939" calcext:value-type="float">
            <text:p>0.194</text:p>
          </table:table-cell>
          <table:table-cell table:style-name="ce8" table:formula="of:=IF([raw_succ.J23] = 1;&quot;N/A&quot;;[raw_succ.J23])" office:value-type="float" office:value="0.6597" calcext:value-type="float">
            <text:p>0.660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CS" calcext:value-type="string">
            <text:p>CS</text:p>
          </table:table-cell>
          <table:table-cell table:style-name="ce3" table:formula="of:=[raw_succ.B24]" office:value-type="string" office:string-value="OT" calcext:value-type="string">
            <text:p>OT</text:p>
          </table:table-cell>
          <table:table-cell table:style-name="ce5" table:formula="of:=IF([raw_succ.C24] &gt; 0;[raw_succ.C24];&quot;N/A&quot;)" office:value-type="float" office:value="4.767" calcext:value-type="float">
            <text:p>4.767</text:p>
          </table:table-cell>
          <table:table-cell table:style-name="ce7" table:formula="of:=IF([raw_succ.D24] = 1;&quot;N/A&quot;;[raw_succ.D24])" office:value-type="float" office:value="0.029" calcext:value-type="float">
            <text:p>0.029</text:p>
          </table:table-cell>
          <table:table-cell table:style-name="ce5" table:formula="of:=IF([raw_succ.E24] &gt; 0;[raw_succ.E24];&quot;N/A&quot;)" office:value-type="float" office:value="4.6921" calcext:value-type="float">
            <text:p>4.692</text:p>
          </table:table-cell>
          <table:table-cell table:style-name="ce8" table:formula="of:=IF([raw_succ.F24] = 1;&quot;N/A&quot;;[raw_succ.F24])" office:value-type="float" office:value="0.0303" calcext:value-type="float">
            <text:p>0.030</text:p>
          </table:table-cell>
          <table:table-cell table:style-name="ce5" table:formula="of:=IF([raw_succ.G24] &gt; 0;[raw_succ.G24];&quot;N/A&quot;)" office:value-type="float" office:value="0.0378" calcext:value-type="float">
            <text:p>0.038</text:p>
          </table:table-cell>
          <table:table-cell table:style-name="ce8" table:formula="of:=IF([raw_succ.H24] = 1;&quot;N/A&quot;;[raw_succ.H24])" office:value-type="float" office:value="0.8458" calcext:value-type="float">
            <text:p>0.846</text:p>
          </table:table-cell>
          <table:table-cell table:style-name="ce5" table:formula="of:=IF([raw_succ.I24] &gt; 0;[raw_succ.I24];&quot;N/A&quot;)" office:value-type="float" office:value="0.005" calcext:value-type="float">
            <text:p>0.005</text:p>
          </table:table-cell>
          <table:table-cell table:style-name="ce8" table:formula="of:=IF([raw_succ.J24] = 1;&quot;N/A&quot;;[raw_succ.J24])" office:value-type="float" office:value="0.9436" calcext:value-type="float">
            <text:p>0.944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CS" calcext:value-type="string">
            <text:p>CS</text:p>
          </table:table-cell>
          <table:table-cell table:style-name="ce3" table:formula="of:=[raw_succ.B25]" office:value-type="string" office:string-value="AT" calcext:value-type="string">
            <text:p>AT</text:p>
          </table:table-cell>
          <table:table-cell table:style-name="ce5" table:formula="of:=IF([raw_succ.C25] &gt; 0;[raw_succ.C25];&quot;N/A&quot;)" office:value-type="float" office:value="0.9228" calcext:value-type="float">
            <text:p>0.923</text:p>
          </table:table-cell>
          <table:table-cell table:style-name="ce7" table:formula="of:=IF([raw_succ.D25] = 1;&quot;N/A&quot;;[raw_succ.D25])" office:value-type="float" office:value="0.3367" calcext:value-type="float">
            <text:p>0.337</text:p>
          </table:table-cell>
          <table:table-cell table:style-name="ce5" table:formula="of:=IF([raw_succ.E25] &gt; 0;[raw_succ.E25];&quot;N/A&quot;)" office:value-type="float" office:value="0.3613" calcext:value-type="float">
            <text:p>0.361</text:p>
          </table:table-cell>
          <table:table-cell table:style-name="ce8" table:formula="of:=IF([raw_succ.F25] = 1;&quot;N/A&quot;;[raw_succ.F25])" office:value-type="float" office:value="0.5478" calcext:value-type="float">
            <text:p>0.548</text:p>
          </table:table-cell>
          <table:table-cell table:style-name="ce5" table:formula="of:=IF([raw_succ.G25] &gt; 0;[raw_succ.G25];&quot;N/A&quot;)" office:value-type="float" office:value="4.8835" calcext:value-type="float">
            <text:p>4.884</text:p>
          </table:table-cell>
          <table:table-cell table:style-name="ce8" table:formula="of:=IF([raw_succ.H25] = 1;&quot;N/A&quot;;[raw_succ.H25])" office:value-type="float" office:value="0.0271" calcext:value-type="float">
            <text:p>0.027</text:p>
          </table:table-cell>
          <table:table-cell table:style-name="ce5" table:formula="of:=IF([raw_succ.I25] &gt; 0;[raw_succ.I25];&quot;N/A&quot;)" office:value-type="float" office:value="4.7377" calcext:value-type="float">
            <text:p>4.738</text:p>
          </table:table-cell>
          <table:table-cell table:style-name="ce8" table:formula="of:=IF([raw_succ.J25] = 1;&quot;N/A&quot;;[raw_succ.J25])" office:value-type="float" office:value="0.0295" calcext:value-type="float">
            <text:p>0.030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CS" calcext:value-type="string">
            <text:p>CS</text:p>
          </table:table-cell>
          <table:table-cell table:style-name="ce3" table:formula="of:=[raw_succ.B26]" office:value-type="string" office:string-value="AOT" calcext:value-type="string">
            <text:p>AOT</text:p>
          </table:table-cell>
          <table:table-cell table:style-name="ce5" table:formula="of:=IF([raw_succ.C26] &gt; 0;[raw_succ.C26];&quot;N/A&quot;)" office:value-type="float" office:value="2.0203" calcext:value-type="float">
            <text:p>2.020</text:p>
          </table:table-cell>
          <table:table-cell table:style-name="ce7" table:formula="of:=IF([raw_succ.D26] = 1;&quot;N/A&quot;;[raw_succ.D26])" office:value-type="float" office:value="0.1552" calcext:value-type="float">
            <text:p>0.155</text:p>
          </table:table-cell>
          <table:table-cell table:style-name="ce5" table:formula="of:=IF([raw_succ.E26] &gt; 0;[raw_succ.E26];&quot;N/A&quot;)" office:value-type="float" office:value="1.8062" calcext:value-type="float">
            <text:p>1.806</text:p>
          </table:table-cell>
          <table:table-cell table:style-name="ce8" table:formula="of:=IF([raw_succ.F26] = 1;&quot;N/A&quot;;[raw_succ.F26])" office:value-type="float" office:value="0.179" calcext:value-type="float">
            <text:p>0.179</text:p>
          </table:table-cell>
          <table:table-cell table:style-name="ce5" table:formula="of:=IF([raw_succ.G26] &gt; 0;[raw_succ.G26];&quot;N/A&quot;)" office:value-type="float" office:value="2.0334" calcext:value-type="float">
            <text:p>2.033</text:p>
          </table:table-cell>
          <table:table-cell table:style-name="ce8" table:formula="of:=IF([raw_succ.H26] = 1;&quot;N/A&quot;;[raw_succ.H26])" office:value-type="float" office:value="0.1539" calcext:value-type="float">
            <text:p>0.154</text:p>
          </table:table-cell>
          <table:table-cell table:style-name="ce5" table:formula="of:=IF([raw_succ.I26] &gt; 0;[raw_succ.I26];&quot;N/A&quot;)" office:value-type="float" office:value="1.6141" calcext:value-type="float">
            <text:p>1.614</text:p>
          </table:table-cell>
          <table:table-cell table:style-name="ce8" table:formula="of:=IF([raw_succ.J26] = 1;&quot;N/A&quot;;[raw_succ.J26])" office:value-type="float" office:value="0.2039" calcext:value-type="float">
            <text:p>0.204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CA" calcext:value-type="string">
            <text:p>CA</text:p>
          </table:table-cell>
          <table:table-cell table:style-name="ce3" table:formula="of:=[raw_succ.B27]" office:value-type="string" office:string-value="O" calcext:value-type="string">
            <text:p>O</text:p>
          </table:table-cell>
          <table:table-cell table:style-name="ce5" table:formula="of:=IF([raw_succ.C27] &gt; 0;[raw_succ.C27];&quot;N/A&quot;)" office:value-type="float" office:value="1.7165" calcext:value-type="float">
            <text:p>1.717</text:p>
          </table:table-cell>
          <table:table-cell table:style-name="ce7" table:formula="of:=IF([raw_succ.D27] = 1;&quot;N/A&quot;;[raw_succ.D27])" office:value-type="float" office:value="0.1901" calcext:value-type="float">
            <text:p>0.190</text:p>
          </table:table-cell>
          <table:table-cell table:style-name="ce5" table:formula="of:=IF([raw_succ.E27] &gt; 0;[raw_succ.E27];&quot;N/A&quot;)" office:value-type="float" office:value="2.1064" calcext:value-type="float">
            <text:p>2.106</text:p>
          </table:table-cell>
          <table:table-cell table:style-name="ce8" table:formula="of:=IF([raw_succ.F27] = 1;&quot;N/A&quot;;[raw_succ.F27])" office:value-type="float" office:value="0.1467" calcext:value-type="float">
            <text:p>0.147</text:p>
          </table:table-cell>
          <table:table-cell table:style-name="ce5" table:formula="of:=IF([raw_succ.G27] &gt; 0;[raw_succ.G27];&quot;N/A&quot;)" office:value-type="float" office:value="1.7168" calcext:value-type="float">
            <text:p>1.717</text:p>
          </table:table-cell>
          <table:table-cell table:style-name="ce8" table:formula="of:=IF([raw_succ.H27] = 1;&quot;N/A&quot;;[raw_succ.H27])" office:value-type="float" office:value="0.1901" calcext:value-type="float">
            <text:p>0.190</text:p>
          </table:table-cell>
          <table:table-cell table:style-name="ce5" table:formula="of:=IF([raw_succ.I27] &gt; 0;[raw_succ.I27];&quot;N/A&quot;)" office:value-type="float" office:value="2.3601" calcext:value-type="float">
            <text:p>2.360</text:p>
          </table:table-cell>
          <table:table-cell table:style-name="ce8" table:formula="of:=IF([raw_succ.J27] = 1;&quot;N/A&quot;;[raw_succ.J27])" office:value-type="float" office:value="0.1245" calcext:value-type="float">
            <text:p>0.125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CA" calcext:value-type="string">
            <text:p>CA</text:p>
          </table:table-cell>
          <table:table-cell table:style-name="ce3" table:formula="of:=[raw_succ.B28]" office:value-type="string" office:string-value="A" calcext:value-type="string">
            <text:p>A</text:p>
          </table:table-cell>
          <table:table-cell table:style-name="ce5" table:formula="of:=IF([raw_succ.C28] &gt; 0;[raw_succ.C28];&quot;N/A&quot;)" office:value-type="float" office:value="0.089" calcext:value-type="float">
            <text:p>0.089</text:p>
          </table:table-cell>
          <table:table-cell table:style-name="ce7" table:formula="of:=IF([raw_succ.D28] = 1;&quot;N/A&quot;;[raw_succ.D28])" office:value-type="float" office:value="0.7654" calcext:value-type="float">
            <text:p>0.765</text:p>
          </table:table-cell>
          <table:table-cell table:style-name="ce5" table:formula="of:=IF([raw_succ.E28] &gt; 0;[raw_succ.E28];&quot;N/A&quot;)" office:value-type="float" office:value="0.0011" calcext:value-type="float">
            <text:p>0.001</text:p>
          </table:table-cell>
          <table:table-cell table:style-name="ce8" table:formula="of:=IF([raw_succ.F28] = 1;&quot;N/A&quot;;[raw_succ.F28])" office:value-type="float" office:value="0.9731" calcext:value-type="float">
            <text:p>0.973</text:p>
          </table:table-cell>
          <table:table-cell table:style-name="ce5" table:formula="of:=IF([raw_succ.G28] &gt; 0;[raw_succ.G28];&quot;N/A&quot;)" office:value-type="float" office:value="0.0093" calcext:value-type="float">
            <text:p>0.009</text:p>
          </table:table-cell>
          <table:table-cell table:style-name="ce8" table:formula="of:=IF([raw_succ.H28] = 1;&quot;N/A&quot;;[raw_succ.H28])" office:value-type="float" office:value="0.9233" calcext:value-type="float">
            <text:p>0.923</text:p>
          </table:table-cell>
          <table:table-cell table:style-name="ce5" table:formula="of:=IF([raw_succ.I28] &gt; 0;[raw_succ.I28];&quot;N/A&quot;)" office:value-type="float" office:value="0.0102" calcext:value-type="float">
            <text:p>0.010</text:p>
          </table:table-cell>
          <table:table-cell table:style-name="ce8" table:formula="of:=IF([raw_succ.J28] = 1;&quot;N/A&quot;;[raw_succ.J28])" office:value-type="float" office:value="0.9195" calcext:value-type="float">
            <text:p>0.920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CA" calcext:value-type="string">
            <text:p>C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1.3349" calcext:value-type="float">
            <text:p>1.335</text:p>
          </table:table-cell>
          <table:table-cell table:style-name="ce7" table:formula="of:=IF([raw_succ.D29] = 1;&quot;N/A&quot;;[raw_succ.D29])" office:value-type="float" office:value="0.2479" calcext:value-type="float">
            <text:p>0.248</text:p>
          </table:table-cell>
          <table:table-cell table:style-name="ce5" table:formula="of:=IF([raw_succ.E29] &gt; 0;[raw_succ.E29];&quot;N/A&quot;)" office:value-type="float" office:value="1.3766" calcext:value-type="float">
            <text:p>1.377</text:p>
          </table:table-cell>
          <table:table-cell table:style-name="ce8" table:formula="of:=IF([raw_succ.F29] = 1;&quot;N/A&quot;;[raw_succ.F29])" office:value-type="float" office:value="0.2407" calcext:value-type="float">
            <text:p>0.241</text:p>
          </table:table-cell>
          <table:table-cell table:style-name="ce5" table:formula="of:=IF([raw_succ.G29] &gt; 0;[raw_succ.G29];&quot;N/A&quot;)" office:value-type="float" office:value="0.6372" calcext:value-type="float">
            <text:p>0.637</text:p>
          </table:table-cell>
          <table:table-cell table:style-name="ce8" table:formula="of:=IF([raw_succ.H29] = 1;&quot;N/A&quot;;[raw_succ.H29])" office:value-type="float" office:value="0.4247" calcext:value-type="float">
            <text:p>0.425</text:p>
          </table:table-cell>
          <table:table-cell table:style-name="ce5" table:formula="of:=IF([raw_succ.I29] &gt; 0;[raw_succ.I29];&quot;N/A&quot;)" office:value-type="float" office:value="0.9583" calcext:value-type="float">
            <text:p>0.958</text:p>
          </table:table-cell>
          <table:table-cell table:style-name="ce8" table:formula="of:=IF([raw_succ.J29] = 1;&quot;N/A&quot;;[raw_succ.J29])" office:value-type="float" office:value="0.3276" calcext:value-type="float">
            <text:p>0.328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CA" calcext:value-type="string">
            <text:p>C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6439" calcext:value-type="float">
            <text:p>0.644</text:p>
          </table:table-cell>
          <table:table-cell table:style-name="ce7" table:formula="of:=IF([raw_succ.D30] = 1;&quot;N/A&quot;;[raw_succ.D30])" office:value-type="float" office:value="0.4223" calcext:value-type="float">
            <text:p>0.422</text:p>
          </table:table-cell>
          <table:table-cell table:style-name="ce5" table:formula="of:=IF([raw_succ.E30] &gt; 0;[raw_succ.E30];&quot;N/A&quot;)" office:value-type="float" office:value="1.4131" calcext:value-type="float">
            <text:p>1.413</text:p>
          </table:table-cell>
          <table:table-cell table:style-name="ce8" table:formula="of:=IF([raw_succ.F30] = 1;&quot;N/A&quot;;[raw_succ.F30])" office:value-type="float" office:value="0.2345" calcext:value-type="float">
            <text:p>0.235</text:p>
          </table:table-cell>
          <table:table-cell table:style-name="ce5" table:formula="of:=IF([raw_succ.G30] &gt; 0;[raw_succ.G30];&quot;N/A&quot;)" office:value-type="float" office:value="1.4229" calcext:value-type="float">
            <text:p>1.423</text:p>
          </table:table-cell>
          <table:table-cell table:style-name="ce8" table:formula="of:=IF([raw_succ.H30] = 1;&quot;N/A&quot;;[raw_succ.H30])" office:value-type="float" office:value="0.2329" calcext:value-type="float">
            <text:p>0.233</text:p>
          </table:table-cell>
          <table:table-cell table:style-name="ce5" table:formula="of:=IF([raw_succ.I30] &gt; 0;[raw_succ.I30];&quot;N/A&quot;)" office:value-type="float" office:value="2.1619" calcext:value-type="float">
            <text:p>2.162</text:p>
          </table:table-cell>
          <table:table-cell table:style-name="ce8" table:formula="of:=IF([raw_succ.J30] = 1;&quot;N/A&quot;;[raw_succ.J30])" office:value-type="float" office:value="0.1415" calcext:value-type="float">
            <text:p>0.142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CA" calcext:value-type="string">
            <text:p>C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1785" calcext:value-type="float">
            <text:p>0.179</text:p>
          </table:table-cell>
          <table:table-cell table:style-name="ce7" table:formula="of:=IF([raw_succ.D31] = 1;&quot;N/A&quot;;[raw_succ.D31])" office:value-type="float" office:value="0.6727" calcext:value-type="float">
            <text:p>0.673</text:p>
          </table:table-cell>
          <table:table-cell table:style-name="ce5" table:formula="of:=IF([raw_succ.E31] &gt; 0;[raw_succ.E31];&quot;N/A&quot;)" office:value-type="float" office:value="0.0311" calcext:value-type="float">
            <text:p>0.031</text:p>
          </table:table-cell>
          <table:table-cell table:style-name="ce8" table:formula="of:=IF([raw_succ.F31] = 1;&quot;N/A&quot;;[raw_succ.F31])" office:value-type="float" office:value="0.8599" calcext:value-type="float">
            <text:p>0.860</text:p>
          </table:table-cell>
          <table:table-cell table:style-name="ce5" table:formula="of:=IF([raw_succ.G31] &gt; 0;[raw_succ.G31];&quot;N/A&quot;)" office:value-type="float" office:value="0.4347" calcext:value-type="float">
            <text:p>0.435</text:p>
          </table:table-cell>
          <table:table-cell table:style-name="ce8" table:formula="of:=IF([raw_succ.H31] = 1;&quot;N/A&quot;;[raw_succ.H31])" office:value-type="float" office:value="0.5097" calcext:value-type="float">
            <text:p>0.510</text:p>
          </table:table-cell>
          <table:table-cell table:style-name="ce5" table:formula="of:=IF([raw_succ.I31] &gt; 0;[raw_succ.I31];&quot;N/A&quot;)" office:value-type="float" office:value="0.3156" calcext:value-type="float">
            <text:p>0.316</text:p>
          </table:table-cell>
          <table:table-cell table:style-name="ce8" table:formula="of:=IF([raw_succ.J31] = 1;&quot;N/A&quot;;[raw_succ.J31])" office:value-type="float" office:value="0.5743" calcext:value-type="float">
            <text:p>0.574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CA" calcext:value-type="string">
            <text:p>C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126" calcext:value-type="float">
            <text:p>0.013</text:p>
          </table:table-cell>
          <table:table-cell table:style-name="ce7" table:formula="of:=IF([raw_succ.D32] = 1;&quot;N/A&quot;;[raw_succ.D32])" office:value-type="float" office:value="0.9107" calcext:value-type="float">
            <text:p>0.911</text:p>
          </table:table-cell>
          <table:table-cell table:style-name="ce5" table:formula="of:=IF([raw_succ.E32] &gt; 0;[raw_succ.E32];&quot;N/A&quot;)" office:value-type="float" office:value="0.1523" calcext:value-type="float">
            <text:p>0.152</text:p>
          </table:table-cell>
          <table:table-cell table:style-name="ce8" table:formula="of:=IF([raw_succ.F32] = 1;&quot;N/A&quot;;[raw_succ.F32])" office:value-type="float" office:value="0.6963" calcext:value-type="float">
            <text:p>0.696</text:p>
          </table:table-cell>
          <table:table-cell table:style-name="ce5" table:formula="of:=IF([raw_succ.G32] &gt; 0;[raw_succ.G32];&quot;N/A&quot;)" office:value-type="float" office:value="0.0016" calcext:value-type="float">
            <text:p>0.002</text:p>
          </table:table-cell>
          <table:table-cell table:style-name="ce8" table:formula="of:=IF([raw_succ.H32] = 1;&quot;N/A&quot;;[raw_succ.H32])" office:value-type="float" office:value="0.9678" calcext:value-type="float">
            <text:p>0.968</text:p>
          </table:table-cell>
          <table:table-cell table:style-name="ce5" table:formula="of:=IF([raw_succ.I32] &gt; 0;[raw_succ.I32];&quot;N/A&quot;)" office:value-type="float" office:value="0.0565" calcext:value-type="float">
            <text:p>0.057</text:p>
          </table:table-cell>
          <table:table-cell table:style-name="ce8" table:formula="of:=IF([raw_succ.J32] = 1;&quot;N/A&quot;;[raw_succ.J32])" office:value-type="float" office:value="0.8121" calcext:value-type="float">
            <text:p>0.812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O" calcext:value-type="string">
            <text:p>O</text:p>
          </table:table-cell>
          <table:table-cell table:style-name="ce3" table:formula="of:=[raw_succ.B33]" office:value-type="string" office:string-value="A" calcext:value-type="string">
            <text:p>A</text:p>
          </table:table-cell>
          <table:table-cell table:style-name="ce5" table:formula="of:=IF([raw_succ.C33] &gt; 0;[raw_succ.C33];&quot;N/A&quot;)" office:value-type="float" office:value="0.8884" calcext:value-type="float">
            <text:p>0.888</text:p>
          </table:table-cell>
          <table:table-cell table:style-name="ce7" table:formula="of:=IF([raw_succ.D33] = 1;&quot;N/A&quot;;[raw_succ.D33])" office:value-type="float" office:value="0.3459" calcext:value-type="float">
            <text:p>0.346</text:p>
          </table:table-cell>
          <table:table-cell table:style-name="ce5" table:formula="of:=IF([raw_succ.E33] &gt; 0;[raw_succ.E33];&quot;N/A&quot;)" office:value-type="float" office:value="2.5515" calcext:value-type="float">
            <text:p>2.552</text:p>
          </table:table-cell>
          <table:table-cell table:style-name="ce8" table:formula="of:=IF([raw_succ.F33] = 1;&quot;N/A&quot;;[raw_succ.F33])" office:value-type="float" office:value="0.1102" calcext:value-type="float">
            <text:p>0.110</text:p>
          </table:table-cell>
          <table:table-cell table:style-name="ce5" table:formula="of:=IF([raw_succ.G33] &gt; 0;[raw_succ.G33];&quot;N/A&quot;)" office:value-type="float" office:value="2.4721" calcext:value-type="float">
            <text:p>2.472</text:p>
          </table:table-cell>
          <table:table-cell table:style-name="ce8" table:formula="of:=IF([raw_succ.H33] = 1;&quot;N/A&quot;;[raw_succ.H33])" office:value-type="float" office:value="0.1159" calcext:value-type="float">
            <text:p>0.116</text:p>
          </table:table-cell>
          <table:table-cell table:style-name="ce5" table:formula="of:=IF([raw_succ.I33] &gt; 0;[raw_succ.I33];&quot;N/A&quot;)" office:value-type="float" office:value="2.6561" calcext:value-type="float">
            <text:p>2.656</text:p>
          </table:table-cell>
          <table:table-cell table:style-name="ce8" table:formula="of:=IF([raw_succ.J33] = 1;&quot;N/A&quot;;[raw_succ.J33])" office:value-type="float" office:value="0.1032" calcext:value-type="float">
            <text:p>0.103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O" calcext:value-type="string">
            <text:p>O</text:p>
          </table:table-cell>
          <table:table-cell table:style-name="ce3" table:formula="of:=[raw_succ.B34]" office:value-type="string" office:string-value="AO" calcext:value-type="string">
            <text:p>AO</text:p>
          </table:table-cell>
          <table:table-cell table:style-name="ce5" table:formula="of:=IF([raw_succ.C34] &gt; 0;[raw_succ.C34];&quot;N/A&quot;)" office:value-type="float" office:value="0.0265" calcext:value-type="float">
            <text:p>0.027</text:p>
          </table:table-cell>
          <table:table-cell table:style-name="ce7" table:formula="of:=IF([raw_succ.D34] = 1;&quot;N/A&quot;;[raw_succ.D34])" office:value-type="float" office:value="0.8708" calcext:value-type="float">
            <text:p>0.871</text:p>
          </table:table-cell>
          <table:table-cell table:style-name="ce5" table:formula="of:=IF([raw_succ.E34] &gt; 0;[raw_succ.E34];&quot;N/A&quot;)" office:value-type="float" office:value="0.0196" calcext:value-type="float">
            <text:p>0.020</text:p>
          </table:table-cell>
          <table:table-cell table:style-name="ce8" table:formula="of:=IF([raw_succ.F34] = 1;&quot;N/A&quot;;[raw_succ.F34])" office:value-type="float" office:value="0.8887" calcext:value-type="float">
            <text:p>0.889</text:p>
          </table:table-cell>
          <table:table-cell table:style-name="ce5" table:formula="of:=IF([raw_succ.G34] &gt; 0;[raw_succ.G34];&quot;N/A&quot;)" office:value-type="float" office:value="0.2026" calcext:value-type="float">
            <text:p>0.203</text:p>
          </table:table-cell>
          <table:table-cell table:style-name="ce8" table:formula="of:=IF([raw_succ.H34] = 1;&quot;N/A&quot;;[raw_succ.H34])" office:value-type="float" office:value="0.6526" calcext:value-type="float">
            <text:p>0.653</text:p>
          </table:table-cell>
          <table:table-cell table:style-name="ce5" table:formula="of:=IF([raw_succ.I34] &gt; 0;[raw_succ.I34];&quot;N/A&quot;)" office:value-type="float" office:value="0.4531" calcext:value-type="float">
            <text:p>0.453</text:p>
          </table:table-cell>
          <table:table-cell table:style-name="ce8" table:formula="of:=IF([raw_succ.J34] = 1;&quot;N/A&quot;;[raw_succ.J34])" office:value-type="float" office:value="0.5008" calcext:value-type="float">
            <text:p>0.501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O" calcext:value-type="string">
            <text:p>O</text:p>
          </table:table-cell>
          <table:table-cell table:style-name="ce3" table:formula="of:=[raw_succ.B35]" office:value-type="string" office:string-value="OT" calcext:value-type="string">
            <text:p>OT</text:p>
          </table:table-cell>
          <table:table-cell table:style-name="ce5" table:formula="of:=IF([raw_succ.C35] &gt; 0;[raw_succ.C35];&quot;N/A&quot;)" office:value-type="float" office:value="0.3286" calcext:value-type="float">
            <text:p>0.329</text:p>
          </table:table-cell>
          <table:table-cell table:style-name="ce7" table:formula="of:=IF([raw_succ.D35] = 1;&quot;N/A&quot;;[raw_succ.D35])" office:value-type="float" office:value="0.5665" calcext:value-type="float">
            <text:p>0.567</text:p>
          </table:table-cell>
          <table:table-cell table:style-name="ce5" table:formula="of:=IF([raw_succ.E35] &gt; 0;[raw_succ.E35];&quot;N/A&quot;)" office:value-type="float" office:value="0.1098" calcext:value-type="float">
            <text:p>0.110</text:p>
          </table:table-cell>
          <table:table-cell table:style-name="ce8" table:formula="of:=IF([raw_succ.F35] = 1;&quot;N/A&quot;;[raw_succ.F35])" office:value-type="float" office:value="0.7404" calcext:value-type="float">
            <text:p>0.740</text:p>
          </table:table-cell>
          <table:table-cell table:style-name="ce5" table:formula="of:=IF([raw_succ.G35] &gt; 0;[raw_succ.G35];&quot;N/A&quot;)" office:value-type="float" office:value="0.0009" calcext:value-type="float">
            <text:p>0.001</text:p>
          </table:table-cell>
          <table:table-cell table:style-name="ce8" table:formula="of:=IF([raw_succ.H35] = 1;&quot;N/A&quot;;[raw_succ.H35])" office:value-type="float" office:value="0.9762" calcext:value-type="float">
            <text:p>0.976</text:p>
          </table:table-cell>
          <table:table-cell table:style-name="ce5" table:formula="of:=IF([raw_succ.I35] &gt; 0;[raw_succ.I35];&quot;N/A&quot;)" office:value-type="float" office:value="0.0045" calcext:value-type="float">
            <text:p>0.005</text:p>
          </table:table-cell>
          <table:table-cell table:style-name="ce8" table:formula="of:=IF([raw_succ.J35] = 1;&quot;N/A&quot;;[raw_succ.J35])" office:value-type="float" office:value="0.9466" calcext:value-type="float">
            <text:p>0.947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" calcext:value-type="string">
            <text:p>O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3.2284" calcext:value-type="float">
            <text:p>3.228</text:p>
          </table:table-cell>
          <table:table-cell table:style-name="ce7" table:formula="of:=IF([raw_succ.D36] = 1;&quot;N/A&quot;;[raw_succ.D36])" office:value-type="float" office:value="0.0724" calcext:value-type="float">
            <text:p>0.072</text:p>
          </table:table-cell>
          <table:table-cell table:style-name="ce5" table:formula="of:=IF([raw_succ.E36] &gt; 0;[raw_succ.E36];&quot;N/A&quot;)" office:value-type="float" office:value="4.1117" calcext:value-type="float">
            <text:p>4.112</text:p>
          </table:table-cell>
          <table:table-cell table:style-name="ce8" table:formula="of:=IF([raw_succ.F36] = 1;&quot;N/A&quot;;[raw_succ.F36])" office:value-type="float" office:value="0.0426" calcext:value-type="float">
            <text:p>0.043</text:p>
          </table:table-cell>
          <table:table-cell table:style-name="ce5" table:formula="of:=IF([raw_succ.G36] &gt; 0;[raw_succ.G36];&quot;N/A&quot;)" office:value-type="float" office:value="4.472" calcext:value-type="float">
            <text:p>4.472</text:p>
          </table:table-cell>
          <table:table-cell table:style-name="ce8" table:formula="of:=IF([raw_succ.H36] = 1;&quot;N/A&quot;;[raw_succ.H36])" office:value-type="float" office:value="0.0345" calcext:value-type="float">
            <text:p>0.035</text:p>
          </table:table-cell>
          <table:table-cell table:style-name="ce5" table:formula="of:=IF([raw_succ.I36] &gt; 0;[raw_succ.I36];&quot;N/A&quot;)" office:value-type="float" office:value="4.884" calcext:value-type="float">
            <text:p>4.884</text:p>
          </table:table-cell>
          <table:table-cell table:style-name="ce8" table:formula="of:=IF([raw_succ.J36] = 1;&quot;N/A&quot;;[raw_succ.J36])" office:value-type="float" office:value="0.0271" calcext:value-type="float">
            <text:p>0.027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" calcext:value-type="string">
            <text:p>O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1.6785" calcext:value-type="float">
            <text:p>1.679</text:p>
          </table:table-cell>
          <table:table-cell table:style-name="ce7" table:formula="of:=IF([raw_succ.D37] = 1;&quot;N/A&quot;;[raw_succ.D37])" office:value-type="float" office:value="0.1951" calcext:value-type="float">
            <text:p>0.195</text:p>
          </table:table-cell>
          <table:table-cell table:style-name="ce5" table:formula="of:=IF([raw_succ.E37] &gt; 0;[raw_succ.E37];&quot;N/A&quot;)" office:value-type="float" office:value="1.514" calcext:value-type="float">
            <text:p>1.514</text:p>
          </table:table-cell>
          <table:table-cell table:style-name="ce8" table:formula="of:=IF([raw_succ.F37] = 1;&quot;N/A&quot;;[raw_succ.F37])" office:value-type="float" office:value="0.2185" calcext:value-type="float">
            <text:p>0.219</text:p>
          </table:table-cell>
          <table:table-cell table:style-name="ce5" table:formula="of:=IF([raw_succ.G37] &gt; 0;[raw_succ.G37];&quot;N/A&quot;)" office:value-type="float" office:value="1.7286" calcext:value-type="float">
            <text:p>1.729</text:p>
          </table:table-cell>
          <table:table-cell table:style-name="ce8" table:formula="of:=IF([raw_succ.H37] = 1;&quot;N/A&quot;;[raw_succ.H37])" office:value-type="float" office:value="0.1886" calcext:value-type="float">
            <text:p>0.189</text:p>
          </table:table-cell>
          <table:table-cell table:style-name="ce5" table:formula="of:=IF([raw_succ.I37] &gt; 0;[raw_succ.I37];&quot;N/A&quot;)" office:value-type="float" office:value="2.0447" calcext:value-type="float">
            <text:p>2.045</text:p>
          </table:table-cell>
          <table:table-cell table:style-name="ce8" table:formula="of:=IF([raw_succ.J37] = 1;&quot;N/A&quot;;[raw_succ.J37])" office:value-type="float" office:value="0.1527" calcext:value-type="float">
            <text:p>0.153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" calcext:value-type="string">
            <text:p>A</text:p>
          </table:table-cell>
          <table:table-cell table:style-name="ce3" table:formula="of:=[raw_succ.B38]" office:value-type="string" office:string-value="AO" calcext:value-type="string">
            <text:p>AO</text:p>
          </table:table-cell>
          <table:table-cell table:style-name="ce5" table:formula="of:=IF([raw_succ.C38] &gt; 0;[raw_succ.C38];&quot;N/A&quot;)" office:value-type="float" office:value="0.4982" calcext:value-type="float">
            <text:p>0.498</text:p>
          </table:table-cell>
          <table:table-cell table:style-name="ce7" table:formula="of:=IF([raw_succ.D38] = 1;&quot;N/A&quot;;[raw_succ.D38])" office:value-type="float" office:value="0.4803" calcext:value-type="float">
            <text:p>0.480</text:p>
          </table:table-cell>
          <table:table-cell table:style-name="ce5" table:formula="of:=IF([raw_succ.E38] &gt; 0;[raw_succ.E38];&quot;N/A&quot;)" office:value-type="float" office:value="1.7047" calcext:value-type="float">
            <text:p>1.705</text:p>
          </table:table-cell>
          <table:table-cell table:style-name="ce8" table:formula="of:=IF([raw_succ.F38] = 1;&quot;N/A&quot;;[raw_succ.F38])" office:value-type="float" office:value="0.1917" calcext:value-type="float">
            <text:p>0.192</text:p>
          </table:table-cell>
          <table:table-cell table:style-name="ce5" table:formula="of:=IF([raw_succ.G38] &gt; 0;[raw_succ.G38];&quot;N/A&quot;)" office:value-type="float" office:value="1.2506" calcext:value-type="float">
            <text:p>1.251</text:p>
          </table:table-cell>
          <table:table-cell table:style-name="ce8" table:formula="of:=IF([raw_succ.H38] = 1;&quot;N/A&quot;;[raw_succ.H38])" office:value-type="float" office:value="0.2634" calcext:value-type="float">
            <text:p>0.263</text:p>
          </table:table-cell>
          <table:table-cell table:style-name="ce5" table:formula="of:=IF([raw_succ.I38] &gt; 0;[raw_succ.I38];&quot;N/A&quot;)" office:value-type="float" office:value="1.0586" calcext:value-type="float">
            <text:p>1.059</text:p>
          </table:table-cell>
          <table:table-cell table:style-name="ce8" table:formula="of:=IF([raw_succ.J38] = 1;&quot;N/A&quot;;[raw_succ.J38])" office:value-type="float" office:value="0.3035" calcext:value-type="float">
            <text:p>0.304</text:p>
          </table:table-cell>
          <table:table-cell table:number-columns-repeated="1014"/>
        </table:table-row>
        <table:table-row table:style-name="ro1">
          <table:table-cell table:style-name="ce3" table:formula="of:=[raw_succ.A39]" office:value-type="string" office:string-value="A" calcext:value-type="string">
            <text:p>A</text:p>
          </table:table-cell>
          <table:table-cell table:style-name="ce3" table:formula="of:=[raw_succ.B39]" office:value-type="string" office:string-value="OT" calcext:value-type="string">
            <text:p>OT</text:p>
          </table:table-cell>
          <table:table-cell table:style-name="ce5" table:formula="of:=IF([raw_succ.C39] &gt; 0;[raw_succ.C39];&quot;N/A&quot;)" office:value-type="float" office:value="0.2395" calcext:value-type="float">
            <text:p>0.240</text:p>
          </table:table-cell>
          <table:table-cell table:style-name="ce7" table:formula="of:=IF([raw_succ.D39] = 1;&quot;N/A&quot;;[raw_succ.D39])" office:value-type="float" office:value="0.6246" calcext:value-type="float">
            <text:p>0.625</text:p>
          </table:table-cell>
          <table:table-cell table:style-name="ce5" table:formula="of:=IF([raw_succ.E39] &gt; 0;[raw_succ.E39];&quot;N/A&quot;)" office:value-type="float" office:value="1.6928" calcext:value-type="float">
            <text:p>1.693</text:p>
          </table:table-cell>
          <table:table-cell table:style-name="ce8" table:formula="of:=IF([raw_succ.F39] = 1;&quot;N/A&quot;;[raw_succ.F39])" office:value-type="float" office:value="0.1932" calcext:value-type="float">
            <text:p>0.193</text:p>
          </table:table-cell>
          <table:table-cell table:style-name="ce5" table:formula="of:=IF([raw_succ.G39] &gt; 0;[raw_succ.G39];&quot;N/A&quot;)" office:value-type="float" office:value="2.3436" calcext:value-type="float">
            <text:p>2.344</text:p>
          </table:table-cell>
          <table:table-cell table:style-name="ce8" table:formula="of:=IF([raw_succ.H39] = 1;&quot;N/A&quot;;[raw_succ.H39])" office:value-type="float" office:value="0.1258" calcext:value-type="float">
            <text:p>0.126</text:p>
          </table:table-cell>
          <table:table-cell table:style-name="ce5" table:formula="of:=IF([raw_succ.I39] &gt; 0;[raw_succ.I39];&quot;N/A&quot;)" office:value-type="float" office:value="2.647" calcext:value-type="float">
            <text:p>2.647</text:p>
          </table:table-cell>
          <table:table-cell table:style-name="ce8" table:formula="of:=IF([raw_succ.J39] = 1;&quot;N/A&quot;;[raw_succ.J39])" office:value-type="float" office:value="0.1037" calcext:value-type="float">
            <text:p>0.104</text:p>
          </table:table-cell>
          <table:table-cell table:number-columns-repeated="1014"/>
        </table:table-row>
        <table:table-row table:style-name="ro1">
          <table:table-cell table:style-name="ce3" table:formula="of:=[raw_succ.A40]" office:value-type="string" office:string-value="A" calcext:value-type="string">
            <text:p>A</text:p>
          </table:table-cell>
          <table:table-cell table:style-name="ce3" table:formula="of:=[raw_succ.B40]" office:value-type="string" office:string-value="AT" calcext:value-type="string">
            <text:p>AT</text:p>
          </table:table-cell>
          <table:table-cell table:style-name="ce5" table:formula="of:=IF([raw_succ.C40] &gt; 0;[raw_succ.C40];&quot;N/A&quot;)" office:value-type="float" office:value="0.2512" calcext:value-type="float">
            <text:p>0.251</text:p>
          </table:table-cell>
          <table:table-cell table:style-name="ce7" table:formula="of:=IF([raw_succ.D40] = 1;&quot;N/A&quot;;[raw_succ.D40])" office:value-type="float" office:value="0.6162" calcext:value-type="float">
            <text:p>0.616</text:p>
          </table:table-cell>
          <table:table-cell table:style-name="ce5" table:formula="of:=IF([raw_succ.E40] &gt; 0;[raw_succ.E40];&quot;N/A&quot;)" office:value-type="float" office:value="0.0388" calcext:value-type="float">
            <text:p>0.039</text:p>
          </table:table-cell>
          <table:table-cell table:style-name="ce8" table:formula="of:=IF([raw_succ.F40] = 1;&quot;N/A&quot;;[raw_succ.F40])" office:value-type="float" office:value="0.8439" calcext:value-type="float">
            <text:p>0.844</text:p>
          </table:table-cell>
          <table:table-cell table:style-name="ce5" table:formula="of:=IF([raw_succ.G40] &gt; 0;[raw_succ.G40];&quot;N/A&quot;)" office:value-type="float" office:value="0.1695" calcext:value-type="float">
            <text:p>0.170</text:p>
          </table:table-cell>
          <table:table-cell table:style-name="ce8" table:formula="of:=IF([raw_succ.H40] = 1;&quot;N/A&quot;;[raw_succ.H40])" office:value-type="float" office:value="0.6806" calcext:value-type="float">
            <text:p>0.681</text:p>
          </table:table-cell>
          <table:table-cell table:style-name="ce5" table:formula="of:=IF([raw_succ.I40] &gt; 0;[raw_succ.I40];&quot;N/A&quot;)" office:value-type="float" office:value="0.1586" calcext:value-type="float">
            <text:p>0.159</text:p>
          </table:table-cell>
          <table:table-cell table:style-name="ce8" table:formula="of:=IF([raw_succ.J40] = 1;&quot;N/A&quot;;[raw_succ.J40])" office:value-type="float" office:value="0.6905" calcext:value-type="float">
            <text:p>0.691</text:p>
          </table:table-cell>
          <table:table-cell table:number-columns-repeated="1014"/>
        </table:table-row>
        <table:table-row table:style-name="ro1">
          <table:table-cell table:style-name="ce3" table:formula="of:=[raw_succ.A41]" office:value-type="string" office:string-value="A" calcext:value-type="string">
            <text:p>A</text:p>
          </table:table-cell>
          <table:table-cell table:style-name="ce3" table:formula="of:=[raw_succ.B41]" office:value-type="string" office:string-value="AOT" calcext:value-type="string">
            <text:p>AOT</text:p>
          </table:table-cell>
          <table:table-cell table:style-name="ce5" table:formula="of:=IF([raw_succ.C41] &gt; 0;[raw_succ.C41];&quot;N/A&quot;)" office:value-type="float" office:value="0.027" calcext:value-type="float">
            <text:p>0.027</text:p>
          </table:table-cell>
          <table:table-cell table:style-name="ce7" table:formula="of:=IF([raw_succ.D41] = 1;&quot;N/A&quot;;[raw_succ.D41])" office:value-type="float" office:value="0.8695" calcext:value-type="float">
            <text:p>0.870</text:p>
          </table:table-cell>
          <table:table-cell table:style-name="ce5" table:formula="of:=IF([raw_succ.E41] &gt; 0;[raw_succ.E41];&quot;N/A&quot;)" office:value-type="float" office:value="0.1833" calcext:value-type="float">
            <text:p>0.183</text:p>
          </table:table-cell>
          <table:table-cell table:style-name="ce8" table:formula="of:=IF([raw_succ.F41] = 1;&quot;N/A&quot;;[raw_succ.F41])" office:value-type="float" office:value="0.6686" calcext:value-type="float">
            <text:p>0.669</text:p>
          </table:table-cell>
          <table:table-cell table:style-name="ce5" table:formula="of:=IF([raw_succ.G41] &gt; 0;[raw_succ.G41];&quot;N/A&quot;)" office:value-type="float" office:value="0.1257" calcext:value-type="float">
            <text:p>0.126</text:p>
          </table:table-cell>
          <table:table-cell table:style-name="ce8" table:formula="of:=IF([raw_succ.H41] = 1;&quot;N/A&quot;;[raw_succ.H41])" office:value-type="float" office:value="0.723" calcext:value-type="float">
            <text:p>0.723</text:p>
          </table:table-cell>
          <table:table-cell table:style-name="ce5" table:formula="of:=IF([raw_succ.I41] &gt; 0;[raw_succ.I41];&quot;N/A&quot;)" office:value-type="float" office:value="0.2061" calcext:value-type="float">
            <text:p>0.206</text:p>
          </table:table-cell>
          <table:table-cell table:style-name="ce8" table:formula="of:=IF([raw_succ.J41] = 1;&quot;N/A&quot;;[raw_succ.J41])" office:value-type="float" office:value="0.6499" calcext:value-type="float">
            <text:p>0.650</text:p>
          </table:table-cell>
          <table:table-cell table:number-columns-repeated="1014"/>
        </table:table-row>
        <table:table-row table:style-name="ro1">
          <table:table-cell table:style-name="ce3" table:formula="of:=[raw_succ.A42]" office:value-type="string" office:string-value="AO" calcext:value-type="string">
            <text:p>AO</text:p>
          </table:table-cell>
          <table:table-cell table:style-name="ce3" table:formula="of:=[raw_succ.B42]" office:value-type="string" office:string-value="OT" calcext:value-type="string">
            <text:p>OT</text:p>
          </table:table-cell>
          <table:table-cell table:style-name="ce5" table:formula="of:=IF([raw_succ.C42] &gt; 0;[raw_succ.C42];&quot;N/A&quot;)" office:value-type="float" office:value="0.1418" calcext:value-type="float">
            <text:p>0.142</text:p>
          </table:table-cell>
          <table:table-cell table:style-name="ce7" table:formula="of:=IF([raw_succ.D42] = 1;&quot;N/A&quot;;[raw_succ.D42])" office:value-type="float" office:value="0.7065" calcext:value-type="float">
            <text:p>0.707</text:p>
          </table:table-cell>
          <table:table-cell table:style-name="ce5" table:formula="of:=IF([raw_succ.E42] &gt; 0;[raw_succ.E42];&quot;N/A&quot;)" office:value-type="float" office:value="0.0248" calcext:value-type="float">
            <text:p>0.025</text:p>
          </table:table-cell>
          <table:table-cell table:style-name="ce8" table:formula="of:=IF([raw_succ.F42] = 1;&quot;N/A&quot;;[raw_succ.F42])" office:value-type="float" office:value="0.8748" calcext:value-type="float">
            <text:p>0.875</text:p>
          </table:table-cell>
          <table:table-cell table:style-name="ce5" table:formula="of:=IF([raw_succ.G42] &gt; 0;[raw_succ.G42];&quot;N/A&quot;)" office:value-type="float" office:value="0.169" calcext:value-type="float">
            <text:p>0.169</text:p>
          </table:table-cell>
          <table:table-cell table:style-name="ce8" table:formula="of:=IF([raw_succ.H42] = 1;&quot;N/A&quot;;[raw_succ.H42])" office:value-type="float" office:value="0.681" calcext:value-type="float">
            <text:p>0.681</text:p>
          </table:table-cell>
          <table:table-cell table:style-name="ce5" table:formula="of:=IF([raw_succ.I42] &gt; 0;[raw_succ.I42];&quot;N/A&quot;)" office:value-type="float" office:value="0.3779" calcext:value-type="float">
            <text:p>0.378</text:p>
          </table:table-cell>
          <table:table-cell table:style-name="ce8" table:formula="of:=IF([raw_succ.J42] = 1;&quot;N/A&quot;;[raw_succ.J42])" office:value-type="float" office:value="0.5387" calcext:value-type="float">
            <text:p>0.539</text:p>
          </table:table-cell>
          <table:table-cell table:number-columns-repeated="1014"/>
        </table:table-row>
        <table:table-row table:style-name="ro1">
          <table:table-cell table:style-name="ce3" table:formula="of:=[raw_succ.A43]" office:value-type="string" office:string-value="AO" calcext:value-type="string">
            <text:p>AO</text:p>
          </table:table-cell>
          <table:table-cell table:style-name="ce3" table:formula="of:=[raw_succ.B43]" office:value-type="string" office:string-value="AT" calcext:value-type="string">
            <text:p>AT</text:p>
          </table:table-cell>
          <table:table-cell table:style-name="ce5" table:formula="of:=IF([raw_succ.C43] &gt; 0;[raw_succ.C43];&quot;N/A&quot;)" office:value-type="float" office:value="2.1724" calcext:value-type="float">
            <text:p>2.172</text:p>
          </table:table-cell>
          <table:table-cell table:style-name="ce7" table:formula="of:=IF([raw_succ.D43] = 1;&quot;N/A&quot;;[raw_succ.D43])" office:value-type="float" office:value="0.1405" calcext:value-type="float">
            <text:p>0.141</text:p>
          </table:table-cell>
          <table:table-cell table:style-name="ce5" table:formula="of:=IF([raw_succ.E43] &gt; 0;[raw_succ.E43];&quot;N/A&quot;)" office:value-type="float" office:value="2.8344" calcext:value-type="float">
            <text:p>2.834</text:p>
          </table:table-cell>
          <table:table-cell table:style-name="ce8" table:formula="of:=IF([raw_succ.F43] = 1;&quot;N/A&quot;;[raw_succ.F43])" office:value-type="float" office:value="0.0923" calcext:value-type="float">
            <text:p>0.092</text:p>
          </table:table-cell>
          <table:table-cell table:style-name="ce5" table:formula="of:=IF([raw_succ.G43] &gt; 0;[raw_succ.G43];&quot;N/A&quot;)" office:value-type="float" office:value="2.6032" calcext:value-type="float">
            <text:p>2.603</text:p>
          </table:table-cell>
          <table:table-cell table:style-name="ce8" table:formula="of:=IF([raw_succ.H43] = 1;&quot;N/A&quot;;[raw_succ.H43])" office:value-type="float" office:value="0.1066" calcext:value-type="float">
            <text:p>0.107</text:p>
          </table:table-cell>
          <table:table-cell table:style-name="ce5" table:formula="of:=IF([raw_succ.I43] &gt; 0;[raw_succ.I43];&quot;N/A&quot;)" office:value-type="float" office:value="2.537" calcext:value-type="float">
            <text:p>2.537</text:p>
          </table:table-cell>
          <table:table-cell table:style-name="ce8" table:formula="of:=IF([raw_succ.J43] = 1;&quot;N/A&quot;;[raw_succ.J43])" office:value-type="float" office:value="0.1112" calcext:value-type="float">
            <text:p>0.111</text:p>
          </table:table-cell>
          <table:table-cell table:number-columns-repeated="1014"/>
        </table:table-row>
        <table:table-row table:style-name="ro1">
          <table:table-cell table:style-name="ce3" table:formula="of:=[raw_succ.A44]" office:value-type="string" office:string-value="AO" calcext:value-type="string">
            <text:p>AO</text:p>
          </table:table-cell>
          <table:table-cell table:style-name="ce3" table:formula="of:=[raw_succ.B44]" office:value-type="string" office:string-value="AOT" calcext:value-type="string">
            <text:p>AOT</text:p>
          </table:table-cell>
          <table:table-cell table:style-name="ce5" table:formula="of:=IF([raw_succ.C44] &gt; 0;[raw_succ.C44];&quot;N/A&quot;)" office:value-type="float" office:value="1.0817" calcext:value-type="float">
            <text:p>1.082</text:p>
          </table:table-cell>
          <table:table-cell table:style-name="ce7" table:formula="of:=IF([raw_succ.D44] = 1;&quot;N/A&quot;;[raw_succ.D44])" office:value-type="float" office:value="0.2983" calcext:value-type="float">
            <text:p>0.298</text:p>
          </table:table-cell>
          <table:table-cell table:style-name="ce5" table:formula="of:=IF([raw_succ.E44] &gt; 0;[raw_succ.E44];&quot;N/A&quot;)" office:value-type="float" office:value="0.9384" calcext:value-type="float">
            <text:p>0.938</text:p>
          </table:table-cell>
          <table:table-cell table:style-name="ce8" table:formula="of:=IF([raw_succ.F44] = 1;&quot;N/A&quot;;[raw_succ.F44])" office:value-type="float" office:value="0.3327" calcext:value-type="float">
            <text:p>0.333</text:p>
          </table:table-cell>
          <table:table-cell table:style-name="ce5" table:formula="of:=IF([raw_succ.G44] &gt; 0;[raw_succ.G44];&quot;N/A&quot;)" office:value-type="float" office:value="0.6557" calcext:value-type="float">
            <text:p>0.656</text:p>
          </table:table-cell>
          <table:table-cell table:style-name="ce8" table:formula="of:=IF([raw_succ.H44] = 1;&quot;N/A&quot;;[raw_succ.H44])" office:value-type="float" office:value="0.4181" calcext:value-type="float">
            <text:p>0.418</text:p>
          </table:table-cell>
          <table:table-cell table:style-name="ce5" table:formula="of:=IF([raw_succ.I44] &gt; 0;[raw_succ.I44];&quot;N/A&quot;)" office:value-type="float" office:value="0.5929" calcext:value-type="float">
            <text:p>0.593</text:p>
          </table:table-cell>
          <table:table-cell table:style-name="ce8" table:formula="of:=IF([raw_succ.J44] = 1;&quot;N/A&quot;;[raw_succ.J44])" office:value-type="float" office:value="0.4413" calcext:value-type="float">
            <text:p>0.441</text:p>
          </table:table-cell>
          <table:table-cell table:number-columns-repeated="1014"/>
        </table:table-row>
        <table:table-row table:style-name="ro1">
          <table:table-cell table:style-name="ce3" table:formula="of:=[raw_succ.A45]" office:value-type="string" office:string-value="OT" calcext:value-type="string">
            <text:p>OT</text:p>
          </table:table-cell>
          <table:table-cell table:style-name="ce3" table:formula="of:=[raw_succ.B45]" office:value-type="string" office:string-value="AT" calcext:value-type="string">
            <text:p>AT</text:p>
          </table:table-cell>
          <table:table-cell table:style-name="ce5" table:formula="of:=IF([raw_succ.C45] &gt; 0;[raw_succ.C45];&quot;N/A&quot;)" office:value-type="float" office:value="1.6917" calcext:value-type="float">
            <text:p>1.692</text:p>
          </table:table-cell>
          <table:table-cell table:style-name="ce7" table:formula="of:=IF([raw_succ.D45] = 1;&quot;N/A&quot;;[raw_succ.D45])" office:value-type="float" office:value="0.1934" calcext:value-type="float">
            <text:p>0.193</text:p>
          </table:table-cell>
          <table:table-cell table:style-name="ce5" table:formula="of:=IF([raw_succ.E45] &gt; 0;[raw_succ.E45];&quot;N/A&quot;)" office:value-type="float" office:value="2.8791" calcext:value-type="float">
            <text:p>2.879</text:p>
          </table:table-cell>
          <table:table-cell table:style-name="ce8" table:formula="of:=IF([raw_succ.F45] = 1;&quot;N/A&quot;;[raw_succ.F45])" office:value-type="float" office:value="0.0897" calcext:value-type="float">
            <text:p>0.090</text:p>
          </table:table-cell>
          <table:table-cell table:style-name="ce5" table:formula="of:=IF([raw_succ.G45] &gt; 0;[raw_succ.G45];&quot;N/A&quot;)" office:value-type="float" office:value="4.1937" calcext:value-type="float">
            <text:p>4.194</text:p>
          </table:table-cell>
          <table:table-cell table:style-name="ce8" table:formula="of:=IF([raw_succ.H45] = 1;&quot;N/A&quot;;[raw_succ.H45])" office:value-type="float" office:value="0.0406" calcext:value-type="float">
            <text:p>0.041</text:p>
          </table:table-cell>
          <table:table-cell table:style-name="ce5" table:formula="of:=IF([raw_succ.I45] &gt; 0;[raw_succ.I45];&quot;N/A&quot;)" office:value-type="float" office:value="4.7743" calcext:value-type="float">
            <text:p>4.774</text:p>
          </table:table-cell>
          <table:table-cell table:style-name="ce8" table:formula="of:=IF([raw_succ.J45] = 1;&quot;N/A&quot;;[raw_succ.J45])" office:value-type="float" office:value="0.0289" calcext:value-type="float">
            <text:p>0.029</text:p>
          </table:table-cell>
          <table:table-cell table:number-columns-repeated="1014"/>
        </table:table-row>
        <table:table-row table:style-name="ro1">
          <table:table-cell table:style-name="ce3" table:formula="of:=[raw_succ.A46]" office:value-type="string" office:string-value="OT" calcext:value-type="string">
            <text:p>OT</text:p>
          </table:table-cell>
          <table:table-cell table:style-name="ce3" table:formula="of:=[raw_succ.B46]" office:value-type="string" office:string-value="AOT" calcext:value-type="string">
            <text:p>AOT</text:p>
          </table:table-cell>
          <table:table-cell table:style-name="ce5" table:formula="of:=IF([raw_succ.C46] &gt; 0;[raw_succ.C46];&quot;N/A&quot;)" office:value-type="float" office:value="0.545" calcext:value-type="float">
            <text:p>0.545</text:p>
          </table:table-cell>
          <table:table-cell table:style-name="ce7" table:formula="of:=IF([raw_succ.D46] = 1;&quot;N/A&quot;;[raw_succ.D46])" office:value-type="float" office:value="0.4604" calcext:value-type="float">
            <text:p>0.460</text:p>
          </table:table-cell>
          <table:table-cell table:style-name="ce5" table:formula="of:=IF([raw_succ.E46] &gt; 0;[raw_succ.E46];&quot;N/A&quot;)" office:value-type="float" office:value="0.8215" calcext:value-type="float">
            <text:p>0.822</text:p>
          </table:table-cell>
          <table:table-cell table:style-name="ce8" table:formula="of:=IF([raw_succ.F46] = 1;&quot;N/A&quot;;[raw_succ.F46])" office:value-type="float" office:value="0.3647" calcext:value-type="float">
            <text:p>0.365</text:p>
          </table:table-cell>
          <table:table-cell table:style-name="ce5" table:formula="of:=IF([raw_succ.G46] &gt; 0;[raw_succ.G46];&quot;N/A&quot;)" office:value-type="float" office:value="1.5622" calcext:value-type="float">
            <text:p>1.562</text:p>
          </table:table-cell>
          <table:table-cell table:style-name="ce8" table:formula="of:=IF([raw_succ.H46] = 1;&quot;N/A&quot;;[raw_succ.H46])" office:value-type="float" office:value="0.2113" calcext:value-type="float">
            <text:p>0.211</text:p>
          </table:table-cell>
          <table:table-cell table:style-name="ce5" table:formula="of:=IF([raw_succ.I46] &gt; 0;[raw_succ.I46];&quot;N/A&quot;)" office:value-type="float" office:value="1.9221" calcext:value-type="float">
            <text:p>1.922</text:p>
          </table:table-cell>
          <table:table-cell table:style-name="ce8" table:formula="of:=IF([raw_succ.J46] = 1;&quot;N/A&quot;;[raw_succ.J46])" office:value-type="float" office:value="0.1656" calcext:value-type="float">
            <text:p>0.166</text:p>
          </table:table-cell>
          <table:table-cell table:number-columns-repeated="1014"/>
        </table:table-row>
        <table:table-row table:style-name="ro1">
          <table:table-cell table:style-name="ce3" table:formula="of:=[raw_succ.A47]" office:value-type="string" office:string-value="AT" calcext:value-type="string">
            <text:p>AT</text:p>
          </table:table-cell>
          <table:table-cell table:style-name="ce3" table:formula="of:=[raw_succ.B47]" office:value-type="string" office:string-value="AOT" calcext:value-type="string">
            <text:p>AOT</text:p>
          </table:table-cell>
          <table:table-cell table:style-name="ce5" table:formula="of:=IF([raw_succ.C47] &gt; 0;[raw_succ.C47];&quot;N/A&quot;)" office:value-type="float" office:value="0.1778" calcext:value-type="float">
            <text:p>0.178</text:p>
          </table:table-cell>
          <table:table-cell table:style-name="ce7" table:formula="of:=IF([raw_succ.D47] = 1;&quot;N/A&quot;;[raw_succ.D47])" office:value-type="float" office:value="0.6733" calcext:value-type="float">
            <text:p>0.673</text:p>
          </table:table-cell>
          <table:table-cell table:style-name="ce5" table:formula="of:=IF([raw_succ.E47] &gt; 0;[raw_succ.E47];&quot;N/A&quot;)" office:value-type="float" office:value="0.6226" calcext:value-type="float">
            <text:p>0.623</text:p>
          </table:table-cell>
          <table:table-cell table:style-name="ce8" table:formula="of:=IF([raw_succ.F47] = 1;&quot;N/A&quot;;[raw_succ.F47])" office:value-type="float" office:value="0.4301" calcext:value-type="float">
            <text:p>0.430</text:p>
          </table:table-cell>
          <table:table-cell table:style-name="ce5" table:formula="of:=IF([raw_succ.G47] &gt; 0;[raw_succ.G47];&quot;N/A&quot;)" office:value-type="float" office:value="0.6289" calcext:value-type="float">
            <text:p>0.629</text:p>
          </table:table-cell>
          <table:table-cell table:style-name="ce8" table:formula="of:=IF([raw_succ.H47] = 1;&quot;N/A&quot;;[raw_succ.H47])" office:value-type="float" office:value="0.4277" calcext:value-type="float">
            <text:p>0.428</text:p>
          </table:table-cell>
          <table:table-cell table:style-name="ce5" table:formula="of:=IF([raw_succ.I47] &gt; 0;[raw_succ.I47];&quot;N/A&quot;)" office:value-type="float" office:value="0.8052" calcext:value-type="float">
            <text:p>0.805</text:p>
          </table:table-cell>
          <table:table-cell table:style-name="ce8" table:formula="of:=IF([raw_succ.J47] = 1;&quot;N/A&quot;;[raw_succ.J47])" office:value-type="float" office:value="0.3695" calcext:value-type="float">
            <text:p>0.370</text:p>
          </table:table-cell>
          <table:table-cell table:number-columns-repeated="1014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47">
            <calcext:condition calcext:apply-style-name="Untitled2" calcext:value="&lt;=0.05" calcext:base-cell-address="succ.D3"/>
          </calcext:conditional-format>
          <calcext:conditional-format calcext:target-range-address="succ.F3:succ.F47 succ.H3:succ.H47 succ.J3:succ.J47">
            <calcext:condition calcext:apply-style-name="Untitled2" calcext:value="&lt;=0.05" calcext:base-cell-address="succ.F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PA" calcext:value-type="string">
            <text:p>PA</text:p>
          </table:table-cell>
          <table:table-cell table:style-name="ce3" table:formula="of:=[raw_nonex.B3]" office:value-type="string" office:string-value="CFP" calcext:value-type="string">
            <text:p>CFP</text:p>
          </table:table-cell>
          <table:table-cell table:style-name="ce5" table:formula="of:=IF([raw_nonex.G3] &gt; 0;[raw_nonex.G3];&quot;N/A&quot;)" office:value-type="string" office:string-value="N/A" calcext:value-type="string">
            <text:p>N/A</text:p>
          </table:table-cell>
          <table:table-cell table:style-name="ce9" table:formula="of:=IF([raw_nonex.H3] = 1;&quot;N/A&quot;;[raw_nonex.H3])" office:value-type="string" office:string-value="N/A" calcext:value-type="string">
            <text:p>N/A</text:p>
          </table:table-cell>
          <table:table-cell table:style-name="ce5" table:formula="of:=IF([raw_nonex.I3] &gt; 0;[raw_nonex.I3];&quot;N/A&quot;)" office:value-type="string" office:string-value="N/A" calcext:value-type="string">
            <text:p>N/A</text:p>
          </table:table-cell>
          <table:table-cell table:style-name="ce10" table:formula="of:=IF([raw_nonex.J3] = 1;&quot;N/A&quot;;[raw_nonex.J3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PA" calcext:value-type="string">
            <text:p>PA</text:p>
          </table:table-cell>
          <table:table-cell table:style-name="ce3" table:formula="of:=[raw_nonex.B4]" office:value-type="string" office:string-value="CS" calcext:value-type="string">
            <text:p>CS</text:p>
          </table:table-cell>
          <table:table-cell table:style-name="ce5" table:formula="of:=IF([raw_nonex.G4] &gt; 0;[raw_nonex.G4];&quot;N/A&quot;)" office:value-type="string" office:string-value="N/A" calcext:value-type="string">
            <text:p>N/A</text:p>
          </table:table-cell>
          <table:table-cell table:style-name="ce9" table:formula="of:=IF([raw_nonex.H4] = 1;&quot;N/A&quot;;[raw_nonex.H4])" office:value-type="string" office:string-value="N/A" calcext:value-type="string">
            <text:p>N/A</text:p>
          </table:table-cell>
          <table:table-cell table:style-name="ce5" table:formula="of:=IF([raw_nonex.I4] &gt; 0;[raw_nonex.I4];&quot;N/A&quot;)" office:value-type="string" office:string-value="N/A" calcext:value-type="string">
            <text:p>N/A</text:p>
          </table:table-cell>
          <table:table-cell table:style-name="ce10" table:formula="of:=IF([raw_nonex.J4] = 1;&quot;N/A&quot;;[raw_nonex.J4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PA" calcext:value-type="string">
            <text:p>PA</text:p>
          </table:table-cell>
          <table:table-cell table:style-name="ce3" table:formula="of:=[raw_nonex.B5]" office:value-type="string" office:string-value="CA" calcext:value-type="string">
            <text:p>CA</text:p>
          </table:table-cell>
          <table:table-cell table:style-name="ce5" table:formula="of:=IF([raw_nonex.G5] &gt; 0;[raw_nonex.G5];&quot;N/A&quot;)" office:value-type="string" office:string-value="N/A" calcext:value-type="string">
            <text:p>N/A</text:p>
          </table:table-cell>
          <table:table-cell table:style-name="ce9" table:formula="of:=IF([raw_nonex.H5] = 1;&quot;N/A&quot;;[raw_nonex.H5])" office:value-type="string" office:string-value="N/A" calcext:value-type="string">
            <text:p>N/A</text:p>
          </table:table-cell>
          <table:table-cell table:style-name="ce5" table:formula="of:=IF([raw_nonex.I5] &gt; 0;[raw_nonex.I5];&quot;N/A&quot;)" office:value-type="string" office:string-value="N/A" calcext:value-type="string">
            <text:p>N/A</text:p>
          </table:table-cell>
          <table:table-cell table:style-name="ce10" table:formula="of:=IF([raw_nonex.J5] = 1;&quot;N/A&quot;;[raw_nonex.J5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PA" calcext:value-type="string">
            <text:p>PA</text:p>
          </table:table-cell>
          <table:table-cell table:style-name="ce3" table:formula="of:=[raw_nonex.B6]" office:value-type="string" office:string-value="O" calcext:value-type="string">
            <text:p>O</text:p>
          </table:table-cell>
          <table:table-cell table:style-name="ce5" table:formula="of:=IF([raw_nonex.G6] &gt; 0;[raw_nonex.G6];&quot;N/A&quot;)" office:value-type="string" office:string-value="N/A" calcext:value-type="string">
            <text:p>N/A</text:p>
          </table:table-cell>
          <table:table-cell table:style-name="ce9" table:formula="of:=IF([raw_nonex.H6] = 1;&quot;N/A&quot;;[raw_nonex.H6])" office:value-type="string" office:string-value="N/A" calcext:value-type="string">
            <text:p>N/A</text:p>
          </table:table-cell>
          <table:table-cell table:style-name="ce5" table:formula="of:=IF([raw_nonex.I6] &gt; 0;[raw_nonex.I6];&quot;N/A&quot;)" office:value-type="string" office:string-value="N/A" calcext:value-type="string">
            <text:p>N/A</text:p>
          </table:table-cell>
          <table:table-cell table:style-name="ce10" table:formula="of:=IF([raw_nonex.J6] = 1;&quot;N/A&quot;;[raw_nonex.J6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PA" calcext:value-type="string">
            <text:p>PA</text:p>
          </table:table-cell>
          <table:table-cell table:style-name="ce3" table:formula="of:=[raw_nonex.B7]" office:value-type="string" office:string-value="A" calcext:value-type="string">
            <text:p>A</text:p>
          </table:table-cell>
          <table:table-cell table:style-name="ce5" table:formula="of:=IF([raw_nonex.G7] &gt; 0;[raw_nonex.G7];&quot;N/A&quot;)" office:value-type="string" office:string-value="N/A" calcext:value-type="string">
            <text:p>N/A</text:p>
          </table:table-cell>
          <table:table-cell table:style-name="ce9" table:formula="of:=IF([raw_nonex.H7] = 1;&quot;N/A&quot;;[raw_nonex.H7])" office:value-type="string" office:string-value="N/A" calcext:value-type="string">
            <text:p>N/A</text:p>
          </table:table-cell>
          <table:table-cell table:style-name="ce5" table:formula="of:=IF([raw_nonex.I7] &gt; 0;[raw_nonex.I7];&quot;N/A&quot;)" office:value-type="string" office:string-value="N/A" calcext:value-type="string">
            <text:p>N/A</text:p>
          </table:table-cell>
          <table:table-cell table:style-name="ce10" table:formula="of:=IF([raw_nonex.J7] = 1;&quot;N/A&quot;;[raw_nonex.J7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PA" calcext:value-type="string">
            <text:p>PA</text:p>
          </table:table-cell>
          <table:table-cell table:style-name="ce3" table:formula="of:=[raw_nonex.B8]" office:value-type="string" office:string-value="AO" calcext:value-type="string">
            <text:p>AO</text:p>
          </table:table-cell>
          <table:table-cell table:style-name="ce5" table:formula="of:=IF([raw_nonex.G8] &gt; 0;[raw_nonex.G8];&quot;N/A&quot;)" office:value-type="string" office:string-value="N/A" calcext:value-type="string">
            <text:p>N/A</text:p>
          </table:table-cell>
          <table:table-cell table:style-name="ce9" table:formula="of:=IF([raw_nonex.H8] = 1;&quot;N/A&quot;;[raw_nonex.H8])" office:value-type="string" office:string-value="N/A" calcext:value-type="string">
            <text:p>N/A</text:p>
          </table:table-cell>
          <table:table-cell table:style-name="ce5" table:formula="of:=IF([raw_nonex.I8] &gt; 0;[raw_nonex.I8];&quot;N/A&quot;)" office:value-type="string" office:string-value="N/A" calcext:value-type="string">
            <text:p>N/A</text:p>
          </table:table-cell>
          <table:table-cell table:style-name="ce10" table:formula="of:=IF([raw_nonex.J8] = 1;&quot;N/A&quot;;[raw_nonex.J8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PA" calcext:value-type="string">
            <text:p>PA</text:p>
          </table:table-cell>
          <table:table-cell table:style-name="ce3" table:formula="of:=[raw_nonex.B9]" office:value-type="string" office:string-value="OT" calcext:value-type="string">
            <text:p>OT</text:p>
          </table:table-cell>
          <table:table-cell table:style-name="ce5" table:formula="of:=IF([raw_nonex.G9] &gt; 0;[raw_nonex.G9];&quot;N/A&quot;)" office:value-type="string" office:string-value="N/A" calcext:value-type="string">
            <text:p>N/A</text:p>
          </table:table-cell>
          <table:table-cell table:style-name="ce9" table:formula="of:=IF([raw_nonex.H9] = 1;&quot;N/A&quot;;[raw_nonex.H9])" office:value-type="string" office:string-value="N/A" calcext:value-type="string">
            <text:p>N/A</text:p>
          </table:table-cell>
          <table:table-cell table:style-name="ce5" table:formula="of:=IF([raw_nonex.I9] &gt; 0;[raw_nonex.I9];&quot;N/A&quot;)" office:value-type="string" office:string-value="N/A" calcext:value-type="string">
            <text:p>N/A</text:p>
          </table:table-cell>
          <table:table-cell table:style-name="ce10" table:formula="of:=IF([raw_nonex.J9] = 1;&quot;N/A&quot;;[raw_nonex.J9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PA" calcext:value-type="string">
            <text:p>PA</text:p>
          </table:table-cell>
          <table:table-cell table:style-name="ce3" table:formula="of:=[raw_nonex.B10]" office:value-type="string" office:string-value="AT" calcext:value-type="string">
            <text:p>AT</text:p>
          </table:table-cell>
          <table:table-cell table:style-name="ce5" table:formula="of:=IF([raw_nonex.G10] &gt; 0;[raw_nonex.G10];&quot;N/A&quot;)" office:value-type="string" office:string-value="N/A" calcext:value-type="string">
            <text:p>N/A</text:p>
          </table:table-cell>
          <table:table-cell table:style-name="ce9" table:formula="of:=IF([raw_nonex.H10] = 1;&quot;N/A&quot;;[raw_nonex.H10])" office:value-type="string" office:string-value="N/A" calcext:value-type="string">
            <text:p>N/A</text:p>
          </table:table-cell>
          <table:table-cell table:style-name="ce5" table:formula="of:=IF([raw_nonex.I10] &gt; 0;[raw_nonex.I10];&quot;N/A&quot;)" office:value-type="string" office:string-value="N/A" calcext:value-type="string">
            <text:p>N/A</text:p>
          </table:table-cell>
          <table:table-cell table:style-name="ce10" table:formula="of:=IF([raw_nonex.J10] = 1;&quot;N/A&quot;;[raw_nonex.J10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PA" calcext:value-type="string">
            <text:p>PA</text:p>
          </table:table-cell>
          <table:table-cell table:style-name="ce3" table:formula="of:=[raw_nonex.B11]" office:value-type="string" office:string-value="AOT" calcext:value-type="string">
            <text:p>AOT</text:p>
          </table:table-cell>
          <table:table-cell table:style-name="ce5" table:formula="of:=IF([raw_nonex.G11] &gt; 0;[raw_nonex.G11];&quot;N/A&quot;)" office:value-type="string" office:string-value="N/A" calcext:value-type="string">
            <text:p>N/A</text:p>
          </table:table-cell>
          <table:table-cell table:style-name="ce9" table:formula="of:=IF([raw_nonex.H11] = 1;&quot;N/A&quot;;[raw_nonex.H11])" office:value-type="string" office:string-value="N/A" calcext:value-type="string">
            <text:p>N/A</text:p>
          </table:table-cell>
          <table:table-cell table:style-name="ce5" table:formula="of:=IF([raw_nonex.I11] &gt; 0;[raw_nonex.I11];&quot;N/A&quot;)" office:value-type="string" office:string-value="N/A" calcext:value-type="string">
            <text:p>N/A</text:p>
          </table:table-cell>
          <table:table-cell table:style-name="ce10" table:formula="of:=IF([raw_nonex.J11] = 1;&quot;N/A&quot;;[raw_nonex.J11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FP" calcext:value-type="string">
            <text:p>CFP</text:p>
          </table:table-cell>
          <table:table-cell table:style-name="ce3" table:formula="of:=[raw_nonex.B12]" office:value-type="string" office:string-value="CS" calcext:value-type="string">
            <text:p>CS</text:p>
          </table:table-cell>
          <table:table-cell table:style-name="ce5" table:formula="of:=IF([raw_nonex.G12] &gt; 0;[raw_nonex.G12];&quot;N/A&quot;)" office:value-type="float" office:value="0.0061" calcext:value-type="float">
            <text:p>0.006</text:p>
          </table:table-cell>
          <table:table-cell table:style-name="ce9" table:formula="of:=IF([raw_nonex.H12] = 1;&quot;N/A&quot;;[raw_nonex.H12])" office:value-type="float" office:value="0.9378" calcext:value-type="float">
            <text:p>0.938</text:p>
          </table:table-cell>
          <table:table-cell table:style-name="ce5" table:formula="of:=IF([raw_nonex.I12] &gt; 0;[raw_nonex.I12];&quot;N/A&quot;)" office:value-type="string" office:string-value="N/A" calcext:value-type="string">
            <text:p>N/A</text:p>
          </table:table-cell>
          <table:table-cell table:style-name="ce10" table:formula="of:=IF([raw_nonex.J12] = 1;&quot;N/A&quot;;[raw_nonex.J12])" office:value-type="string" office:string-value="N/A" calcext:value-type="string">
            <text:p>N/A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FP" calcext:value-type="string">
            <text:p>CFP</text:p>
          </table:table-cell>
          <table:table-cell table:style-name="ce3" table:formula="of:=[raw_nonex.B13]" office:value-type="string" office:string-value="CA" calcext:value-type="string">
            <text:p>CA</text:p>
          </table:table-cell>
          <table:table-cell table:style-name="ce5" table:formula="of:=IF([raw_nonex.G13] &gt; 0;[raw_nonex.G13];&quot;N/A&quot;)" office:value-type="float" office:value="2.5989" calcext:value-type="float">
            <text:p>2.599</text:p>
          </table:table-cell>
          <table:table-cell table:style-name="ce9" table:formula="of:=IF([raw_nonex.H13] = 1;&quot;N/A&quot;;[raw_nonex.H13])" office:value-type="float" office:value="0.1069" calcext:value-type="float">
            <text:p>0.107</text:p>
          </table:table-cell>
          <table:table-cell table:style-name="ce5" table:formula="of:=IF([raw_nonex.I13] &gt; 0;[raw_nonex.I13];&quot;N/A&quot;)" office:value-type="float" office:value="1.9485" calcext:value-type="float">
            <text:p>1.949</text:p>
          </table:table-cell>
          <table:table-cell table:style-name="ce10" table:formula="of:=IF([raw_nonex.J13] = 1;&quot;N/A&quot;;[raw_nonex.J13])" office:value-type="float" office:value="0.1628" calcext:value-type="float">
            <text:p>0.163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FP" calcext:value-type="string">
            <text:p>CFP</text:p>
          </table:table-cell>
          <table:table-cell table:style-name="ce3" table:formula="of:=[raw_nonex.B14]" office:value-type="string" office:string-value="O" calcext:value-type="string">
            <text:p>O</text:p>
          </table:table-cell>
          <table:table-cell table:style-name="ce5" table:formula="of:=IF([raw_nonex.G14] &gt; 0;[raw_nonex.G14];&quot;N/A&quot;)" office:value-type="float" office:value="0.2399" calcext:value-type="float">
            <text:p>0.240</text:p>
          </table:table-cell>
          <table:table-cell table:style-name="ce9" table:formula="of:=IF([raw_nonex.H14] = 1;&quot;N/A&quot;;[raw_nonex.H14])" office:value-type="float" office:value="0.6243" calcext:value-type="float">
            <text:p>0.624</text:p>
          </table:table-cell>
          <table:table-cell table:style-name="ce5" table:formula="of:=IF([raw_nonex.I14] &gt; 0;[raw_nonex.I14];&quot;N/A&quot;)" office:value-type="float" office:value="0.1561" calcext:value-type="float">
            <text:p>0.156</text:p>
          </table:table-cell>
          <table:table-cell table:style-name="ce10" table:formula="of:=IF([raw_nonex.J14] = 1;&quot;N/A&quot;;[raw_nonex.J14])" office:value-type="float" office:value="0.6927" calcext:value-type="float">
            <text:p>0.693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FP" calcext:value-type="string">
            <text:p>CFP</text:p>
          </table:table-cell>
          <table:table-cell table:style-name="ce3" table:formula="of:=[raw_nonex.B15]" office:value-type="string" office:string-value="A" calcext:value-type="string">
            <text:p>A</text:p>
          </table:table-cell>
          <table:table-cell table:style-name="ce5" table:formula="of:=IF([raw_nonex.G15] &gt; 0;[raw_nonex.G15];&quot;N/A&quot;)" office:value-type="float" office:value="0.0722" calcext:value-type="float">
            <text:p>0.072</text:p>
          </table:table-cell>
          <table:table-cell table:style-name="ce9" table:formula="of:=IF([raw_nonex.H15] = 1;&quot;N/A&quot;;[raw_nonex.H15])" office:value-type="float" office:value="0.7881" calcext:value-type="float">
            <text:p>0.788</text:p>
          </table:table-cell>
          <table:table-cell table:style-name="ce5" table:formula="of:=IF([raw_nonex.I15] &gt; 0;[raw_nonex.I15];&quot;N/A&quot;)" office:value-type="float" office:value="0.0101" calcext:value-type="float">
            <text:p>0.010</text:p>
          </table:table-cell>
          <table:table-cell table:style-name="ce10" table:formula="of:=IF([raw_nonex.J15] = 1;&quot;N/A&quot;;[raw_nonex.J15])" office:value-type="float" office:value="0.9198" calcext:value-type="float">
            <text:p>0.920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FP" calcext:value-type="string">
            <text:p>CFP</text:p>
          </table:table-cell>
          <table:table-cell table:style-name="ce3" table:formula="of:=[raw_nonex.B16]" office:value-type="string" office:string-value="AO" calcext:value-type="string">
            <text:p>AO</text:p>
          </table:table-cell>
          <table:table-cell table:style-name="ce5" table:formula="of:=IF([raw_nonex.G16] &gt; 0;[raw_nonex.G16];&quot;N/A&quot;)" office:value-type="float" office:value="1.1417" calcext:value-type="float">
            <text:p>1.142</text:p>
          </table:table-cell>
          <table:table-cell table:style-name="ce9" table:formula="of:=IF([raw_nonex.H16] = 1;&quot;N/A&quot;;[raw_nonex.H16])" office:value-type="float" office:value="0.2853" calcext:value-type="float">
            <text:p>0.285</text:p>
          </table:table-cell>
          <table:table-cell table:style-name="ce5" table:formula="of:=IF([raw_nonex.I16] &gt; 0;[raw_nonex.I16];&quot;N/A&quot;)" office:value-type="float" office:value="1.4985" calcext:value-type="float">
            <text:p>1.499</text:p>
          </table:table-cell>
          <table:table-cell table:style-name="ce10" table:formula="of:=IF([raw_nonex.J16] = 1;&quot;N/A&quot;;[raw_nonex.J16])" office:value-type="float" office:value="0.2209" calcext:value-type="float">
            <text:p>0.221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FP" calcext:value-type="string">
            <text:p>CFP</text:p>
          </table:table-cell>
          <table:table-cell table:style-name="ce3" table:formula="of:=[raw_nonex.B17]" office:value-type="string" office:string-value="OT" calcext:value-type="string">
            <text:p>OT</text:p>
          </table:table-cell>
          <table:table-cell table:style-name="ce5" table:formula="of:=IF([raw_nonex.G17] &gt; 0;[raw_nonex.G17];&quot;N/A&quot;)" office:value-type="float" office:value="0.0001" calcext:value-type="float">
            <text:p>0.000</text:p>
          </table:table-cell>
          <table:table-cell table:style-name="ce9" table:formula="of:=IF([raw_nonex.H17] = 1;&quot;N/A&quot;;[raw_nonex.H17])" office:value-type="float" office:value="0.9917" calcext:value-type="float">
            <text:p>0.992</text:p>
          </table:table-cell>
          <table:table-cell table:style-name="ce5" table:formula="of:=IF([raw_nonex.I17] &gt; 0;[raw_nonex.I17];&quot;N/A&quot;)" office:value-type="float" office:value="0.035" calcext:value-type="float">
            <text:p>0.035</text:p>
          </table:table-cell>
          <table:table-cell table:style-name="ce10" table:formula="of:=IF([raw_nonex.J17] = 1;&quot;N/A&quot;;[raw_nonex.J17])" office:value-type="float" office:value="0.8515" calcext:value-type="float">
            <text:p>0.852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FP" calcext:value-type="string">
            <text:p>CFP</text:p>
          </table:table-cell>
          <table:table-cell table:style-name="ce3" table:formula="of:=[raw_nonex.B18]" office:value-type="string" office:string-value="AT" calcext:value-type="string">
            <text:p>AT</text:p>
          </table:table-cell>
          <table:table-cell table:style-name="ce5" table:formula="of:=IF([raw_nonex.G18] &gt; 0;[raw_nonex.G18];&quot;N/A&quot;)" office:value-type="float" office:value="0.2934" calcext:value-type="float">
            <text:p>0.293</text:p>
          </table:table-cell>
          <table:table-cell table:style-name="ce9" table:formula="of:=IF([raw_nonex.H18] = 1;&quot;N/A&quot;;[raw_nonex.H18])" office:value-type="float" office:value="0.5881" calcext:value-type="float">
            <text:p>0.588</text:p>
          </table:table-cell>
          <table:table-cell table:style-name="ce5" table:formula="of:=IF([raw_nonex.I18] &gt; 0;[raw_nonex.I18];&quot;N/A&quot;)" office:value-type="float" office:value="0.6579" calcext:value-type="float">
            <text:p>0.658</text:p>
          </table:table-cell>
          <table:table-cell table:style-name="ce10" table:formula="of:=IF([raw_nonex.J18] = 1;&quot;N/A&quot;;[raw_nonex.J18])" office:value-type="float" office:value="0.4173" calcext:value-type="float">
            <text:p>0.417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FP" calcext:value-type="string">
            <text:p>CFP</text:p>
          </table:table-cell>
          <table:table-cell table:style-name="ce3" table:formula="of:=[raw_nonex.B19]" office:value-type="string" office:string-value="AOT" calcext:value-type="string">
            <text:p>AOT</text:p>
          </table:table-cell>
          <table:table-cell table:style-name="ce5" table:formula="of:=IF([raw_nonex.G19] &gt; 0;[raw_nonex.G19];&quot;N/A&quot;)" office:value-type="float" office:value="0.6979" calcext:value-type="float">
            <text:p>0.698</text:p>
          </table:table-cell>
          <table:table-cell table:style-name="ce9" table:formula="of:=IF([raw_nonex.H19] = 1;&quot;N/A&quot;;[raw_nonex.H19])" office:value-type="float" office:value="0.4035" calcext:value-type="float">
            <text:p>0.404</text:p>
          </table:table-cell>
          <table:table-cell table:style-name="ce5" table:formula="of:=IF([raw_nonex.I19] &gt; 0;[raw_nonex.I19];&quot;N/A&quot;)" office:value-type="float" office:value="0.8259" calcext:value-type="float">
            <text:p>0.826</text:p>
          </table:table-cell>
          <table:table-cell table:style-name="ce10" table:formula="of:=IF([raw_nonex.J19] = 1;&quot;N/A&quot;;[raw_nonex.J19])" office:value-type="float" office:value="0.3634" calcext:value-type="float">
            <text:p>0.363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S" calcext:value-type="string">
            <text:p>CS</text:p>
          </table:table-cell>
          <table:table-cell table:style-name="ce3" table:formula="of:=[raw_nonex.B20]" office:value-type="string" office:string-value="CA" calcext:value-type="string">
            <text:p>CA</text:p>
          </table:table-cell>
          <table:table-cell table:style-name="ce5" table:formula="of:=IF([raw_nonex.G20] &gt; 0;[raw_nonex.G20];&quot;N/A&quot;)" office:value-type="float" office:value="2.7369" calcext:value-type="float">
            <text:p>2.737</text:p>
          </table:table-cell>
          <table:table-cell table:style-name="ce9" table:formula="of:=IF([raw_nonex.H20] = 1;&quot;N/A&quot;;[raw_nonex.H20])" office:value-type="float" office:value="0.0981" calcext:value-type="float">
            <text:p>0.098</text:p>
          </table:table-cell>
          <table:table-cell table:style-name="ce5" table:formula="of:=IF([raw_nonex.I20] &gt; 0;[raw_nonex.I20];&quot;N/A&quot;)" office:value-type="float" office:value="1.5525" calcext:value-type="float">
            <text:p>1.553</text:p>
          </table:table-cell>
          <table:table-cell table:style-name="ce10" table:formula="of:=IF([raw_nonex.J20] = 1;&quot;N/A&quot;;[raw_nonex.J20])" office:value-type="float" office:value="0.2128" calcext:value-type="float">
            <text:p>0.213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S" calcext:value-type="string">
            <text:p>CS</text:p>
          </table:table-cell>
          <table:table-cell table:style-name="ce3" table:formula="of:=[raw_nonex.B21]" office:value-type="string" office:string-value="O" calcext:value-type="string">
            <text:p>O</text:p>
          </table:table-cell>
          <table:table-cell table:style-name="ce5" table:formula="of:=IF([raw_nonex.G21] &gt; 0;[raw_nonex.G21];&quot;N/A&quot;)" office:value-type="float" office:value="0.0397" calcext:value-type="float">
            <text:p>0.040</text:p>
          </table:table-cell>
          <table:table-cell table:style-name="ce9" table:formula="of:=IF([raw_nonex.H21] = 1;&quot;N/A&quot;;[raw_nonex.H21])" office:value-type="float" office:value="0.842" calcext:value-type="float">
            <text:p>0.842</text:p>
          </table:table-cell>
          <table:table-cell table:style-name="ce5" table:formula="of:=IF([raw_nonex.I21] &gt; 0;[raw_nonex.I21];&quot;N/A&quot;)" office:value-type="float" office:value="0.0602" calcext:value-type="float">
            <text:p>0.060</text:p>
          </table:table-cell>
          <table:table-cell table:style-name="ce10" table:formula="of:=IF([raw_nonex.J21] = 1;&quot;N/A&quot;;[raw_nonex.J21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S" calcext:value-type="string">
            <text:p>CS</text:p>
          </table:table-cell>
          <table:table-cell table:style-name="ce3" table:formula="of:=[raw_nonex.B22]" office:value-type="string" office:string-value="A" calcext:value-type="string">
            <text:p>A</text:p>
          </table:table-cell>
          <table:table-cell table:style-name="ce5" table:formula="of:=IF([raw_nonex.G22] &gt; 0;[raw_nonex.G22];&quot;N/A&quot;)" office:value-type="float" office:value="0.0024" calcext:value-type="float">
            <text:p>0.002</text:p>
          </table:table-cell>
          <table:table-cell table:style-name="ce9" table:formula="of:=IF([raw_nonex.H22] = 1;&quot;N/A&quot;;[raw_nonex.H22])" office:value-type="float" office:value="0.9612" calcext:value-type="float">
            <text:p>0.961</text:p>
          </table:table-cell>
          <table:table-cell table:style-name="ce5" table:formula="of:=IF([raw_nonex.I22] &gt; 0;[raw_nonex.I22];&quot;N/A&quot;)" office:value-type="float" office:value="0.0213" calcext:value-type="float">
            <text:p>0.021</text:p>
          </table:table-cell>
          <table:table-cell table:style-name="ce10" table:formula="of:=IF([raw_nonex.J22] = 1;&quot;N/A&quot;;[raw_nonex.J22])" office:value-type="float" office:value="0.8841" calcext:value-type="float">
            <text:p>0.884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S" calcext:value-type="string">
            <text:p>CS</text:p>
          </table:table-cell>
          <table:table-cell table:style-name="ce3" table:formula="of:=[raw_nonex.B23]" office:value-type="string" office:string-value="AO" calcext:value-type="string">
            <text:p>AO</text:p>
          </table:table-cell>
          <table:table-cell table:style-name="ce5" table:formula="of:=IF([raw_nonex.G23] &gt; 0;[raw_nonex.G23];&quot;N/A&quot;)" office:value-type="float" office:value="0.8238" calcext:value-type="float">
            <text:p>0.824</text:p>
          </table:table-cell>
          <table:table-cell table:style-name="ce9" table:formula="of:=IF([raw_nonex.H23] = 1;&quot;N/A&quot;;[raw_nonex.H23])" office:value-type="float" office:value="0.3641" calcext:value-type="float">
            <text:p>0.364</text:p>
          </table:table-cell>
          <table:table-cell table:style-name="ce5" table:formula="of:=IF([raw_nonex.I23] &gt; 0;[raw_nonex.I23];&quot;N/A&quot;)" office:value-type="float" office:value="1.388" calcext:value-type="float">
            <text:p>1.388</text:p>
          </table:table-cell>
          <table:table-cell table:style-name="ce10" table:formula="of:=IF([raw_nonex.J23] = 1;&quot;N/A&quot;;[raw_nonex.J23])" office:value-type="float" office:value="0.2387" calcext:value-type="float">
            <text:p>0.239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CS" calcext:value-type="string">
            <text:p>CS</text:p>
          </table:table-cell>
          <table:table-cell table:style-name="ce3" table:formula="of:=[raw_nonex.B24]" office:value-type="string" office:string-value="OT" calcext:value-type="string">
            <text:p>OT</text:p>
          </table:table-cell>
          <table:table-cell table:style-name="ce5" table:formula="of:=IF([raw_nonex.G24] &gt; 0;[raw_nonex.G24];&quot;N/A&quot;)" office:value-type="float" office:value="0.0941" calcext:value-type="float">
            <text:p>0.094</text:p>
          </table:table-cell>
          <table:table-cell table:style-name="ce9" table:formula="of:=IF([raw_nonex.H24] = 1;&quot;N/A&quot;;[raw_nonex.H24])" office:value-type="float" office:value="0.759" calcext:value-type="float">
            <text:p>0.759</text:p>
          </table:table-cell>
          <table:table-cell table:style-name="ce5" table:formula="of:=IF([raw_nonex.I24] &gt; 0;[raw_nonex.I24];&quot;N/A&quot;)" office:value-type="float" office:value="0.0602" calcext:value-type="float">
            <text:p>0.060</text:p>
          </table:table-cell>
          <table:table-cell table:style-name="ce10" table:formula="of:=IF([raw_nonex.J24] = 1;&quot;N/A&quot;;[raw_nonex.J24])" office:value-type="float" office:value="0.8063" calcext:value-type="float">
            <text:p>0.806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CS" calcext:value-type="string">
            <text:p>CS</text:p>
          </table:table-cell>
          <table:table-cell table:style-name="ce3" table:formula="of:=[raw_nonex.B25]" office:value-type="string" office:string-value="AT" calcext:value-type="string">
            <text:p>AT</text:p>
          </table:table-cell>
          <table:table-cell table:style-name="ce5" table:formula="of:=IF([raw_nonex.G25] &gt; 0;[raw_nonex.G25];&quot;N/A&quot;)" office:value-type="float" office:value="0.6122" calcext:value-type="float">
            <text:p>0.612</text:p>
          </table:table-cell>
          <table:table-cell table:style-name="ce9" table:formula="of:=IF([raw_nonex.H25] = 1;&quot;N/A&quot;;[raw_nonex.H25])" office:value-type="float" office:value="0.434" calcext:value-type="float">
            <text:p>0.434</text:p>
          </table:table-cell>
          <table:table-cell table:style-name="ce5" table:formula="of:=IF([raw_nonex.I25] &gt; 0;[raw_nonex.I25];&quot;N/A&quot;)" office:value-type="float" office:value="0.5874" calcext:value-type="float">
            <text:p>0.587</text:p>
          </table:table-cell>
          <table:table-cell table:style-name="ce10" table:formula="of:=IF([raw_nonex.J25] = 1;&quot;N/A&quot;;[raw_nonex.J25])" office:value-type="float" office:value="0.4434" calcext:value-type="float">
            <text:p>0.443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CS" calcext:value-type="string">
            <text:p>CS</text:p>
          </table:table-cell>
          <table:table-cell table:style-name="ce3" table:formula="of:=[raw_nonex.B26]" office:value-type="string" office:string-value="AOT" calcext:value-type="string">
            <text:p>AOT</text:p>
          </table:table-cell>
          <table:table-cell table:style-name="ce5" table:formula="of:=IF([raw_nonex.G26] &gt; 0;[raw_nonex.G26];&quot;N/A&quot;)" office:value-type="float" office:value="0.3086" calcext:value-type="float">
            <text:p>0.309</text:p>
          </table:table-cell>
          <table:table-cell table:style-name="ce9" table:formula="of:=IF([raw_nonex.H26] = 1;&quot;N/A&quot;;[raw_nonex.H26])" office:value-type="float" office:value="0.5785" calcext:value-type="float">
            <text:p>0.579</text:p>
          </table:table-cell>
          <table:table-cell table:style-name="ce5" table:formula="of:=IF([raw_nonex.I26] &gt; 0;[raw_nonex.I26];&quot;N/A&quot;)" office:value-type="float" office:value="0.8731" calcext:value-type="float">
            <text:p>0.873</text:p>
          </table:table-cell>
          <table:table-cell table:style-name="ce10" table:formula="of:=IF([raw_nonex.J26] = 1;&quot;N/A&quot;;[raw_nonex.J26])" office:value-type="float" office:value="0.3501" calcext:value-type="float">
            <text:p>0.350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CA" calcext:value-type="string">
            <text:p>CA</text:p>
          </table:table-cell>
          <table:table-cell table:style-name="ce3" table:formula="of:=[raw_nonex.B27]" office:value-type="string" office:string-value="O" calcext:value-type="string">
            <text:p>O</text:p>
          </table:table-cell>
          <table:table-cell table:style-name="ce5" table:formula="of:=IF([raw_nonex.G27] &gt; 0;[raw_nonex.G27];&quot;N/A&quot;)" office:value-type="float" office:value="0.9263" calcext:value-type="float">
            <text:p>0.926</text:p>
          </table:table-cell>
          <table:table-cell table:style-name="ce9" table:formula="of:=IF([raw_nonex.H27] = 1;&quot;N/A&quot;;[raw_nonex.H27])" office:value-type="float" office:value="0.3358" calcext:value-type="float">
            <text:p>0.336</text:p>
          </table:table-cell>
          <table:table-cell table:style-name="ce5" table:formula="of:=IF([raw_nonex.I27] &gt; 0;[raw_nonex.I27];&quot;N/A&quot;)" office:value-type="float" office:value="0.2314" calcext:value-type="float">
            <text:p>0.231</text:p>
          </table:table-cell>
          <table:table-cell table:style-name="ce10" table:formula="of:=IF([raw_nonex.J27] = 1;&quot;N/A&quot;;[raw_nonex.J27])" office:value-type="float" office:value="0.6305" calcext:value-type="float">
            <text:p>0.631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CA" calcext:value-type="string">
            <text:p>CA</text:p>
          </table:table-cell>
          <table:table-cell table:style-name="ce3" table:formula="of:=[raw_nonex.B28]" office:value-type="string" office:string-value="A" calcext:value-type="string">
            <text:p>A</text:p>
          </table:table-cell>
          <table:table-cell table:style-name="ce5" table:formula="of:=IF([raw_nonex.G28] &gt; 0;[raw_nonex.G28];&quot;N/A&quot;)" office:value-type="float" office:value="2.4238" calcext:value-type="float">
            <text:p>2.424</text:p>
          </table:table-cell>
          <table:table-cell table:style-name="ce9" table:formula="of:=IF([raw_nonex.H28] = 1;&quot;N/A&quot;;[raw_nonex.H28])" office:value-type="float" office:value="0.1195" calcext:value-type="float">
            <text:p>0.120</text:p>
          </table:table-cell>
          <table:table-cell table:style-name="ce5" table:formula="of:=IF([raw_nonex.I28] &gt; 0;[raw_nonex.I28];&quot;N/A&quot;)" office:value-type="float" office:value="1.375" calcext:value-type="float">
            <text:p>1.375</text:p>
          </table:table-cell>
          <table:table-cell table:style-name="ce10" table:formula="of:=IF([raw_nonex.J28] = 1;&quot;N/A&quot;;[raw_nonex.J28])" office:value-type="float" office:value="0.241" calcext:value-type="float">
            <text:p>0.241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CA" calcext:value-type="string">
            <text:p>C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0.0455" calcext:value-type="float">
            <text:p>0.046</text:p>
          </table:table-cell>
          <table:table-cell table:style-name="ce9" table:formula="of:=IF([raw_nonex.H29] = 1;&quot;N/A&quot;;[raw_nonex.H29])" office:value-type="float" office:value="0.8311" calcext:value-type="float">
            <text:p>0.831</text:p>
          </table:table-cell>
          <table:table-cell table:style-name="ce5" table:formula="of:=IF([raw_nonex.I29] &gt; 0;[raw_nonex.I29];&quot;N/A&quot;)" office:value-type="float" office:value="0.1023" calcext:value-type="float">
            <text:p>0.102</text:p>
          </table:table-cell>
          <table:table-cell table:style-name="ce10" table:formula="of:=IF([raw_nonex.J29] = 1;&quot;N/A&quot;;[raw_nonex.J29])" office:value-type="float" office:value="0.7491" calcext:value-type="float">
            <text:p>0.749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CA" calcext:value-type="string">
            <text:p>C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2.162" calcext:value-type="float">
            <text:p>2.162</text:p>
          </table:table-cell>
          <table:table-cell table:style-name="ce9" table:formula="of:=IF([raw_nonex.H30] = 1;&quot;N/A&quot;;[raw_nonex.H30])" office:value-type="float" office:value="0.1415" calcext:value-type="float">
            <text:p>0.142</text:p>
          </table:table-cell>
          <table:table-cell table:style-name="ce5" table:formula="of:=IF([raw_nonex.I30] &gt; 0;[raw_nonex.I30];&quot;N/A&quot;)" office:value-type="float" office:value="0.9257" calcext:value-type="float">
            <text:p>0.926</text:p>
          </table:table-cell>
          <table:table-cell table:style-name="ce10" table:formula="of:=IF([raw_nonex.J30] = 1;&quot;N/A&quot;;[raw_nonex.J30])" office:value-type="float" office:value="0.336" calcext:value-type="float">
            <text:p>0.336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CA" calcext:value-type="string">
            <text:p>C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5.9854" calcext:value-type="float">
            <text:p>5.985</text:p>
          </table:table-cell>
          <table:table-cell table:style-name="ce9" table:formula="of:=IF([raw_nonex.H31] = 1;&quot;N/A&quot;;[raw_nonex.H31])" office:value-type="float" office:value="0.0144" calcext:value-type="float">
            <text:p>0.014</text:p>
          </table:table-cell>
          <table:table-cell table:style-name="ce5" table:formula="of:=IF([raw_nonex.I31] &gt; 0;[raw_nonex.I31];&quot;N/A&quot;)" office:value-type="float" office:value="4.235" calcext:value-type="float">
            <text:p>4.235</text:p>
          </table:table-cell>
          <table:table-cell table:style-name="ce10" table:formula="of:=IF([raw_nonex.J31] = 1;&quot;N/A&quot;;[raw_nonex.J31])" office:value-type="float" office:value="0.0396" calcext:value-type="float">
            <text:p>0.040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CA" calcext:value-type="string">
            <text:p>C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725" calcext:value-type="float">
            <text:p>0.473</text:p>
          </table:table-cell>
          <table:table-cell table:style-name="ce9" table:formula="of:=IF([raw_nonex.H32] = 1;&quot;N/A&quot;;[raw_nonex.H32])" office:value-type="float" office:value="0.4919" calcext:value-type="float">
            <text:p>0.492</text:p>
          </table:table-cell>
          <table:table-cell table:style-name="ce5" table:formula="of:=IF([raw_nonex.I32] &gt; 0;[raw_nonex.I32];&quot;N/A&quot;)" office:value-type="float" office:value="0.0406" calcext:value-type="float">
            <text:p>0.041</text:p>
          </table:table-cell>
          <table:table-cell table:style-name="ce10" table:formula="of:=IF([raw_nonex.J32] = 1;&quot;N/A&quot;;[raw_nonex.J32])" office:value-type="float" office:value="0.8404" calcext:value-type="float">
            <text:p>0.840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O" calcext:value-type="string">
            <text:p>O</text:p>
          </table:table-cell>
          <table:table-cell table:style-name="ce3" table:formula="of:=[raw_nonex.B33]" office:value-type="string" office:string-value="A" calcext:value-type="string">
            <text:p>A</text:p>
          </table:table-cell>
          <table:table-cell table:style-name="ce5" table:formula="of:=IF([raw_nonex.G33] &gt; 0;[raw_nonex.G33];&quot;N/A&quot;)" office:value-type="float" office:value="0.0315" calcext:value-type="float">
            <text:p>0.032</text:p>
          </table:table-cell>
          <table:table-cell table:style-name="ce9" table:formula="of:=IF([raw_nonex.H33] = 1;&quot;N/A&quot;;[raw_nonex.H33])" office:value-type="float" office:value="0.8591" calcext:value-type="float">
            <text:p>0.859</text:p>
          </table:table-cell>
          <table:table-cell table:style-name="ce5" table:formula="of:=IF([raw_nonex.I33] &gt; 0;[raw_nonex.I33];&quot;N/A&quot;)" office:value-type="float" office:value="0.1259" calcext:value-type="float">
            <text:p>0.126</text:p>
          </table:table-cell>
          <table:table-cell table:style-name="ce10" table:formula="of:=IF([raw_nonex.J33] = 1;&quot;N/A&quot;;[raw_nonex.J33])" office:value-type="float" office:value="0.7227" calcext:value-type="float">
            <text:p>0.723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O" calcext:value-type="string">
            <text:p>O</text:p>
          </table:table-cell>
          <table:table-cell table:style-name="ce3" table:formula="of:=[raw_nonex.B34]" office:value-type="string" office:string-value="AO" calcext:value-type="string">
            <text:p>AO</text:p>
          </table:table-cell>
          <table:table-cell table:style-name="ce5" table:formula="of:=IF([raw_nonex.G34] &gt; 0;[raw_nonex.G34];&quot;N/A&quot;)" office:value-type="float" office:value="0.3176" calcext:value-type="float">
            <text:p>0.318</text:p>
          </table:table-cell>
          <table:table-cell table:style-name="ce9" table:formula="of:=IF([raw_nonex.H34] = 1;&quot;N/A&quot;;[raw_nonex.H34])" office:value-type="float" office:value="0.5731" calcext:value-type="float">
            <text:p>0.573</text:p>
          </table:table-cell>
          <table:table-cell table:style-name="ce5" table:formula="of:=IF([raw_nonex.I34] &gt; 0;[raw_nonex.I34];&quot;N/A&quot;)" office:value-type="float" office:value="0.9221" calcext:value-type="float">
            <text:p>0.922</text:p>
          </table:table-cell>
          <table:table-cell table:style-name="ce10" table:formula="of:=IF([raw_nonex.J34] = 1;&quot;N/A&quot;;[raw_nonex.J34])" office:value-type="float" office:value="0.3369" calcext:value-type="float">
            <text:p>0.337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O" calcext:value-type="string">
            <text:p>O</text:p>
          </table:table-cell>
          <table:table-cell table:style-name="ce3" table:formula="of:=[raw_nonex.B35]" office:value-type="string" office:string-value="OT" calcext:value-type="string">
            <text:p>OT</text:p>
          </table:table-cell>
          <table:table-cell table:style-name="ce5" table:formula="of:=IF([raw_nonex.G35] &gt; 0;[raw_nonex.G35];&quot;N/A&quot;)" office:value-type="float" office:value="0.3204" calcext:value-type="float">
            <text:p>0.320</text:p>
          </table:table-cell>
          <table:table-cell table:style-name="ce9" table:formula="of:=IF([raw_nonex.H35] = 1;&quot;N/A&quot;;[raw_nonex.H35])" office:value-type="float" office:value="0.5714" calcext:value-type="float">
            <text:p>0.571</text:p>
          </table:table-cell>
          <table:table-cell table:style-name="ce5" table:formula="of:=IF([raw_nonex.I35] &gt; 0;[raw_nonex.I35];&quot;N/A&quot;)" office:value-type="float" office:value="0.0511" calcext:value-type="float">
            <text:p>0.051</text:p>
          </table:table-cell>
          <table:table-cell table:style-name="ce10" table:formula="of:=IF([raw_nonex.J35] = 1;&quot;N/A&quot;;[raw_nonex.J35])" office:value-type="float" office:value="0.8211" calcext:value-type="float">
            <text:p>0.821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" calcext:value-type="string">
            <text:p>O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1.1975" calcext:value-type="float">
            <text:p>1.198</text:p>
          </table:table-cell>
          <table:table-cell table:style-name="ce9" table:formula="of:=IF([raw_nonex.H36] = 1;&quot;N/A&quot;;[raw_nonex.H36])" office:value-type="float" office:value="0.2738" calcext:value-type="float">
            <text:p>0.274</text:p>
          </table:table-cell>
          <table:table-cell table:style-name="ce5" table:formula="of:=IF([raw_nonex.I36] &gt; 0;[raw_nonex.I36];&quot;N/A&quot;)" office:value-type="float" office:value="0.9602" calcext:value-type="float">
            <text:p>0.960</text:p>
          </table:table-cell>
          <table:table-cell table:style-name="ce10" table:formula="of:=IF([raw_nonex.J36] = 1;&quot;N/A&quot;;[raw_nonex.J36])" office:value-type="float" office:value="0.3271" calcext:value-type="float">
            <text:p>0.327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" calcext:value-type="string">
            <text:p>O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703" calcext:value-type="float">
            <text:p>0.070</text:p>
          </table:table-cell>
          <table:table-cell table:style-name="ce9" table:formula="of:=IF([raw_nonex.H37] = 1;&quot;N/A&quot;;[raw_nonex.H37])" office:value-type="float" office:value="0.7909" calcext:value-type="float">
            <text:p>0.791</text:p>
          </table:table-cell>
          <table:table-cell table:style-name="ce5" table:formula="of:=IF([raw_nonex.I37] &gt; 0;[raw_nonex.I37];&quot;N/A&quot;)" office:value-type="float" office:value="0.4836" calcext:value-type="float">
            <text:p>0.484</text:p>
          </table:table-cell>
          <table:table-cell table:style-name="ce10" table:formula="of:=IF([raw_nonex.J37] = 1;&quot;N/A&quot;;[raw_nonex.J37])" office:value-type="float" office:value="0.4868" calcext:value-type="float">
            <text:p>0.487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A" calcext:value-type="string">
            <text:p>A</text:p>
          </table:table-cell>
          <table:table-cell table:style-name="ce3" table:formula="of:=[raw_nonex.B38]" office:value-type="string" office:string-value="AO" calcext:value-type="string">
            <text:p>AO</text:p>
          </table:table-cell>
          <table:table-cell table:style-name="ce5" table:formula="of:=IF([raw_nonex.G38] &gt; 0;[raw_nonex.G38];&quot;N/A&quot;)" office:value-type="float" office:value="0.6574" calcext:value-type="float">
            <text:p>0.657</text:p>
          </table:table-cell>
          <table:table-cell table:style-name="ce9" table:formula="of:=IF([raw_nonex.H38] = 1;&quot;N/A&quot;;[raw_nonex.H38])" office:value-type="float" office:value="0.4175" calcext:value-type="float">
            <text:p>0.418</text:p>
          </table:table-cell>
          <table:table-cell table:style-name="ce5" table:formula="of:=IF([raw_nonex.I38] &gt; 0;[raw_nonex.I38];&quot;N/A&quot;)" office:value-type="float" office:value="1.2638" calcext:value-type="float">
            <text:p>1.264</text:p>
          </table:table-cell>
          <table:table-cell table:style-name="ce10" table:formula="of:=IF([raw_nonex.J38] = 1;&quot;N/A&quot;;[raw_nonex.J38])" office:value-type="float" office:value="0.2609" calcext:value-type="float">
            <text:p>0.261</text:p>
          </table:table-cell>
          <table:table-cell table:number-columns-repeated="1018"/>
        </table:table-row>
        <table:table-row table:style-name="ro1">
          <table:table-cell table:style-name="ce3" table:formula="of:=[raw_nonex.A39]" office:value-type="string" office:string-value="A" calcext:value-type="string">
            <text:p>A</text:p>
          </table:table-cell>
          <table:table-cell table:style-name="ce3" table:formula="of:=[raw_nonex.B39]" office:value-type="string" office:string-value="OT" calcext:value-type="string">
            <text:p>OT</text:p>
          </table:table-cell>
          <table:table-cell table:style-name="ce5" table:formula="of:=IF([raw_nonex.G39] &gt; 0;[raw_nonex.G39];&quot;N/A&quot;)" office:value-type="float" office:value="0.079" calcext:value-type="float">
            <text:p>0.079</text:p>
          </table:table-cell>
          <table:table-cell table:style-name="ce9" table:formula="of:=IF([raw_nonex.H39] = 1;&quot;N/A&quot;;[raw_nonex.H39])" office:value-type="float" office:value="0.7787" calcext:value-type="float">
            <text:p>0.779</text:p>
          </table:table-cell>
          <table:table-cell table:style-name="ce5" table:formula="of:=IF([raw_nonex.I39] &gt; 0;[raw_nonex.I39];&quot;N/A&quot;)" office:value-type="float" office:value="0.0559" calcext:value-type="float">
            <text:p>0.056</text:p>
          </table:table-cell>
          <table:table-cell table:style-name="ce10" table:formula="of:=IF([raw_nonex.J39] = 1;&quot;N/A&quot;;[raw_nonex.J39])" office:value-type="float" office:value="0.813" calcext:value-type="float">
            <text:p>0.813</text:p>
          </table:table-cell>
          <table:table-cell table:number-columns-repeated="1018"/>
        </table:table-row>
        <table:table-row table:style-name="ro1">
          <table:table-cell table:style-name="ce3" table:formula="of:=[raw_nonex.A40]" office:value-type="string" office:string-value="A" calcext:value-type="string">
            <text:p>A</text:p>
          </table:table-cell>
          <table:table-cell table:style-name="ce3" table:formula="of:=[raw_nonex.B40]" office:value-type="string" office:string-value="AT" calcext:value-type="string">
            <text:p>AT</text:p>
          </table:table-cell>
          <table:table-cell table:style-name="ce5" table:formula="of:=IF([raw_nonex.G40] &gt; 0;[raw_nonex.G40];&quot;N/A&quot;)" office:value-type="float" office:value="0.8149" calcext:value-type="float">
            <text:p>0.815</text:p>
          </table:table-cell>
          <table:table-cell table:style-name="ce9" table:formula="of:=IF([raw_nonex.H40] = 1;&quot;N/A&quot;;[raw_nonex.H40])" office:value-type="float" office:value="0.3667" calcext:value-type="float">
            <text:p>0.367</text:p>
          </table:table-cell>
          <table:table-cell table:style-name="ce5" table:formula="of:=IF([raw_nonex.I40] &gt; 0;[raw_nonex.I40];&quot;N/A&quot;)" office:value-type="float" office:value="0.6372" calcext:value-type="float">
            <text:p>0.637</text:p>
          </table:table-cell>
          <table:table-cell table:style-name="ce10" table:formula="of:=IF([raw_nonex.J40] = 1;&quot;N/A&quot;;[raw_nonex.J40])" office:value-type="float" office:value="0.4247" calcext:value-type="float">
            <text:p>0.425</text:p>
          </table:table-cell>
          <table:table-cell table:number-columns-repeated="1018"/>
        </table:table-row>
        <table:table-row table:style-name="ro1">
          <table:table-cell table:style-name="ce3" table:formula="of:=[raw_nonex.A41]" office:value-type="string" office:string-value="A" calcext:value-type="string">
            <text:p>A</text:p>
          </table:table-cell>
          <table:table-cell table:style-name="ce3" table:formula="of:=[raw_nonex.B41]" office:value-type="string" office:string-value="AOT" calcext:value-type="string">
            <text:p>AOT</text:p>
          </table:table-cell>
          <table:table-cell table:style-name="ce5" table:formula="of:=IF([raw_nonex.G41] &gt; 0;[raw_nonex.G41];&quot;N/A&quot;)" office:value-type="float" office:value="0.3017" calcext:value-type="float">
            <text:p>0.302</text:p>
          </table:table-cell>
          <table:table-cell table:style-name="ce9" table:formula="of:=IF([raw_nonex.H41] = 1;&quot;N/A&quot;;[raw_nonex.H41])" office:value-type="float" office:value="0.5828" calcext:value-type="float">
            <text:p>0.583</text:p>
          </table:table-cell>
          <table:table-cell table:style-name="ce5" table:formula="of:=IF([raw_nonex.I41] &gt; 0;[raw_nonex.I41];&quot;N/A&quot;)" office:value-type="float" office:value="0.7902" calcext:value-type="float">
            <text:p>0.790</text:p>
          </table:table-cell>
          <table:table-cell table:style-name="ce10" table:formula="of:=IF([raw_nonex.J41] = 1;&quot;N/A&quot;;[raw_nonex.J41])" office:value-type="float" office:value="0.3741" calcext:value-type="float">
            <text:p>0.374</text:p>
          </table:table-cell>
          <table:table-cell table:number-columns-repeated="1018"/>
        </table:table-row>
        <table:table-row table:style-name="ro1">
          <table:table-cell table:style-name="ce3" table:formula="of:=[raw_nonex.A42]" office:value-type="string" office:string-value="AO" calcext:value-type="string">
            <text:p>AO</text:p>
          </table:table-cell>
          <table:table-cell table:style-name="ce3" table:formula="of:=[raw_nonex.B42]" office:value-type="string" office:string-value="OT" calcext:value-type="string">
            <text:p>OT</text:p>
          </table:table-cell>
          <table:table-cell table:style-name="ce5" table:formula="of:=IF([raw_nonex.G42] &gt; 0;[raw_nonex.G42];&quot;N/A&quot;)" office:value-type="float" office:value="1.1603" calcext:value-type="float">
            <text:p>1.160</text:p>
          </table:table-cell>
          <table:table-cell table:style-name="ce9" table:formula="of:=IF([raw_nonex.H42] = 1;&quot;N/A&quot;;[raw_nonex.H42])" office:value-type="float" office:value="0.2814" calcext:value-type="float">
            <text:p>0.281</text:p>
          </table:table-cell>
          <table:table-cell table:style-name="ce5" table:formula="of:=IF([raw_nonex.I42] &gt; 0;[raw_nonex.I42];&quot;N/A&quot;)" office:value-type="float" office:value="1.6678" calcext:value-type="float">
            <text:p>1.668</text:p>
          </table:table-cell>
          <table:table-cell table:style-name="ce10" table:formula="of:=IF([raw_nonex.J42] = 1;&quot;N/A&quot;;[raw_nonex.J42])" office:value-type="float" office:value="0.1966" calcext:value-type="float">
            <text:p>0.197</text:p>
          </table:table-cell>
          <table:table-cell table:number-columns-repeated="1018"/>
        </table:table-row>
        <table:table-row table:style-name="ro1">
          <table:table-cell table:style-name="ce3" table:formula="of:=[raw_nonex.A43]" office:value-type="string" office:string-value="AO" calcext:value-type="string">
            <text:p>AO</text:p>
          </table:table-cell>
          <table:table-cell table:style-name="ce3" table:formula="of:=[raw_nonex.B43]" office:value-type="string" office:string-value="AT" calcext:value-type="string">
            <text:p>AT</text:p>
          </table:table-cell>
          <table:table-cell table:style-name="ce5" table:formula="of:=IF([raw_nonex.G43] &gt; 0;[raw_nonex.G43];&quot;N/A&quot;)" office:value-type="float" office:value="2.7462" calcext:value-type="float">
            <text:p>2.746</text:p>
          </table:table-cell>
          <table:table-cell table:style-name="ce9" table:formula="of:=IF([raw_nonex.H43] = 1;&quot;N/A&quot;;[raw_nonex.H43])" office:value-type="float" office:value="0.0975" calcext:value-type="float">
            <text:p>0.098</text:p>
          </table:table-cell>
          <table:table-cell table:style-name="ce5" table:formula="of:=IF([raw_nonex.I43] &gt; 0;[raw_nonex.I43];&quot;N/A&quot;)" office:value-type="float" office:value="3.1974" calcext:value-type="float">
            <text:p>3.197</text:p>
          </table:table-cell>
          <table:table-cell table:style-name="ce10" table:formula="of:=IF([raw_nonex.J43] = 1;&quot;N/A&quot;;[raw_nonex.J43])" office:value-type="float" office:value="0.0738" calcext:value-type="float">
            <text:p>0.074</text:p>
          </table:table-cell>
          <table:table-cell table:number-columns-repeated="1018"/>
        </table:table-row>
        <table:table-row table:style-name="ro1">
          <table:table-cell table:style-name="ce3" table:formula="of:=[raw_nonex.A44]" office:value-type="string" office:string-value="AO" calcext:value-type="string">
            <text:p>AO</text:p>
          </table:table-cell>
          <table:table-cell table:style-name="ce3" table:formula="of:=[raw_nonex.B44]" office:value-type="string" office:string-value="AOT" calcext:value-type="string">
            <text:p>AOT</text:p>
          </table:table-cell>
          <table:table-cell table:style-name="ce5" table:formula="of:=IF([raw_nonex.G44] &gt; 0;[raw_nonex.G44];&quot;N/A&quot;)" office:value-type="float" office:value="0.1229" calcext:value-type="float">
            <text:p>0.123</text:p>
          </table:table-cell>
          <table:table-cell table:style-name="ce9" table:formula="of:=IF([raw_nonex.H44] = 1;&quot;N/A&quot;;[raw_nonex.H44])" office:value-type="float" office:value="0.726" calcext:value-type="float">
            <text:p>0.726</text:p>
          </table:table-cell>
          <table:table-cell table:style-name="ce5" table:formula="of:=IF([raw_nonex.I44] &gt; 0;[raw_nonex.I44];&quot;N/A&quot;)" office:value-type="float" office:value="0.0769" calcext:value-type="float">
            <text:p>0.077</text:p>
          </table:table-cell>
          <table:table-cell table:style-name="ce10" table:formula="of:=IF([raw_nonex.J44] = 1;&quot;N/A&quot;;[raw_nonex.J44])" office:value-type="float" office:value="0.7815" calcext:value-type="float">
            <text:p>0.782</text:p>
          </table:table-cell>
          <table:table-cell table:number-columns-repeated="1018"/>
        </table:table-row>
        <table:table-row table:style-name="ro1">
          <table:table-cell table:style-name="ce3" table:formula="of:=[raw_nonex.A45]" office:value-type="string" office:string-value="OT" calcext:value-type="string">
            <text:p>OT</text:p>
          </table:table-cell>
          <table:table-cell table:style-name="ce3" table:formula="of:=[raw_nonex.B45]" office:value-type="string" office:string-value="AT" calcext:value-type="string">
            <text:p>AT</text:p>
          </table:table-cell>
          <table:table-cell table:style-name="ce5" table:formula="of:=IF([raw_nonex.G45] &gt; 0;[raw_nonex.G45];&quot;N/A&quot;)" office:value-type="float" office:value="0.3643" calcext:value-type="float">
            <text:p>0.364</text:p>
          </table:table-cell>
          <table:table-cell table:style-name="ce9" table:formula="of:=IF([raw_nonex.H45] = 1;&quot;N/A&quot;;[raw_nonex.H45])" office:value-type="float" office:value="0.5461" calcext:value-type="float">
            <text:p>0.546</text:p>
          </table:table-cell>
          <table:table-cell table:style-name="ce5" table:formula="of:=IF([raw_nonex.I45] &gt; 0;[raw_nonex.I45];&quot;N/A&quot;)" office:value-type="float" office:value="0.142" calcext:value-type="float">
            <text:p>0.142</text:p>
          </table:table-cell>
          <table:table-cell table:style-name="ce10" table:formula="of:=IF([raw_nonex.J45] = 1;&quot;N/A&quot;;[raw_nonex.J45])" office:value-type="float" office:value="0.7063" calcext:value-type="float">
            <text:p>0.706</text:p>
          </table:table-cell>
          <table:table-cell table:number-columns-repeated="1018"/>
        </table:table-row>
        <table:table-row table:style-name="ro1">
          <table:table-cell table:style-name="ce3" table:formula="of:=[raw_nonex.A46]" office:value-type="string" office:string-value="OT" calcext:value-type="string">
            <text:p>OT</text:p>
          </table:table-cell>
          <table:table-cell table:style-name="ce3" table:formula="of:=[raw_nonex.B46]" office:value-type="string" office:string-value="AOT" calcext:value-type="string">
            <text:p>AOT</text:p>
          </table:table-cell>
          <table:table-cell table:style-name="ce5" table:formula="of:=IF([raw_nonex.G46] &gt; 0;[raw_nonex.G46];&quot;N/A&quot;)" office:value-type="float" office:value="0.5558" calcext:value-type="float">
            <text:p>0.556</text:p>
          </table:table-cell>
          <table:table-cell table:style-name="ce9" table:formula="of:=IF([raw_nonex.H46] = 1;&quot;N/A&quot;;[raw_nonex.H46])" office:value-type="float" office:value="0.456" calcext:value-type="float">
            <text:p>0.456</text:p>
          </table:table-cell>
          <table:table-cell table:style-name="ce5" table:formula="of:=IF([raw_nonex.I46] &gt; 0;[raw_nonex.I46];&quot;N/A&quot;)" office:value-type="float" office:value="1.1228" calcext:value-type="float">
            <text:p>1.123</text:p>
          </table:table-cell>
          <table:table-cell table:style-name="ce10" table:formula="of:=IF([raw_nonex.J46] = 1;&quot;N/A&quot;;[raw_nonex.J46])" office:value-type="float" office:value="0.2893" calcext:value-type="float">
            <text:p>0.289</text:p>
          </table:table-cell>
          <table:table-cell table:number-columns-repeated="1018"/>
        </table:table-row>
        <table:table-row table:style-name="ro1">
          <table:table-cell table:style-name="ce3" table:formula="of:=[raw_nonex.A47]" office:value-type="string" office:string-value="AT" calcext:value-type="string">
            <text:p>AT</text:p>
          </table:table-cell>
          <table:table-cell table:style-name="ce3" table:formula="of:=[raw_nonex.B47]" office:value-type="string" office:string-value="AOT" calcext:value-type="string">
            <text:p>AOT</text:p>
          </table:table-cell>
          <table:table-cell table:style-name="ce5" table:formula="of:=IF([raw_nonex.G47] &gt; 0;[raw_nonex.G47];&quot;N/A&quot;)" office:value-type="float" office:value="1.8479" calcext:value-type="float">
            <text:p>1.848</text:p>
          </table:table-cell>
          <table:table-cell table:style-name="ce9" table:formula="of:=IF([raw_nonex.H47] = 1;&quot;N/A&quot;;[raw_nonex.H47])" office:value-type="float" office:value="0.174" calcext:value-type="float">
            <text:p>0.174</text:p>
          </table:table-cell>
          <table:table-cell table:style-name="ce5" table:formula="of:=IF([raw_nonex.I47] &gt; 0;[raw_nonex.I47];&quot;N/A&quot;)" office:value-type="float" office:value="2.3202" calcext:value-type="float">
            <text:p>2.320</text:p>
          </table:table-cell>
          <table:table-cell table:style-name="ce10" table:formula="of:=IF([raw_nonex.J47] = 1;&quot;N/A&quot;;[raw_nonex.J47])" office:value-type="float" office:value="0.1277" calcext:value-type="float">
            <text:p>0.128</text:p>
          </table:table-cell>
          <table:table-cell table:number-columns-repeated="1018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47">
            <calcext:condition calcext:apply-style-name="Untitled2" calcext:value="&lt;=0.05" calcext:base-cell-address="nonex.D3"/>
          </calcext:conditional-format>
          <calcext:conditional-format calcext:target-range-address="nonex.F3:nonex.F47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PA" calcext:value-type="string">
            <text:p>PA</text:p>
          </table:table-cell>
          <table:table-cell table:style-name="ce3" table:formula="of:=[raw_time.B3]" office:value-type="string" office:string-value="CFP" calcext:value-type="string">
            <text:p>CFP</text:p>
          </table:table-cell>
          <table:table-cell table:style-name="ce5" table:formula="of:=IF([raw_time.I3] &gt; 0;[raw_time.I3];&quot;N/A&quot;)" office:value-type="float" office:value="5.626" calcext:value-type="float">
            <text:p>5.626</text:p>
          </table:table-cell>
          <table:table-cell table:style-name="ce11" table:formula="of:=IF([raw_time.J3] = 1;&quot;N/A&quot;;[raw_time.J3])" office:value-type="float" office:value="0.0177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PA" calcext:value-type="string">
            <text:p>PA</text:p>
          </table:table-cell>
          <table:table-cell table:style-name="ce3" table:formula="of:=[raw_time.B4]" office:value-type="string" office:string-value="CS" calcext:value-type="string">
            <text:p>CS</text:p>
          </table:table-cell>
          <table:table-cell table:style-name="ce5" table:formula="of:=IF([raw_time.I4] &gt; 0;[raw_time.I4];&quot;N/A&quot;)" office:value-type="float" office:value="3.328" calcext:value-type="float">
            <text:p>3.328</text:p>
          </table:table-cell>
          <table:table-cell table:style-name="ce11" table:formula="of:=IF([raw_time.J4] = 1;&quot;N/A&quot;;[raw_time.J4])" office:value-type="float" office:value="0.0681" calcext:value-type="float">
            <text:p>0.068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PA" calcext:value-type="string">
            <text:p>PA</text:p>
          </table:table-cell>
          <table:table-cell table:style-name="ce3" table:formula="of:=[raw_time.B5]" office:value-type="string" office:string-value="CA" calcext:value-type="string">
            <text:p>CA</text:p>
          </table:table-cell>
          <table:table-cell table:style-name="ce5" table:formula="of:=IF([raw_time.I5] &gt; 0;[raw_time.I5];&quot;N/A&quot;)" office:value-type="float" office:value="0.0819" calcext:value-type="float">
            <text:p>0.082</text:p>
          </table:table-cell>
          <table:table-cell table:style-name="ce11" table:formula="of:=IF([raw_time.J5] = 1;&quot;N/A&quot;;[raw_time.J5])" office:value-type="float" office:value="0.7748" calcext:value-type="float">
            <text:p>0.775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PA" calcext:value-type="string">
            <text:p>PA</text:p>
          </table:table-cell>
          <table:table-cell table:style-name="ce3" table:formula="of:=[raw_time.B6]" office:value-type="string" office:string-value="O" calcext:value-type="string">
            <text:p>O</text:p>
          </table:table-cell>
          <table:table-cell table:style-name="ce5" table:formula="of:=IF([raw_time.I6] &gt; 0;[raw_time.I6];&quot;N/A&quot;)" office:value-type="float" office:value="4.5777" calcext:value-type="float">
            <text:p>4.578</text:p>
          </table:table-cell>
          <table:table-cell table:style-name="ce11" table:formula="of:=IF([raw_time.J6] = 1;&quot;N/A&quot;;[raw_time.J6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PA" calcext:value-type="string">
            <text:p>PA</text:p>
          </table:table-cell>
          <table:table-cell table:style-name="ce3" table:formula="of:=[raw_time.B7]" office:value-type="string" office:string-value="A" calcext:value-type="string">
            <text:p>A</text:p>
          </table:table-cell>
          <table:table-cell table:style-name="ce5" table:formula="of:=IF([raw_time.I7] &gt; 0;[raw_time.I7];&quot;N/A&quot;)" office:value-type="float" office:value="0.9812" calcext:value-type="float">
            <text:p>0.981</text:p>
          </table:table-cell>
          <table:table-cell table:style-name="ce11" table:formula="of:=IF([raw_time.J7] = 1;&quot;N/A&quot;;[raw_time.J7])" office:value-type="float" office:value="0.3219" calcext:value-type="float">
            <text:p>0.322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PA" calcext:value-type="string">
            <text:p>PA</text:p>
          </table:table-cell>
          <table:table-cell table:style-name="ce3" table:formula="of:=[raw_time.B8]" office:value-type="string" office:string-value="AO" calcext:value-type="string">
            <text:p>AO</text:p>
          </table:table-cell>
          <table:table-cell table:style-name="ce5" table:formula="of:=IF([raw_time.I8] &gt; 0;[raw_time.I8];&quot;N/A&quot;)" office:value-type="float" office:value="4.5777" calcext:value-type="float">
            <text:p>4.578</text:p>
          </table:table-cell>
          <table:table-cell table:style-name="ce11" table:formula="of:=IF([raw_time.J8] = 1;&quot;N/A&quot;;[raw_time.J8])" office:value-type="float" office:value="0.0324" calcext:value-type="float">
            <text:p>0.032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PA" calcext:value-type="string">
            <text:p>PA</text:p>
          </table:table-cell>
          <table:table-cell table:style-name="ce3" table:formula="of:=[raw_time.B9]" office:value-type="string" office:string-value="OT" calcext:value-type="string">
            <text:p>OT</text:p>
          </table:table-cell>
          <table:table-cell table:style-name="ce5" table:formula="of:=IF([raw_time.I9] &gt; 0;[raw_time.I9];&quot;N/A&quot;)" office:value-type="float" office:value="5.1557" calcext:value-type="float">
            <text:p>5.156</text:p>
          </table:table-cell>
          <table:table-cell table:style-name="ce11" table:formula="of:=IF([raw_time.J9] = 1;&quot;N/A&quot;;[raw_time.J9])" office:value-type="float" office:value="0.0232" calcext:value-type="float">
            <text:p>0.023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PA" calcext:value-type="string">
            <text:p>PA</text:p>
          </table:table-cell>
          <table:table-cell table:style-name="ce3" table:formula="of:=[raw_time.B10]" office:value-type="string" office:string-value="AT" calcext:value-type="string">
            <text:p>AT</text:p>
          </table:table-cell>
          <table:table-cell table:style-name="ce5" table:formula="of:=IF([raw_time.I10] &gt; 0;[raw_time.I10];&quot;N/A&quot;)" office:value-type="float" office:value="0.2692" calcext:value-type="float">
            <text:p>0.269</text:p>
          </table:table-cell>
          <table:table-cell table:style-name="ce11" table:formula="of:=IF([raw_time.J10] = 1;&quot;N/A&quot;;[raw_time.J10])" office:value-type="float" office:value="0.6039" calcext:value-type="float">
            <text:p>0.604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PA" calcext:value-type="string">
            <text:p>PA</text:p>
          </table:table-cell>
          <table:table-cell table:style-name="ce3" table:formula="of:=[raw_time.B11]" office:value-type="string" office:string-value="AOT" calcext:value-type="string">
            <text:p>AOT</text:p>
          </table:table-cell>
          <table:table-cell table:style-name="ce5" table:formula="of:=IF([raw_time.I11] &gt; 0;[raw_time.I11];&quot;N/A&quot;)" office:value-type="float" office:value="0.7696" calcext:value-type="float">
            <text:p>0.770</text:p>
          </table:table-cell>
          <table:table-cell table:style-name="ce11" table:formula="of:=IF([raw_time.J11] = 1;&quot;N/A&quot;;[raw_time.J11])" office:value-type="float" office:value="0.3803" calcext:value-type="float">
            <text:p>0.380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FP" calcext:value-type="string">
            <text:p>CFP</text:p>
          </table:table-cell>
          <table:table-cell table:style-name="ce3" table:formula="of:=[raw_time.B12]" office:value-type="string" office:string-value="CS" calcext:value-type="string">
            <text:p>CS</text:p>
          </table:table-cell>
          <table:table-cell table:style-name="ce5" table:formula="of:=IF([raw_time.I12] &gt; 0;[raw_time.I12];&quot;N/A&quot;)" office:value-type="float" office:value="0.8647" calcext:value-type="float">
            <text:p>0.865</text:p>
          </table:table-cell>
          <table:table-cell table:style-name="ce11" table:formula="of:=IF([raw_time.J12] = 1;&quot;N/A&quot;;[raw_time.J12])" office:value-type="float" office:value="0.3524" calcext:value-type="float">
            <text:p>0.352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FP" calcext:value-type="string">
            <text:p>CFP</text:p>
          </table:table-cell>
          <table:table-cell table:style-name="ce3" table:formula="of:=[raw_time.B13]" office:value-type="string" office:string-value="CA" calcext:value-type="string">
            <text:p>CA</text:p>
          </table:table-cell>
          <table:table-cell table:style-name="ce5" table:formula="of:=IF([raw_time.I13] &gt; 0;[raw_time.I13];&quot;N/A&quot;)" office:value-type="float" office:value="2.9333" calcext:value-type="float">
            <text:p>2.933</text:p>
          </table:table-cell>
          <table:table-cell table:style-name="ce11" table:formula="of:=IF([raw_time.J13] = 1;&quot;N/A&quot;;[raw_time.J13])" office:value-type="float" office:value="0.0868" calcext:value-type="float">
            <text:p>0.087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FP" calcext:value-type="string">
            <text:p>CFP</text:p>
          </table:table-cell>
          <table:table-cell table:style-name="ce3" table:formula="of:=[raw_time.B14]" office:value-type="string" office:string-value="O" calcext:value-type="string">
            <text:p>O</text:p>
          </table:table-cell>
          <table:table-cell table:style-name="ce5" table:formula="of:=IF([raw_time.I14] &gt; 0;[raw_time.I14];&quot;N/A&quot;)" office:value-type="float" office:value="0.0118" calcext:value-type="float">
            <text:p>0.012</text:p>
          </table:table-cell>
          <table:table-cell table:style-name="ce11" table:formula="of:=IF([raw_time.J14] = 1;&quot;N/A&quot;;[raw_time.J14])" office:value-type="float" office:value="0.9134" calcext:value-type="float">
            <text:p>0.913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FP" calcext:value-type="string">
            <text:p>CFP</text:p>
          </table:table-cell>
          <table:table-cell table:style-name="ce3" table:formula="of:=[raw_time.B15]" office:value-type="string" office:string-value="A" calcext:value-type="string">
            <text:p>A</text:p>
          </table:table-cell>
          <table:table-cell table:style-name="ce5" table:formula="of:=IF([raw_time.I15] &gt; 0;[raw_time.I15];&quot;N/A&quot;)" office:value-type="float" office:value="0.855" calcext:value-type="float">
            <text:p>0.855</text:p>
          </table:table-cell>
          <table:table-cell table:style-name="ce11" table:formula="of:=IF([raw_time.J15] = 1;&quot;N/A&quot;;[raw_time.J15])" office:value-type="float" office:value="0.3551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FP" calcext:value-type="string">
            <text:p>CFP</text:p>
          </table:table-cell>
          <table:table-cell table:style-name="ce3" table:formula="of:=[raw_time.B16]" office:value-type="string" office:string-value="AO" calcext:value-type="string">
            <text:p>AO</text:p>
          </table:table-cell>
          <table:table-cell table:style-name="ce5" table:formula="of:=IF([raw_time.I16] &gt; 0;[raw_time.I16];&quot;N/A&quot;)" office:value-type="string" office:string-value="N/A" calcext:value-type="string">
            <text:p>N/A</text:p>
          </table:table-cell>
          <table:table-cell table:style-name="ce11" table:formula="of:=IF([raw_time.J16] = 1;&quot;N/A&quot;;[raw_time.J1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FP" calcext:value-type="string">
            <text:p>CFP</text:p>
          </table:table-cell>
          <table:table-cell table:style-name="ce3" table:formula="of:=[raw_time.B17]" office:value-type="string" office:string-value="OT" calcext:value-type="string">
            <text:p>OT</text:p>
          </table:table-cell>
          <table:table-cell table:style-name="ce5" table:formula="of:=IF([raw_time.I17] &gt; 0;[raw_time.I17];&quot;N/A&quot;)" office:value-type="float" office:value="0.0026" calcext:value-type="float">
            <text:p>0.003</text:p>
          </table:table-cell>
          <table:table-cell table:style-name="ce11" table:formula="of:=IF([raw_time.J17] = 1;&quot;N/A&quot;;[raw_time.J17])" office:value-type="float" office:value="0.959" calcext:value-type="float">
            <text:p>0.959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FP" calcext:value-type="string">
            <text:p>CFP</text:p>
          </table:table-cell>
          <table:table-cell table:style-name="ce3" table:formula="of:=[raw_time.B18]" office:value-type="string" office:string-value="AT" calcext:value-type="string">
            <text:p>AT</text:p>
          </table:table-cell>
          <table:table-cell table:style-name="ce5" table:formula="of:=IF([raw_time.I18] &gt; 0;[raw_time.I18];&quot;N/A&quot;)" office:value-type="float" office:value="2.2667" calcext:value-type="float">
            <text:p>2.267</text:p>
          </table:table-cell>
          <table:table-cell table:style-name="ce11" table:formula="of:=IF([raw_time.J18] = 1;&quot;N/A&quot;;[raw_time.J18])" office:value-type="float" office:value="0.1322" calcext:value-type="float">
            <text:p>0.132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FP" calcext:value-type="string">
            <text:p>CFP</text:p>
          </table:table-cell>
          <table:table-cell table:style-name="ce3" table:formula="of:=[raw_time.B19]" office:value-type="string" office:string-value="AOT" calcext:value-type="string">
            <text:p>AOT</text:p>
          </table:table-cell>
          <table:table-cell table:style-name="ce5" table:formula="of:=IF([raw_time.I19] &gt; 0;[raw_time.I19];&quot;N/A&quot;)" office:value-type="float" office:value="0.5455" calcext:value-type="float">
            <text:p>0.546</text:p>
          </table:table-cell>
          <table:table-cell table:style-name="ce11" table:formula="of:=IF([raw_time.J19] = 1;&quot;N/A&quot;;[raw_time.J19])" office:value-type="float" office:value="0.4602" calcext:value-type="float">
            <text:p>0.460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S" calcext:value-type="string">
            <text:p>CS</text:p>
          </table:table-cell>
          <table:table-cell table:style-name="ce3" table:formula="of:=[raw_time.B20]" office:value-type="string" office:string-value="CA" calcext:value-type="string">
            <text:p>CA</text:p>
          </table:table-cell>
          <table:table-cell table:style-name="ce5" table:formula="of:=IF([raw_time.I20] &gt; 0;[raw_time.I20];&quot;N/A&quot;)" office:value-type="float" office:value="1.5613" calcext:value-type="float">
            <text:p>1.561</text:p>
          </table:table-cell>
          <table:table-cell table:style-name="ce11" table:formula="of:=IF([raw_time.J20] = 1;&quot;N/A&quot;;[raw_time.J20])" office:value-type="float" office:value="0.2115" calcext:value-type="float">
            <text:p>0.212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S" calcext:value-type="string">
            <text:p>CS</text:p>
          </table:table-cell>
          <table:table-cell table:style-name="ce3" table:formula="of:=[raw_time.B21]" office:value-type="string" office:string-value="O" calcext:value-type="string">
            <text:p>O</text:p>
          </table:table-cell>
          <table:table-cell table:style-name="ce5" table:formula="of:=IF([raw_time.I21] &gt; 0;[raw_time.I21];&quot;N/A&quot;)" office:value-type="float" office:value="0.5364" calcext:value-type="float">
            <text:p>0.536</text:p>
          </table:table-cell>
          <table:table-cell table:style-name="ce11" table:formula="of:=IF([raw_time.J21] = 1;&quot;N/A&quot;;[raw_time.J21])" office:value-type="float" office:value="0.4639" calcext:value-type="float">
            <text:p>0.464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S" calcext:value-type="string">
            <text:p>CS</text:p>
          </table:table-cell>
          <table:table-cell table:style-name="ce3" table:formula="of:=[raw_time.B22]" office:value-type="string" office:string-value="A" calcext:value-type="string">
            <text:p>A</text:p>
          </table:table-cell>
          <table:table-cell table:style-name="ce5" table:formula="of:=IF([raw_time.I22] &gt; 0;[raw_time.I22];&quot;N/A&quot;)" office:value-type="float" office:value="0.1931" calcext:value-type="float">
            <text:p>0.193</text:p>
          </table:table-cell>
          <table:table-cell table:style-name="ce11" table:formula="of:=IF([raw_time.J22] = 1;&quot;N/A&quot;;[raw_time.J22])" office:value-type="float" office:value="0.6603" calcext:value-type="float">
            <text:p>0.660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S" calcext:value-type="string">
            <text:p>CS</text:p>
          </table:table-cell>
          <table:table-cell table:style-name="ce3" table:formula="of:=[raw_time.B23]" office:value-type="string" office:string-value="AO" calcext:value-type="string">
            <text:p>AO</text:p>
          </table:table-cell>
          <table:table-cell table:style-name="ce5" table:formula="of:=IF([raw_time.I23] &gt; 0;[raw_time.I23];&quot;N/A&quot;)" office:value-type="float" office:value="0.4208" calcext:value-type="float">
            <text:p>0.421</text:p>
          </table:table-cell>
          <table:table-cell table:style-name="ce11" table:formula="of:=IF([raw_time.J23] = 1;&quot;N/A&quot;;[raw_time.J23])" office:value-type="float" office:value="0.5165" calcext:value-type="float">
            <text:p>0.517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CS" calcext:value-type="string">
            <text:p>CS</text:p>
          </table:table-cell>
          <table:table-cell table:style-name="ce3" table:formula="of:=[raw_time.B24]" office:value-type="string" office:string-value="OT" calcext:value-type="string">
            <text:p>OT</text:p>
          </table:table-cell>
          <table:table-cell table:style-name="ce5" table:formula="of:=IF([raw_time.I24] &gt; 0;[raw_time.I24];&quot;N/A&quot;)" office:value-type="float" office:value="0.5105" calcext:value-type="float">
            <text:p>0.511</text:p>
          </table:table-cell>
          <table:table-cell table:style-name="ce11" table:formula="of:=IF([raw_time.J24] = 1;&quot;N/A&quot;;[raw_time.J24])" office:value-type="float" office:value="0.4749" calcext:value-type="float">
            <text:p>0.475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CS" calcext:value-type="string">
            <text:p>CS</text:p>
          </table:table-cell>
          <table:table-cell table:style-name="ce3" table:formula="of:=[raw_time.B25]" office:value-type="string" office:string-value="AT" calcext:value-type="string">
            <text:p>AT</text:p>
          </table:table-cell>
          <table:table-cell table:style-name="ce5" table:formula="of:=IF([raw_time.I25] &gt; 0;[raw_time.I25];&quot;N/A&quot;)" office:value-type="float" office:value="0.9636" calcext:value-type="float">
            <text:p>0.964</text:p>
          </table:table-cell>
          <table:table-cell table:style-name="ce11" table:formula="of:=IF([raw_time.J25] = 1;&quot;N/A&quot;;[raw_time.J25])" office:value-type="float" office:value="0.3263" calcext:value-type="float">
            <text:p>0.326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CS" calcext:value-type="string">
            <text:p>CS</text:p>
          </table:table-cell>
          <table:table-cell table:style-name="ce3" table:formula="of:=[raw_time.B26]" office:value-type="string" office:string-value="AOT" calcext:value-type="string">
            <text:p>AOT</text:p>
          </table:table-cell>
          <table:table-cell table:style-name="ce5" table:formula="of:=IF([raw_time.I26] &gt; 0;[raw_time.I26];&quot;N/A&quot;)" office:value-type="float" office:value="0.0138" calcext:value-type="float">
            <text:p>0.014</text:p>
          </table:table-cell>
          <table:table-cell table:style-name="ce11" table:formula="of:=IF([raw_time.J26] = 1;&quot;N/A&quot;;[raw_time.J26])" office:value-type="float" office:value="0.9064" calcext:value-type="float">
            <text:p>0.906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CA" calcext:value-type="string">
            <text:p>CA</text:p>
          </table:table-cell>
          <table:table-cell table:style-name="ce3" table:formula="of:=[raw_time.B27]" office:value-type="string" office:string-value="O" calcext:value-type="string">
            <text:p>O</text:p>
          </table:table-cell>
          <table:table-cell table:style-name="ce5" table:formula="of:=IF([raw_time.I27] &gt; 0;[raw_time.I27];&quot;N/A&quot;)" office:value-type="float" office:value="2.6281" calcext:value-type="float">
            <text:p>2.628</text:p>
          </table:table-cell>
          <table:table-cell table:style-name="ce11" table:formula="of:=IF([raw_time.J27] = 1;&quot;N/A&quot;;[raw_time.J27])" office:value-type="float" office:value="0.105" calcext:value-type="float">
            <text:p>0.105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CA" calcext:value-type="string">
            <text:p>CA</text:p>
          </table:table-cell>
          <table:table-cell table:style-name="ce3" table:formula="of:=[raw_time.B28]" office:value-type="string" office:string-value="A" calcext:value-type="string">
            <text:p>A</text:p>
          </table:table-cell>
          <table:table-cell table:style-name="ce5" table:formula="of:=IF([raw_time.I28] &gt; 0;[raw_time.I28];&quot;N/A&quot;)" office:value-type="float" office:value="0.3054" calcext:value-type="float">
            <text:p>0.305</text:p>
          </table:table-cell>
          <table:table-cell table:style-name="ce11" table:formula="of:=IF([raw_time.J28] = 1;&quot;N/A&quot;;[raw_time.J28])" office:value-type="float" office:value="0.5805" calcext:value-type="float">
            <text:p>0.581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CA" calcext:value-type="string">
            <text:p>CA</text:p>
          </table:table-cell>
          <table:table-cell table:style-name="ce3" table:formula="of:=[raw_time.B29]" office:value-type="string" office:string-value="AO" calcext:value-type="string">
            <text:p>AO</text:p>
          </table:table-cell>
          <table:table-cell table:style-name="ce5" table:formula="of:=IF([raw_time.I29] &gt; 0;[raw_time.I29];&quot;N/A&quot;)" office:value-type="float" office:value="2.7489" calcext:value-type="float">
            <text:p>2.749</text:p>
          </table:table-cell>
          <table:table-cell table:style-name="ce11" table:formula="of:=IF([raw_time.J29] = 1;&quot;N/A&quot;;[raw_time.J29])" office:value-type="float" office:value="0.0973" calcext:value-type="float">
            <text:p>0.097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CA" calcext:value-type="string">
            <text:p>CA</text:p>
          </table:table-cell>
          <table:table-cell table:style-name="ce3" table:formula="of:=[raw_time.B30]" office:value-type="string" office:string-value="OT" calcext:value-type="string">
            <text:p>OT</text:p>
          </table:table-cell>
          <table:table-cell table:style-name="ce5" table:formula="of:=IF([raw_time.I30] &gt; 0;[raw_time.I30];&quot;N/A&quot;)" office:value-type="float" office:value="2.8212" calcext:value-type="float">
            <text:p>2.821</text:p>
          </table:table-cell>
          <table:table-cell table:style-name="ce11" table:formula="of:=IF([raw_time.J30] = 1;&quot;N/A&quot;;[raw_time.J30])" office:value-type="float" office:value="0.093" calcext:value-type="float">
            <text:p>0.093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CA" calcext:value-type="string">
            <text:p>CA</text:p>
          </table:table-cell>
          <table:table-cell table:style-name="ce3" table:formula="of:=[raw_time.B31]" office:value-type="string" office:string-value="AT" calcext:value-type="string">
            <text:p>AT</text:p>
          </table:table-cell>
          <table:table-cell table:style-name="ce5" table:formula="of:=IF([raw_time.I31] &gt; 0;[raw_time.I31];&quot;N/A&quot;)" office:value-type="float" office:value="0.0594" calcext:value-type="float">
            <text:p>0.059</text:p>
          </table:table-cell>
          <table:table-cell table:style-name="ce11" table:formula="of:=IF([raw_time.J31] = 1;&quot;N/A&quot;;[raw_time.J31])" office:value-type="float" office:value="0.8074" calcext:value-type="float">
            <text:p>0.807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CA" calcext:value-type="string">
            <text:p>C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0.2881" calcext:value-type="float">
            <text:p>0.288</text:p>
          </table:table-cell>
          <table:table-cell table:style-name="ce11" table:formula="of:=IF([raw_time.J32] = 1;&quot;N/A&quot;;[raw_time.J32])" office:value-type="float" office:value="0.5915" calcext:value-type="float">
            <text:p>0.592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O" calcext:value-type="string">
            <text:p>O</text:p>
          </table:table-cell>
          <table:table-cell table:style-name="ce3" table:formula="of:=[raw_time.B33]" office:value-type="string" office:string-value="A" calcext:value-type="string">
            <text:p>A</text:p>
          </table:table-cell>
          <table:table-cell table:style-name="ce5" table:formula="of:=IF([raw_time.I33] &gt; 0;[raw_time.I33];&quot;N/A&quot;)" office:value-type="float" office:value="1.2156" calcext:value-type="float">
            <text:p>1.216</text:p>
          </table:table-cell>
          <table:table-cell table:style-name="ce11" table:formula="of:=IF([raw_time.J33] = 1;&quot;N/A&quot;;[raw_time.J33])" office:value-type="float" office:value="0.2702" calcext:value-type="float">
            <text:p>0.270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O" calcext:value-type="string">
            <text:p>O</text:p>
          </table:table-cell>
          <table:table-cell table:style-name="ce3" table:formula="of:=[raw_time.B34]" office:value-type="string" office:string-value="AO" calcext:value-type="string">
            <text:p>AO</text:p>
          </table:table-cell>
          <table:table-cell table:style-name="ce5" table:formula="of:=IF([raw_time.I34] &gt; 0;[raw_time.I34];&quot;N/A&quot;)" office:value-type="float" office:value="0.0164" calcext:value-type="float">
            <text:p>0.016</text:p>
          </table:table-cell>
          <table:table-cell table:style-name="ce11" table:formula="of:=IF([raw_time.J34] = 1;&quot;N/A&quot;;[raw_time.J34])" office:value-type="float" office:value="0.898" calcext:value-type="float">
            <text:p>0.898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O" calcext:value-type="string">
            <text:p>O</text:p>
          </table:table-cell>
          <table:table-cell table:style-name="ce3" table:formula="of:=[raw_time.B35]" office:value-type="string" office:string-value="OT" calcext:value-type="string">
            <text:p>OT</text:p>
          </table:table-cell>
          <table:table-cell table:style-name="ce5" table:formula="of:=IF([raw_time.I35] &gt; 0;[raw_time.I35];&quot;N/A&quot;)" office:value-type="string" office:string-value="N/A" calcext:value-type="string">
            <text:p>N/A</text:p>
          </table:table-cell>
          <table:table-cell table:style-name="ce11" table:formula="of:=IF([raw_time.J35] = 1;&quot;N/A&quot;;[raw_time.J3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" calcext:value-type="string">
            <text:p>O</text:p>
          </table:table-cell>
          <table:table-cell table:style-name="ce3" table:formula="of:=[raw_time.B36]" office:value-type="string" office:string-value="AT" calcext:value-type="string">
            <text:p>AT</text:p>
          </table:table-cell>
          <table:table-cell table:style-name="ce5" table:formula="of:=IF([raw_time.I36] &gt; 0;[raw_time.I36];&quot;N/A&quot;)" office:value-type="float" office:value="1.6294" calcext:value-type="float">
            <text:p>1.629</text:p>
          </table:table-cell>
          <table:table-cell table:style-name="ce11" table:formula="of:=IF([raw_time.J36] = 1;&quot;N/A&quot;;[raw_time.J36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" calcext:value-type="string">
            <text:p>O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0.4439" calcext:value-type="float">
            <text:p>0.444</text:p>
          </table:table-cell>
          <table:table-cell table:style-name="ce11" table:formula="of:=IF([raw_time.J37] = 1;&quot;N/A&quot;;[raw_time.J37])" office:value-type="float" office:value="0.5052" calcext:value-type="float">
            <text:p>0.505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A" calcext:value-type="string">
            <text:p>A</text:p>
          </table:table-cell>
          <table:table-cell table:style-name="ce3" table:formula="of:=[raw_time.B38]" office:value-type="string" office:string-value="AO" calcext:value-type="string">
            <text:p>AO</text:p>
          </table:table-cell>
          <table:table-cell table:style-name="ce5" table:formula="of:=IF([raw_time.I38] &gt; 0;[raw_time.I38];&quot;N/A&quot;)" office:value-type="float" office:value="1.3314" calcext:value-type="float">
            <text:p>1.331</text:p>
          </table:table-cell>
          <table:table-cell table:style-name="ce11" table:formula="of:=IF([raw_time.J38] = 1;&quot;N/A&quot;;[raw_time.J38])" office:value-type="float" office:value="0.2486" calcext:value-type="float">
            <text:p>0.249</text:p>
          </table:table-cell>
          <table:table-cell table:number-columns-repeated="1020"/>
        </table:table-row>
        <table:table-row table:style-name="ro1">
          <table:table-cell table:style-name="ce3" table:formula="of:=[raw_time.A39]" office:value-type="string" office:string-value="A" calcext:value-type="string">
            <text:p>A</text:p>
          </table:table-cell>
          <table:table-cell table:style-name="ce3" table:formula="of:=[raw_time.B39]" office:value-type="string" office:string-value="OT" calcext:value-type="string">
            <text:p>OT</text:p>
          </table:table-cell>
          <table:table-cell table:style-name="ce5" table:formula="of:=IF([raw_time.I39] &gt; 0;[raw_time.I39];&quot;N/A&quot;)" office:value-type="float" office:value="1.4717" calcext:value-type="float">
            <text:p>1.472</text:p>
          </table:table-cell>
          <table:table-cell table:style-name="ce11" table:formula="of:=IF([raw_time.J39] = 1;&quot;N/A&quot;;[raw_time.J39])" office:value-type="float" office:value="0.2251" calcext:value-type="float">
            <text:p>0.225</text:p>
          </table:table-cell>
          <table:table-cell table:number-columns-repeated="1020"/>
        </table:table-row>
        <table:table-row table:style-name="ro1">
          <table:table-cell table:style-name="ce3" table:formula="of:=[raw_time.A40]" office:value-type="string" office:string-value="A" calcext:value-type="string">
            <text:p>A</text:p>
          </table:table-cell>
          <table:table-cell table:style-name="ce3" table:formula="of:=[raw_time.B40]" office:value-type="string" office:string-value="AT" calcext:value-type="string">
            <text:p>AT</text:p>
          </table:table-cell>
          <table:table-cell table:style-name="ce5" table:formula="of:=IF([raw_time.I40] &gt; 0;[raw_time.I40];&quot;N/A&quot;)" office:value-type="float" office:value="0.074" calcext:value-type="float">
            <text:p>0.074</text:p>
          </table:table-cell>
          <table:table-cell table:style-name="ce11" table:formula="of:=IF([raw_time.J40] = 1;&quot;N/A&quot;;[raw_time.J40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41]" office:value-type="string" office:string-value="A" calcext:value-type="string">
            <text:p>A</text:p>
          </table:table-cell>
          <table:table-cell table:style-name="ce3" table:formula="of:=[raw_time.B41]" office:value-type="string" office:string-value="AOT" calcext:value-type="string">
            <text:p>AOT</text:p>
          </table:table-cell>
          <table:table-cell table:style-name="ce5" table:formula="of:=IF([raw_time.I41] &gt; 0;[raw_time.I41];&quot;N/A&quot;)" office:value-type="float" office:value="0.1015" calcext:value-type="float">
            <text:p>0.102</text:p>
          </table:table-cell>
          <table:table-cell table:style-name="ce11" table:formula="of:=IF([raw_time.J41] = 1;&quot;N/A&quot;;[raw_time.J41])" office:value-type="float" office:value="0.75" calcext:value-type="float">
            <text:p>0.750</text:p>
          </table:table-cell>
          <table:table-cell table:number-columns-repeated="1020"/>
        </table:table-row>
        <table:table-row table:style-name="ro1">
          <table:table-cell table:style-name="ce3" table:formula="of:=[raw_time.A42]" office:value-type="string" office:string-value="AO" calcext:value-type="string">
            <text:p>AO</text:p>
          </table:table-cell>
          <table:table-cell table:style-name="ce3" table:formula="of:=[raw_time.B42]" office:value-type="string" office:string-value="OT" calcext:value-type="string">
            <text:p>OT</text:p>
          </table:table-cell>
          <table:table-cell table:style-name="ce5" table:formula="of:=IF([raw_time.I42] &gt; 0;[raw_time.I42];&quot;N/A&quot;)" office:value-type="float" office:value="0.0848" calcext:value-type="float">
            <text:p>0.085</text:p>
          </table:table-cell>
          <table:table-cell table:style-name="ce11" table:formula="of:=IF([raw_time.J42] = 1;&quot;N/A&quot;;[raw_time.J42])" office:value-type="float" office:value="0.7709" calcext:value-type="float">
            <text:p>0.771</text:p>
          </table:table-cell>
          <table:table-cell table:number-columns-repeated="1020"/>
        </table:table-row>
        <table:table-row table:style-name="ro1">
          <table:table-cell table:style-name="ce3" table:formula="of:=[raw_time.A43]" office:value-type="string" office:string-value="AO" calcext:value-type="string">
            <text:p>AO</text:p>
          </table:table-cell>
          <table:table-cell table:style-name="ce3" table:formula="of:=[raw_time.B43]" office:value-type="string" office:string-value="AT" calcext:value-type="string">
            <text:p>AT</text:p>
          </table:table-cell>
          <table:table-cell table:style-name="ce5" table:formula="of:=IF([raw_time.I43] &gt; 0;[raw_time.I43];&quot;N/A&quot;)" office:value-type="float" office:value="1.6294" calcext:value-type="float">
            <text:p>1.629</text:p>
          </table:table-cell>
          <table:table-cell table:style-name="ce11" table:formula="of:=IF([raw_time.J43] = 1;&quot;N/A&quot;;[raw_time.J43])" office:value-type="float" office:value="0.2018" calcext:value-type="float">
            <text:p>0.202</text:p>
          </table:table-cell>
          <table:table-cell table:number-columns-repeated="1020"/>
        </table:table-row>
        <table:table-row table:style-name="ro1">
          <table:table-cell table:style-name="ce3" table:formula="of:=[raw_time.A44]" office:value-type="string" office:string-value="AO" calcext:value-type="string">
            <text:p>AO</text:p>
          </table:table-cell>
          <table:table-cell table:style-name="ce3" table:formula="of:=[raw_time.B44]" office:value-type="string" office:string-value="AOT" calcext:value-type="string">
            <text:p>AOT</text:p>
          </table:table-cell>
          <table:table-cell table:style-name="ce5" table:formula="of:=IF([raw_time.I44] &gt; 0;[raw_time.I44];&quot;N/A&quot;)" office:value-type="float" office:value="0.5245" calcext:value-type="float">
            <text:p>0.525</text:p>
          </table:table-cell>
          <table:table-cell table:style-name="ce11" table:formula="of:=IF([raw_time.J44] = 1;&quot;N/A&quot;;[raw_time.J44])" office:value-type="float" office:value="0.4689" calcext:value-type="float">
            <text:p>0.469</text:p>
          </table:table-cell>
          <table:table-cell table:number-columns-repeated="1020"/>
        </table:table-row>
        <table:table-row table:style-name="ro1">
          <table:table-cell table:style-name="ce3" table:formula="of:=[raw_time.A45]" office:value-type="string" office:string-value="OT" calcext:value-type="string">
            <text:p>OT</text:p>
          </table:table-cell>
          <table:table-cell table:style-name="ce3" table:formula="of:=[raw_time.B45]" office:value-type="string" office:string-value="AT" calcext:value-type="string">
            <text:p>AT</text:p>
          </table:table-cell>
          <table:table-cell table:style-name="ce5" table:formula="of:=IF([raw_time.I45] &gt; 0;[raw_time.I45];&quot;N/A&quot;)" office:value-type="float" office:value="1.7159" calcext:value-type="float">
            <text:p>1.716</text:p>
          </table:table-cell>
          <table:table-cell table:style-name="ce11" table:formula="of:=IF([raw_time.J45] = 1;&quot;N/A&quot;;[raw_time.J45])" office:value-type="float" office:value="0.1902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46]" office:value-type="string" office:string-value="OT" calcext:value-type="string">
            <text:p>OT</text:p>
          </table:table-cell>
          <table:table-cell table:style-name="ce3" table:formula="of:=[raw_time.B46]" office:value-type="string" office:string-value="AOT" calcext:value-type="string">
            <text:p>AOT</text:p>
          </table:table-cell>
          <table:table-cell table:style-name="ce5" table:formula="of:=IF([raw_time.I46] &gt; 0;[raw_time.I46];&quot;N/A&quot;)" office:value-type="float" office:value="0.2997" calcext:value-type="float">
            <text:p>0.300</text:p>
          </table:table-cell>
          <table:table-cell table:style-name="ce11" table:formula="of:=IF([raw_time.J46] = 1;&quot;N/A&quot;;[raw_time.J46])" office:value-type="float" office:value="0.5841" calcext:value-type="float">
            <text:p>0.584</text:p>
          </table:table-cell>
          <table:table-cell table:number-columns-repeated="1020"/>
        </table:table-row>
        <table:table-row table:style-name="ro1">
          <table:table-cell table:style-name="ce3" table:formula="of:=[raw_time.A47]" office:value-type="string" office:string-value="AT" calcext:value-type="string">
            <text:p>AT</text:p>
          </table:table-cell>
          <table:table-cell table:style-name="ce3" table:formula="of:=[raw_time.B47]" office:value-type="string" office:string-value="AOT" calcext:value-type="string">
            <text:p>AOT</text:p>
          </table:table-cell>
          <table:table-cell table:style-name="ce5" table:formula="of:=IF([raw_time.I47] &gt; 0;[raw_time.I47];&quot;N/A&quot;)" office:value-type="float" office:value="0.1599" calcext:value-type="float">
            <text:p>0.160</text:p>
          </table:table-cell>
          <table:table-cell table:style-name="ce11" table:formula="of:=IF([raw_time.J47] = 1;&quot;N/A&quot;;[raw_time.J47])" office:value-type="float" office:value="0.6893" calcext:value-type="float">
            <text:p>0.689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47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PA" calcext:value-type="string">
            <text:p>PA</text:p>
          </table:table-cell>
          <table:table-cell table:style-name="ce3" table:formula="of:=[raw_mem.B3]" office:value-type="string" office:string-value="CFP" calcext:value-type="string">
            <text:p>CFP</text:p>
          </table:table-cell>
          <table:table-cell table:style-name="ce5" table:formula="of:=IF([raw_mem.G3] &gt; 0;[raw_mem.G3];&quot;N/A&quot;)" office:value-type="float" office:value="0.1362" calcext:value-type="float">
            <text:p>0.136</text:p>
          </table:table-cell>
          <table:table-cell table:style-name="ce12" table:formula="of:=IF([raw_mem.H3] = 1;&quot;N/A&quot;;[raw_mem.H3])" office:value-type="float" office:value="0.7121" calcext:value-type="float">
            <text:p>0.712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PA" calcext:value-type="string">
            <text:p>PA</text:p>
          </table:table-cell>
          <table:table-cell table:style-name="ce3" table:formula="of:=[raw_mem.B4]" office:value-type="string" office:string-value="CS" calcext:value-type="string">
            <text:p>CS</text:p>
          </table:table-cell>
          <table:table-cell table:style-name="ce5" table:formula="of:=IF([raw_mem.G4] &gt; 0;[raw_mem.G4];&quot;N/A&quot;)" office:value-type="float" office:value="0.7576" calcext:value-type="float">
            <text:p>0.758</text:p>
          </table:table-cell>
          <table:table-cell table:style-name="ce12" table:formula="of:=IF([raw_mem.H4] = 1;&quot;N/A&quot;;[raw_mem.H4])" office:value-type="float" office:value="0.3841" calcext:value-type="float">
            <text:p>0.384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PA" calcext:value-type="string">
            <text:p>PA</text:p>
          </table:table-cell>
          <table:table-cell table:style-name="ce3" table:formula="of:=[raw_mem.B5]" office:value-type="string" office:string-value="CA" calcext:value-type="string">
            <text:p>CA</text:p>
          </table:table-cell>
          <table:table-cell table:style-name="ce5" table:formula="of:=IF([raw_mem.G5] &gt; 0;[raw_mem.G5];&quot;N/A&quot;)" office:value-type="float" office:value="0.5447" calcext:value-type="float">
            <text:p>0.545</text:p>
          </table:table-cell>
          <table:table-cell table:style-name="ce12" table:formula="of:=IF([raw_mem.H5] = 1;&quot;N/A&quot;;[raw_mem.H5])" office:value-type="float" office:value="0.4605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PA" calcext:value-type="string">
            <text:p>PA</text:p>
          </table:table-cell>
          <table:table-cell table:style-name="ce3" table:formula="of:=[raw_mem.B6]" office:value-type="string" office:string-value="O" calcext:value-type="string">
            <text:p>O</text:p>
          </table:table-cell>
          <table:table-cell table:style-name="ce5" table:formula="of:=IF([raw_mem.G6] &gt; 0;[raw_mem.G6];&quot;N/A&quot;)" office:value-type="float" office:value="0.1163" calcext:value-type="float">
            <text:p>0.116</text:p>
          </table:table-cell>
          <table:table-cell table:style-name="ce12" table:formula="of:=IF([raw_mem.H6] = 1;&quot;N/A&quot;;[raw_mem.H6])" office:value-type="float" office:value="0.7331" calcext:value-type="float">
            <text:p>0.733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PA" calcext:value-type="string">
            <text:p>PA</text:p>
          </table:table-cell>
          <table:table-cell table:style-name="ce3" table:formula="of:=[raw_mem.B7]" office:value-type="string" office:string-value="A" calcext:value-type="string">
            <text:p>A</text:p>
          </table:table-cell>
          <table:table-cell table:style-name="ce5" table:formula="of:=IF([raw_mem.G7] &gt; 0;[raw_mem.G7];&quot;N/A&quot;)" office:value-type="float" office:value="0.1971" calcext:value-type="float">
            <text:p>0.197</text:p>
          </table:table-cell>
          <table:table-cell table:style-name="ce12" table:formula="of:=IF([raw_mem.H7] = 1;&quot;N/A&quot;;[raw_mem.H7])" office:value-type="float" office:value="0.6571" calcext:value-type="float">
            <text:p>0.657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PA" calcext:value-type="string">
            <text:p>PA</text:p>
          </table:table-cell>
          <table:table-cell table:style-name="ce3" table:formula="of:=[raw_mem.B8]" office:value-type="string" office:string-value="AO" calcext:value-type="string">
            <text:p>AO</text:p>
          </table:table-cell>
          <table:table-cell table:style-name="ce5" table:formula="of:=IF([raw_mem.G8] &gt; 0;[raw_mem.G8];&quot;N/A&quot;)" office:value-type="float" office:value="0.1112" calcext:value-type="float">
            <text:p>0.111</text:p>
          </table:table-cell>
          <table:table-cell table:style-name="ce12" table:formula="of:=IF([raw_mem.H8] = 1;&quot;N/A&quot;;[raw_mem.H8])" office:value-type="float" office:value="0.7388" calcext:value-type="float">
            <text:p>0.739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PA" calcext:value-type="string">
            <text:p>PA</text:p>
          </table:table-cell>
          <table:table-cell table:style-name="ce3" table:formula="of:=[raw_mem.B9]" office:value-type="string" office:string-value="OT" calcext:value-type="string">
            <text:p>OT</text:p>
          </table:table-cell>
          <table:table-cell table:style-name="ce5" table:formula="of:=IF([raw_mem.G9] &gt; 0;[raw_mem.G9];&quot;N/A&quot;)" office:value-type="float" office:value="0.0503" calcext:value-type="float">
            <text:p>0.050</text:p>
          </table:table-cell>
          <table:table-cell table:style-name="ce12" table:formula="of:=IF([raw_mem.H9] = 1;&quot;N/A&quot;;[raw_mem.H9])" office:value-type="float" office:value="0.8225" calcext:value-type="float">
            <text:p>0.823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PA" calcext:value-type="string">
            <text:p>PA</text:p>
          </table:table-cell>
          <table:table-cell table:style-name="ce3" table:formula="of:=[raw_mem.B10]" office:value-type="string" office:string-value="AT" calcext:value-type="string">
            <text:p>AT</text:p>
          </table:table-cell>
          <table:table-cell table:style-name="ce5" table:formula="of:=IF([raw_mem.G10] &gt; 0;[raw_mem.G10];&quot;N/A&quot;)" office:value-type="float" office:value="0.33" calcext:value-type="float">
            <text:p>0.330</text:p>
          </table:table-cell>
          <table:table-cell table:style-name="ce12" table:formula="of:=IF([raw_mem.H10] = 1;&quot;N/A&quot;;[raw_mem.H10])" office:value-type="float" office:value="0.5657" calcext:value-type="float">
            <text:p>0.566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PA" calcext:value-type="string">
            <text:p>PA</text:p>
          </table:table-cell>
          <table:table-cell table:style-name="ce3" table:formula="of:=[raw_mem.B11]" office:value-type="string" office:string-value="AOT" calcext:value-type="string">
            <text:p>AOT</text:p>
          </table:table-cell>
          <table:table-cell table:style-name="ce5" table:formula="of:=IF([raw_mem.G11] &gt; 0;[raw_mem.G11];&quot;N/A&quot;)" office:value-type="float" office:value="0.0926" calcext:value-type="float">
            <text:p>0.093</text:p>
          </table:table-cell>
          <table:table-cell table:style-name="ce12" table:formula="of:=IF([raw_mem.H11] = 1;&quot;N/A&quot;;[raw_mem.H11])" office:value-type="float" office:value="0.7609" calcext:value-type="float">
            <text:p>0.76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FP" calcext:value-type="string">
            <text:p>CFP</text:p>
          </table:table-cell>
          <table:table-cell table:style-name="ce3" table:formula="of:=[raw_mem.B12]" office:value-type="string" office:string-value="CS" calcext:value-type="string">
            <text:p>CS</text:p>
          </table:table-cell>
          <table:table-cell table:style-name="ce5" table:formula="of:=IF([raw_mem.G12] &gt; 0;[raw_mem.G12];&quot;N/A&quot;)" office:value-type="float" office:value="0.83" calcext:value-type="float">
            <text:p>0.830</text:p>
          </table:table-cell>
          <table:table-cell table:style-name="ce12" table:formula="of:=IF([raw_mem.H12] = 1;&quot;N/A&quot;;[raw_mem.H12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FP" calcext:value-type="string">
            <text:p>CFP</text:p>
          </table:table-cell>
          <table:table-cell table:style-name="ce3" table:formula="of:=[raw_mem.B13]" office:value-type="string" office:string-value="CA" calcext:value-type="string">
            <text:p>CA</text:p>
          </table:table-cell>
          <table:table-cell table:style-name="ce5" table:formula="of:=IF([raw_mem.G13] &gt; 0;[raw_mem.G13];&quot;N/A&quot;)" office:value-type="float" office:value="0.7514" calcext:value-type="float">
            <text:p>0.751</text:p>
          </table:table-cell>
          <table:table-cell table:style-name="ce12" table:formula="of:=IF([raw_mem.H13] = 1;&quot;N/A&quot;;[raw_mem.H13])" office:value-type="float" office:value="0.386" calcext:value-type="float">
            <text:p>0.386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FP" calcext:value-type="string">
            <text:p>CFP</text:p>
          </table:table-cell>
          <table:table-cell table:style-name="ce3" table:formula="of:=[raw_mem.B14]" office:value-type="string" office:string-value="O" calcext:value-type="string">
            <text:p>O</text:p>
          </table:table-cell>
          <table:table-cell table:style-name="ce5" table:formula="of:=IF([raw_mem.G14] &gt; 0;[raw_mem.G14];&quot;N/A&quot;)" office:value-type="float" office:value="0.222" calcext:value-type="float">
            <text:p>0.222</text:p>
          </table:table-cell>
          <table:table-cell table:style-name="ce12" table:formula="of:=IF([raw_mem.H14] = 1;&quot;N/A&quot;;[raw_mem.H14])" office:value-type="float" office:value="0.6375" calcext:value-type="float">
            <text:p>0.638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FP" calcext:value-type="string">
            <text:p>CFP</text:p>
          </table:table-cell>
          <table:table-cell table:style-name="ce3" table:formula="of:=[raw_mem.B15]" office:value-type="string" office:string-value="A" calcext:value-type="string">
            <text:p>A</text:p>
          </table:table-cell>
          <table:table-cell table:style-name="ce5" table:formula="of:=IF([raw_mem.G15] &gt; 0;[raw_mem.G15];&quot;N/A&quot;)" office:value-type="float" office:value="0.2752" calcext:value-type="float">
            <text:p>0.275</text:p>
          </table:table-cell>
          <table:table-cell table:style-name="ce12" table:formula="of:=IF([raw_mem.H15] = 1;&quot;N/A&quot;;[raw_mem.H15])" office:value-type="float" office:value="0.5999" calcext:value-type="float">
            <text:p>0.600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FP" calcext:value-type="string">
            <text:p>CFP</text:p>
          </table:table-cell>
          <table:table-cell table:style-name="ce3" table:formula="of:=[raw_mem.B16]" office:value-type="string" office:string-value="AO" calcext:value-type="string">
            <text:p>AO</text:p>
          </table:table-cell>
          <table:table-cell table:style-name="ce5" table:formula="of:=IF([raw_mem.G16] &gt; 0;[raw_mem.G16];&quot;N/A&quot;)" office:value-type="float" office:value="0.1713" calcext:value-type="float">
            <text:p>0.171</text:p>
          </table:table-cell>
          <table:table-cell table:style-name="ce12" table:formula="of:=IF([raw_mem.H16] = 1;&quot;N/A&quot;;[raw_mem.H16])" office:value-type="float" office:value="0.6789" calcext:value-type="float">
            <text:p>0.679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FP" calcext:value-type="string">
            <text:p>CFP</text:p>
          </table:table-cell>
          <table:table-cell table:style-name="ce3" table:formula="of:=[raw_mem.B17]" office:value-type="string" office:string-value="OT" calcext:value-type="string">
            <text:p>OT</text:p>
          </table:table-cell>
          <table:table-cell table:style-name="ce5" table:formula="of:=IF([raw_mem.G17] &gt; 0;[raw_mem.G17];&quot;N/A&quot;)" office:value-type="float" office:value="0.1378" calcext:value-type="float">
            <text:p>0.138</text:p>
          </table:table-cell>
          <table:table-cell table:style-name="ce12" table:formula="of:=IF([raw_mem.H17] = 1;&quot;N/A&quot;;[raw_mem.H17])" office:value-type="float" office:value="0.7105" calcext:value-type="float">
            <text:p>0.711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FP" calcext:value-type="string">
            <text:p>CFP</text:p>
          </table:table-cell>
          <table:table-cell table:style-name="ce3" table:formula="of:=[raw_mem.B18]" office:value-type="string" office:string-value="AT" calcext:value-type="string">
            <text:p>AT</text:p>
          </table:table-cell>
          <table:table-cell table:style-name="ce5" table:formula="of:=IF([raw_mem.G18] &gt; 0;[raw_mem.G18];&quot;N/A&quot;)" office:value-type="float" office:value="0.1288" calcext:value-type="float">
            <text:p>0.129</text:p>
          </table:table-cell>
          <table:table-cell table:style-name="ce12" table:formula="of:=IF([raw_mem.H18] = 1;&quot;N/A&quot;;[raw_mem.H18])" office:value-type="float" office:value="0.7197" calcext:value-type="float">
            <text:p>0.720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FP" calcext:value-type="string">
            <text:p>CFP</text:p>
          </table:table-cell>
          <table:table-cell table:style-name="ce3" table:formula="of:=[raw_mem.B19]" office:value-type="string" office:string-value="AOT" calcext:value-type="string">
            <text:p>AOT</text:p>
          </table:table-cell>
          <table:table-cell table:style-name="ce5" table:formula="of:=IF([raw_mem.G19] &gt; 0;[raw_mem.G19];&quot;N/A&quot;)" office:value-type="float" office:value="0.2314" calcext:value-type="float">
            <text:p>0.231</text:p>
          </table:table-cell>
          <table:table-cell table:style-name="ce12" table:formula="of:=IF([raw_mem.H19] = 1;&quot;N/A&quot;;[raw_mem.H19])" office:value-type="float" office:value="0.6305" calcext:value-type="float">
            <text:p>0.631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S" calcext:value-type="string">
            <text:p>CS</text:p>
          </table:table-cell>
          <table:table-cell table:style-name="ce3" table:formula="of:=[raw_mem.B20]" office:value-type="string" office:string-value="CA" calcext:value-type="string">
            <text:p>CA</text:p>
          </table:table-cell>
          <table:table-cell table:style-name="ce5" table:formula="of:=IF([raw_mem.G20] &gt; 0;[raw_mem.G20];&quot;N/A&quot;)" office:value-type="float" office:value="0.0122" calcext:value-type="float">
            <text:p>0.012</text:p>
          </table:table-cell>
          <table:table-cell table:style-name="ce12" table:formula="of:=IF([raw_mem.H20] = 1;&quot;N/A&quot;;[raw_mem.H20])" office:value-type="float" office:value="0.9121" calcext:value-type="float">
            <text:p>0.912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S" calcext:value-type="string">
            <text:p>CS</text:p>
          </table:table-cell>
          <table:table-cell table:style-name="ce3" table:formula="of:=[raw_mem.B21]" office:value-type="string" office:string-value="O" calcext:value-type="string">
            <text:p>O</text:p>
          </table:table-cell>
          <table:table-cell table:style-name="ce5" table:formula="of:=IF([raw_mem.G21] &gt; 0;[raw_mem.G21];&quot;N/A&quot;)" office:value-type="float" office:value="0.3062" calcext:value-type="float">
            <text:p>0.306</text:p>
          </table:table-cell>
          <table:table-cell table:style-name="ce12" table:formula="of:=IF([raw_mem.H21] = 1;&quot;N/A&quot;;[raw_mem.H21])" office:value-type="float" office:value="0.58" calcext:value-type="float">
            <text:p>0.580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S" calcext:value-type="string">
            <text:p>CS</text:p>
          </table:table-cell>
          <table:table-cell table:style-name="ce3" table:formula="of:=[raw_mem.B22]" office:value-type="string" office:string-value="A" calcext:value-type="string">
            <text:p>A</text:p>
          </table:table-cell>
          <table:table-cell table:style-name="ce5" table:formula="of:=IF([raw_mem.G22] &gt; 0;[raw_mem.G22];&quot;N/A&quot;)" office:value-type="float" office:value="0.0038" calcext:value-type="float">
            <text:p>0.004</text:p>
          </table:table-cell>
          <table:table-cell table:style-name="ce12" table:formula="of:=IF([raw_mem.H22] = 1;&quot;N/A&quot;;[raw_mem.H22])" office:value-type="float" office:value="0.9507" calcext:value-type="float">
            <text:p>0.951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S" calcext:value-type="string">
            <text:p>CS</text:p>
          </table:table-cell>
          <table:table-cell table:style-name="ce3" table:formula="of:=[raw_mem.B23]" office:value-type="string" office:string-value="AO" calcext:value-type="string">
            <text:p>AO</text:p>
          </table:table-cell>
          <table:table-cell table:style-name="ce5" table:formula="of:=IF([raw_mem.G23] &gt; 0;[raw_mem.G23];&quot;N/A&quot;)" office:value-type="float" office:value="0.3022" calcext:value-type="float">
            <text:p>0.302</text:p>
          </table:table-cell>
          <table:table-cell table:style-name="ce12" table:formula="of:=IF([raw_mem.H23] = 1;&quot;N/A&quot;;[raw_mem.H23])" office:value-type="float" office:value="0.5825" calcext:value-type="float">
            <text:p>0.583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CS" calcext:value-type="string">
            <text:p>CS</text:p>
          </table:table-cell>
          <table:table-cell table:style-name="ce3" table:formula="of:=[raw_mem.B24]" office:value-type="string" office:string-value="OT" calcext:value-type="string">
            <text:p>OT</text:p>
          </table:table-cell>
          <table:table-cell table:style-name="ce5" table:formula="of:=IF([raw_mem.G24] &gt; 0;[raw_mem.G24];&quot;N/A&quot;)" office:value-type="float" office:value="0.4638" calcext:value-type="float">
            <text:p>0.464</text:p>
          </table:table-cell>
          <table:table-cell table:style-name="ce12" table:formula="of:=IF([raw_mem.H24] = 1;&quot;N/A&quot;;[raw_mem.H24])" office:value-type="float" office:value="0.4959" calcext:value-type="float">
            <text:p>0.496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CS" calcext:value-type="string">
            <text:p>CS</text:p>
          </table:table-cell>
          <table:table-cell table:style-name="ce3" table:formula="of:=[raw_mem.B25]" office:value-type="string" office:string-value="AT" calcext:value-type="string">
            <text:p>AT</text:p>
          </table:table-cell>
          <table:table-cell table:style-name="ce5" table:formula="of:=IF([raw_mem.G25] &gt; 0;[raw_mem.G25];&quot;N/A&quot;)" office:value-type="float" office:value="1.4551" calcext:value-type="float">
            <text:p>1.455</text:p>
          </table:table-cell>
          <table:table-cell table:style-name="ce12" table:formula="of:=IF([raw_mem.H25] = 1;&quot;N/A&quot;;[raw_mem.H25])" office:value-type="float" office:value="0.2277" calcext:value-type="float">
            <text:p>0.228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CS" calcext:value-type="string">
            <text:p>CS</text:p>
          </table:table-cell>
          <table:table-cell table:style-name="ce3" table:formula="of:=[raw_mem.B26]" office:value-type="string" office:string-value="AOT" calcext:value-type="string">
            <text:p>AOT</text:p>
          </table:table-cell>
          <table:table-cell table:style-name="ce5" table:formula="of:=IF([raw_mem.G26] &gt; 0;[raw_mem.G26];&quot;N/A&quot;)" office:value-type="float" office:value="0.25" calcext:value-type="float">
            <text:p>0.250</text:p>
          </table:table-cell>
          <table:table-cell table:style-name="ce12" table:formula="of:=IF([raw_mem.H26] = 1;&quot;N/A&quot;;[raw_mem.H26])" office:value-type="float" office:value="0.6171" calcext:value-type="float">
            <text:p>0.617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CA" calcext:value-type="string">
            <text:p>CA</text:p>
          </table:table-cell>
          <table:table-cell table:style-name="ce3" table:formula="of:=[raw_mem.B27]" office:value-type="string" office:string-value="O" calcext:value-type="string">
            <text:p>O</text:p>
          </table:table-cell>
          <table:table-cell table:style-name="ce5" table:formula="of:=IF([raw_mem.G27] &gt; 0;[raw_mem.G27];&quot;N/A&quot;)" office:value-type="float" office:value="0.3261" calcext:value-type="float">
            <text:p>0.326</text:p>
          </table:table-cell>
          <table:table-cell table:style-name="ce12" table:formula="of:=IF([raw_mem.H27] = 1;&quot;N/A&quot;;[raw_mem.H27])" office:value-type="float" office:value="0.568" calcext:value-type="float">
            <text:p>0.568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CA" calcext:value-type="string">
            <text:p>CA</text:p>
          </table:table-cell>
          <table:table-cell table:style-name="ce3" table:formula="of:=[raw_mem.B28]" office:value-type="string" office:string-value="A" calcext:value-type="string">
            <text:p>A</text:p>
          </table:table-cell>
          <table:table-cell table:style-name="ce5" table:formula="of:=IF([raw_mem.G28] &gt; 0;[raw_mem.G28];&quot;N/A&quot;)" office:value-type="float" office:value="0.003" calcext:value-type="float">
            <text:p>0.003</text:p>
          </table:table-cell>
          <table:table-cell table:style-name="ce12" table:formula="of:=IF([raw_mem.H28] = 1;&quot;N/A&quot;;[raw_mem.H28])" office:value-type="float" office:value="0.956" calcext:value-type="float">
            <text:p>0.956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CA" calcext:value-type="string">
            <text:p>CA</text:p>
          </table:table-cell>
          <table:table-cell table:style-name="ce3" table:formula="of:=[raw_mem.B29]" office:value-type="string" office:string-value="AO" calcext:value-type="string">
            <text:p>AO</text:p>
          </table:table-cell>
          <table:table-cell table:style-name="ce5" table:formula="of:=IF([raw_mem.G29] &gt; 0;[raw_mem.G29];&quot;N/A&quot;)" office:value-type="float" office:value="0.2677" calcext:value-type="float">
            <text:p>0.268</text:p>
          </table:table-cell>
          <table:table-cell table:style-name="ce12" table:formula="of:=IF([raw_mem.H29] = 1;&quot;N/A&quot;;[raw_mem.H29])" office:value-type="float" office:value="0.6049" calcext:value-type="float">
            <text:p>0.605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CA" calcext:value-type="string">
            <text:p>CA</text:p>
          </table:table-cell>
          <table:table-cell table:style-name="ce3" table:formula="of:=[raw_mem.B30]" office:value-type="string" office:string-value="OT" calcext:value-type="string">
            <text:p>OT</text:p>
          </table:table-cell>
          <table:table-cell table:style-name="ce5" table:formula="of:=IF([raw_mem.G30] &gt; 0;[raw_mem.G30];&quot;N/A&quot;)" office:value-type="float" office:value="0.4696" calcext:value-type="float">
            <text:p>0.470</text:p>
          </table:table-cell>
          <table:table-cell table:style-name="ce12" table:formula="of:=IF([raw_mem.H30] = 1;&quot;N/A&quot;;[raw_mem.H30])" office:value-type="float" office:value="0.4932" calcext:value-type="float">
            <text:p>0.493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CA" calcext:value-type="string">
            <text:p>CA</text:p>
          </table:table-cell>
          <table:table-cell table:style-name="ce3" table:formula="of:=[raw_mem.B31]" office:value-type="string" office:string-value="AT" calcext:value-type="string">
            <text:p>AT</text:p>
          </table:table-cell>
          <table:table-cell table:style-name="ce5" table:formula="of:=IF([raw_mem.G31] &gt; 0;[raw_mem.G31];&quot;N/A&quot;)" office:value-type="float" office:value="0.83" calcext:value-type="float">
            <text:p>0.830</text:p>
          </table:table-cell>
          <table:table-cell table:style-name="ce12" table:formula="of:=IF([raw_mem.H31] = 1;&quot;N/A&quot;;[raw_mem.H31])" office:value-type="float" office:value="0.3623" calcext:value-type="float">
            <text:p>0.362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CA" calcext:value-type="string">
            <text:p>C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0.2064" calcext:value-type="float">
            <text:p>0.206</text:p>
          </table:table-cell>
          <table:table-cell table:style-name="ce12" table:formula="of:=IF([raw_mem.H32] = 1;&quot;N/A&quot;;[raw_mem.H32])" office:value-type="float" office:value="0.6496" calcext:value-type="float">
            <text:p>0.650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O" calcext:value-type="string">
            <text:p>O</text:p>
          </table:table-cell>
          <table:table-cell table:style-name="ce3" table:formula="of:=[raw_mem.B33]" office:value-type="string" office:string-value="A" calcext:value-type="string">
            <text:p>A</text:p>
          </table:table-cell>
          <table:table-cell table:style-name="ce5" table:formula="of:=IF([raw_mem.G33] &gt; 0;[raw_mem.G33];&quot;N/A&quot;)" office:value-type="float" office:value="0.1467" calcext:value-type="float">
            <text:p>0.147</text:p>
          </table:table-cell>
          <table:table-cell table:style-name="ce12" table:formula="of:=IF([raw_mem.H33] = 1;&quot;N/A&quot;;[raw_mem.H33])" office:value-type="float" office:value="0.7017" calcext:value-type="float">
            <text:p>0.702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O" calcext:value-type="string">
            <text:p>O</text:p>
          </table:table-cell>
          <table:table-cell table:style-name="ce3" table:formula="of:=[raw_mem.B34]" office:value-type="string" office:string-value="AO" calcext:value-type="string">
            <text:p>AO</text:p>
          </table:table-cell>
          <table:table-cell table:style-name="ce5" table:formula="of:=IF([raw_mem.G34] &gt; 0;[raw_mem.G34];&quot;N/A&quot;)" office:value-type="float" office:value="0.0082" calcext:value-type="float">
            <text:p>0.008</text:p>
          </table:table-cell>
          <table:table-cell table:style-name="ce12" table:formula="of:=IF([raw_mem.H34] = 1;&quot;N/A&quot;;[raw_mem.H34])" office:value-type="float" office:value="0.9276" calcext:value-type="float">
            <text:p>0.928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O" calcext:value-type="string">
            <text:p>O</text:p>
          </table:table-cell>
          <table:table-cell table:style-name="ce3" table:formula="of:=[raw_mem.B35]" office:value-type="string" office:string-value="OT" calcext:value-type="string">
            <text:p>OT</text:p>
          </table:table-cell>
          <table:table-cell table:style-name="ce5" table:formula="of:=IF([raw_mem.G35] &gt; 0;[raw_mem.G35];&quot;N/A&quot;)" office:value-type="float" office:value="0.0174" calcext:value-type="float">
            <text:p>0.017</text:p>
          </table:table-cell>
          <table:table-cell table:style-name="ce12" table:formula="of:=IF([raw_mem.H35] = 1;&quot;N/A&quot;;[raw_mem.H35])" office:value-type="float" office:value="0.8951" calcext:value-type="float">
            <text:p>0.895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" calcext:value-type="string">
            <text:p>O</text:p>
          </table:table-cell>
          <table:table-cell table:style-name="ce3" table:formula="of:=[raw_mem.B36]" office:value-type="string" office:string-value="AT" calcext:value-type="string">
            <text:p>AT</text:p>
          </table:table-cell>
          <table:table-cell table:style-name="ce5" table:formula="of:=IF([raw_mem.G36] &gt; 0;[raw_mem.G36];&quot;N/A&quot;)" office:value-type="float" office:value="0.1903" calcext:value-type="float">
            <text:p>0.190</text:p>
          </table:table-cell>
          <table:table-cell table:style-name="ce12" table:formula="of:=IF([raw_mem.H36] = 1;&quot;N/A&quot;;[raw_mem.H36])" office:value-type="float" office:value="0.6626" calcext:value-type="float">
            <text:p>0.663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" calcext:value-type="string">
            <text:p>O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float" office:value="0.024" calcext:value-type="float">
            <text:p>0.024</text:p>
          </table:table-cell>
          <table:table-cell table:style-name="ce12" table:formula="of:=IF([raw_mem.H37] = 1;&quot;N/A&quot;;[raw_mem.H37])" office:value-type="float" office:value="0.877" calcext:value-type="float">
            <text:p>0.877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A" calcext:value-type="string">
            <text:p>A</text:p>
          </table:table-cell>
          <table:table-cell table:style-name="ce3" table:formula="of:=[raw_mem.B38]" office:value-type="string" office:string-value="AO" calcext:value-type="string">
            <text:p>AO</text:p>
          </table:table-cell>
          <table:table-cell table:style-name="ce5" table:formula="of:=IF([raw_mem.G38] &gt; 0;[raw_mem.G38];&quot;N/A&quot;)" office:value-type="float" office:value="0.1398" calcext:value-type="float">
            <text:p>0.140</text:p>
          </table:table-cell>
          <table:table-cell table:style-name="ce12" table:formula="of:=IF([raw_mem.H38] = 1;&quot;N/A&quot;;[raw_mem.H38])" office:value-type="float" office:value="0.7085" calcext:value-type="float">
            <text:p>0.709</text:p>
          </table:table-cell>
          <table:table-cell table:number-columns-repeated="1020"/>
        </table:table-row>
        <table:table-row table:style-name="ro1">
          <table:table-cell table:style-name="ce3" table:formula="of:=[raw_mem.A39]" office:value-type="string" office:string-value="A" calcext:value-type="string">
            <text:p>A</text:p>
          </table:table-cell>
          <table:table-cell table:style-name="ce3" table:formula="of:=[raw_mem.B39]" office:value-type="string" office:string-value="OT" calcext:value-type="string">
            <text:p>OT</text:p>
          </table:table-cell>
          <table:table-cell table:style-name="ce5" table:formula="of:=IF([raw_mem.G39] &gt; 0;[raw_mem.G39];&quot;N/A&quot;)" office:value-type="float" office:value="0.2609" calcext:value-type="float">
            <text:p>0.261</text:p>
          </table:table-cell>
          <table:table-cell table:style-name="ce12" table:formula="of:=IF([raw_mem.H39] = 1;&quot;N/A&quot;;[raw_mem.H39])" office:value-type="float" office:value="0.6095" calcext:value-type="float">
            <text:p>0.610</text:p>
          </table:table-cell>
          <table:table-cell table:number-columns-repeated="1020"/>
        </table:table-row>
        <table:table-row table:style-name="ro1">
          <table:table-cell table:style-name="ce3" table:formula="of:=[raw_mem.A40]" office:value-type="string" office:string-value="A" calcext:value-type="string">
            <text:p>A</text:p>
          </table:table-cell>
          <table:table-cell table:style-name="ce3" table:formula="of:=[raw_mem.B40]" office:value-type="string" office:string-value="AT" calcext:value-type="string">
            <text:p>AT</text:p>
          </table:table-cell>
          <table:table-cell table:style-name="ce5" table:formula="of:=IF([raw_mem.G40] &gt; 0;[raw_mem.G40];&quot;N/A&quot;)" office:value-type="float" office:value="1.1497" calcext:value-type="float">
            <text:p>1.150</text:p>
          </table:table-cell>
          <table:table-cell table:style-name="ce12" table:formula="of:=IF([raw_mem.H40] = 1;&quot;N/A&quot;;[raw_mem.H40])" office:value-type="float" office:value="0.2836" calcext:value-type="float">
            <text:p>0.284</text:p>
          </table:table-cell>
          <table:table-cell table:number-columns-repeated="1020"/>
        </table:table-row>
        <table:table-row table:style-name="ro1">
          <table:table-cell table:style-name="ce3" table:formula="of:=[raw_mem.A41]" office:value-type="string" office:string-value="A" calcext:value-type="string">
            <text:p>A</text:p>
          </table:table-cell>
          <table:table-cell table:style-name="ce3" table:formula="of:=[raw_mem.B41]" office:value-type="string" office:string-value="AOT" calcext:value-type="string">
            <text:p>AOT</text:p>
          </table:table-cell>
          <table:table-cell table:style-name="ce5" table:formula="of:=IF([raw_mem.G41] &gt; 0;[raw_mem.G41];&quot;N/A&quot;)" office:value-type="float" office:value="0.1444" calcext:value-type="float">
            <text:p>0.144</text:p>
          </table:table-cell>
          <table:table-cell table:style-name="ce12" table:formula="of:=IF([raw_mem.H41] = 1;&quot;N/A&quot;;[raw_mem.H41])" office:value-type="float" office:value="0.7039" calcext:value-type="float">
            <text:p>0.704</text:p>
          </table:table-cell>
          <table:table-cell table:number-columns-repeated="1020"/>
        </table:table-row>
        <table:table-row table:style-name="ro1">
          <table:table-cell table:style-name="ce3" table:formula="of:=[raw_mem.A42]" office:value-type="string" office:string-value="AO" calcext:value-type="string">
            <text:p>AO</text:p>
          </table:table-cell>
          <table:table-cell table:style-name="ce3" table:formula="of:=[raw_mem.B42]" office:value-type="string" office:string-value="OT" calcext:value-type="string">
            <text:p>OT</text:p>
          </table:table-cell>
          <table:table-cell table:style-name="ce5" table:formula="of:=IF([raw_mem.G42] &gt; 0;[raw_mem.G42];&quot;N/A&quot;)" office:value-type="float" office:value="0.0253" calcext:value-type="float">
            <text:p>0.025</text:p>
          </table:table-cell>
          <table:table-cell table:style-name="ce12" table:formula="of:=IF([raw_mem.H42] = 1;&quot;N/A&quot;;[raw_mem.H42])" office:value-type="float" office:value="0.8737" calcext:value-type="float">
            <text:p>0.874</text:p>
          </table:table-cell>
          <table:table-cell table:number-columns-repeated="1020"/>
        </table:table-row>
        <table:table-row table:style-name="ro1">
          <table:table-cell table:style-name="ce3" table:formula="of:=[raw_mem.A43]" office:value-type="string" office:string-value="AO" calcext:value-type="string">
            <text:p>AO</text:p>
          </table:table-cell>
          <table:table-cell table:style-name="ce3" table:formula="of:=[raw_mem.B43]" office:value-type="string" office:string-value="AT" calcext:value-type="string">
            <text:p>AT</text:p>
          </table:table-cell>
          <table:table-cell table:style-name="ce5" table:formula="of:=IF([raw_mem.G43] &gt; 0;[raw_mem.G43];&quot;N/A&quot;)" office:value-type="float" office:value="0.1655" calcext:value-type="float">
            <text:p>0.166</text:p>
          </table:table-cell>
          <table:table-cell table:style-name="ce12" table:formula="of:=IF([raw_mem.H43] = 1;&quot;N/A&quot;;[raw_mem.H43])" office:value-type="float" office:value="0.6841" calcext:value-type="float">
            <text:p>0.684</text:p>
          </table:table-cell>
          <table:table-cell table:number-columns-repeated="1020"/>
        </table:table-row>
        <table:table-row table:style-name="ro1">
          <table:table-cell table:style-name="ce3" table:formula="of:=[raw_mem.A44]" office:value-type="string" office:string-value="AO" calcext:value-type="string">
            <text:p>AO</text:p>
          </table:table-cell>
          <table:table-cell table:style-name="ce3" table:formula="of:=[raw_mem.B44]" office:value-type="string" office:string-value="AOT" calcext:value-type="string">
            <text:p>AOT</text:p>
          </table:table-cell>
          <table:table-cell table:style-name="ce5" table:formula="of:=IF([raw_mem.G44] &gt; 0;[raw_mem.G44];&quot;N/A&quot;)" office:value-type="float" office:value="0.0501" calcext:value-type="float">
            <text:p>0.050</text:p>
          </table:table-cell>
          <table:table-cell table:style-name="ce12" table:formula="of:=IF([raw_mem.H44] = 1;&quot;N/A&quot;;[raw_mem.H44])" office:value-type="float" office:value="0.8229" calcext:value-type="float">
            <text:p>0.823</text:p>
          </table:table-cell>
          <table:table-cell table:number-columns-repeated="1020"/>
        </table:table-row>
        <table:table-row table:style-name="ro1">
          <table:table-cell table:style-name="ce3" table:formula="of:=[raw_mem.A45]" office:value-type="string" office:string-value="OT" calcext:value-type="string">
            <text:p>OT</text:p>
          </table:table-cell>
          <table:table-cell table:style-name="ce3" table:formula="of:=[raw_mem.B45]" office:value-type="string" office:string-value="AT" calcext:value-type="string">
            <text:p>AT</text:p>
          </table:table-cell>
          <table:table-cell table:style-name="ce5" table:formula="of:=IF([raw_mem.G45] &gt; 0;[raw_mem.G45];&quot;N/A&quot;)" office:value-type="float" office:value="0.0548" calcext:value-type="float">
            <text:p>0.055</text:p>
          </table:table-cell>
          <table:table-cell table:style-name="ce12" table:formula="of:=IF([raw_mem.H45] = 1;&quot;N/A&quot;;[raw_mem.H45])" office:value-type="float" office:value="0.8149" calcext:value-type="float">
            <text:p>0.815</text:p>
          </table:table-cell>
          <table:table-cell table:number-columns-repeated="1020"/>
        </table:table-row>
        <table:table-row table:style-name="ro1">
          <table:table-cell table:style-name="ce3" table:formula="of:=[raw_mem.A46]" office:value-type="string" office:string-value="OT" calcext:value-type="string">
            <text:p>OT</text:p>
          </table:table-cell>
          <table:table-cell table:style-name="ce3" table:formula="of:=[raw_mem.B46]" office:value-type="string" office:string-value="AOT" calcext:value-type="string">
            <text:p>AOT</text:p>
          </table:table-cell>
          <table:table-cell table:style-name="ce5" table:formula="of:=IF([raw_mem.G46] &gt; 0;[raw_mem.G46];&quot;N/A&quot;)" office:value-type="float" office:value="0.116" calcext:value-type="float">
            <text:p>0.116</text:p>
          </table:table-cell>
          <table:table-cell table:style-name="ce12" table:formula="of:=IF([raw_mem.H46] = 1;&quot;N/A&quot;;[raw_mem.H46])" office:value-type="float" office:value="0.7335" calcext:value-type="float">
            <text:p>0.734</text:p>
          </table:table-cell>
          <table:table-cell table:number-columns-repeated="1020"/>
        </table:table-row>
        <table:table-row table:style-name="ro1">
          <table:table-cell table:style-name="ce3" table:formula="of:=[raw_mem.A47]" office:value-type="string" office:string-value="AT" calcext:value-type="string">
            <text:p>AT</text:p>
          </table:table-cell>
          <table:table-cell table:style-name="ce3" table:formula="of:=[raw_mem.B47]" office:value-type="string" office:string-value="AOT" calcext:value-type="string">
            <text:p>AOT</text:p>
          </table:table-cell>
          <table:table-cell table:style-name="ce5" table:formula="of:=IF([raw_mem.G47] &gt; 0;[raw_mem.G47];&quot;N/A&quot;)" office:value-type="float" office:value="0.1764" calcext:value-type="float">
            <text:p>0.176</text:p>
          </table:table-cell>
          <table:table-cell table:style-name="ce12" table:formula="of:=IF([raw_mem.H47] = 1;&quot;N/A&quot;;[raw_mem.H47])" office:value-type="float" office:value="0.6745" calcext:value-type="float">
            <text:p>0.675</text:p>
          </table:table-cell>
          <table:table-cell table:number-columns-repeated="1020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47">
            <calcext:condition calcext:apply-style-name="Untitled2" calcext:value="&lt;=0.05" calcext:base-cell-address="mem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0:32:33.7738440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09-30T10:33:04.118954748</dc:date>
    <meta:editing-duration>PT1H59M1S</meta:editing-duration>
    <meta:editing-cycles>60</meta:editing-cycles>
    <meta:print-date>2017-09-20T12:50:26.927511832</meta:print-date>
    <meta:document-statistic meta:table-count="8" meta:cell-count="3008" meta:object-count="0"/>
  </office:meta>
</office:document-meta>
</file>